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80.25pt" style:use-optimal-row-height="false" fo:break-before="auto"/>
    </style:style>
    <style:style style:name="ro7" style:family="table-row">
      <style:table-row-properties style:row-height="40.5pt" style:use-optimal-row-height="false" fo:break-before="auto"/>
    </style:style>
    <style:style style:name="ro8" style:family="table-row">
      <style:table-row-properties style:row-height="62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14">
            <text:p>MARGEM DE ERRO PARA O TOTAL DO INDICADOR A1 – COORDENADORES PEDAGÓGICO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3" table:number-rows-spanned="1" table:style-name="ce11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1">
            <text:p>Ensino Superior</text:p>
          </table:table-cell>
          <table:covered-table-cell table:number-columns-repeated="4"/>
          <table:table-cell office:value-type="string" table:number-columns-spanned="1" table:number-rows-spanned="2" table:style-name="ce11">
            <text:p>Curso de especialização</text:p>
          </table:table-cell>
          <table:table-cell office:value-type="string" table:number-columns-spanned="1" table:number-rows-spanned="2" table:style-name="ce11">
            <text:p>Mestrado</text:p>
          </table:table-cell>
          <table:table-cell office:value-type="string" table:number-columns-spanned="1" table:number-rows-spanned="2" table:style-name="ce11">
            <text:p>Doutorado</text:p>
          </table:table-cell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covered-table-cell/>
          <table:covered-table-cell/>
          <table:covered-table-cell/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177.5201396942139" table:style-name="ce5">
            <text:p>7.178</text:p>
          </table:table-cell>
          <table:table-cell office:value-type="float" office:value="3810.2400741577148" table:style-name="ce5">
            <text:p>3.810</text:p>
          </table:table-cell>
          <table:table-cell office:value-type="float" office:value="5880.000114440918" table:style-name="ce5">
            <text:p>5.880</text:p>
          </table:table-cell>
          <table:table-cell office:value-type="float" office:value="6812.960132598877" table:style-name="ce5">
            <text:p>6.813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2657.7600517272949" table:style-name="ce5">
            <text:p>2.658</text:p>
          </table:table-cell>
          <table:table-cell office:value-type="float" office:value="2457.8400478363037" table:style-name="ce5">
            <text:p>2.458</text:p>
          </table:table-cell>
          <table:table-cell office:value-type="float" office:value="5195.9601011276245" table:style-name="ce5">
            <text:p>5.196</text:p>
          </table:table-cell>
          <table:table-cell office:value-type="float" office:value="6646.3601293563843" table:style-name="ce5">
            <text:p>6.646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1211.2800235748291" table:style-name="ce5">
            <text:p>1.21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222.6001405715942" table:style-name="ce5">
            <text:p>7.223</text:p>
          </table:table-cell>
          <table:table-cell office:value-type="float" office:value="3759.2800731658936" table:style-name="ce5">
            <text:p>3.759</text:p>
          </table:table-cell>
          <table:table-cell office:value-type="float" office:value="5809.440113067627" table:style-name="ce5">
            <text:p>5.809</text:p>
          </table:table-cell>
          <table:table-cell office:value-type="float" office:value="6789.4401321411133" table:style-name="ce5">
            <text:p>6.789</text:p>
          </table:table-cell>
          <table:table-cell office:value-type="float" office:value="2761.6400537490845" table:style-name="ce5">
            <text:p>2.762</text:p>
          </table:table-cell>
          <table:table-cell office:value-type="float" office:value="2651.880051612854" table:style-name="ce5">
            <text:p>2.652</text:p>
          </table:table-cell>
          <table:table-cell office:value-type="float" office:value="2353.9600458145142" table:style-name="ce5">
            <text:p>2.354</text:p>
          </table:table-cell>
          <table:table-cell office:value-type="float" office:value="5076.4000988006592" table:style-name="ce5">
            <text:p>5.076</text:p>
          </table:table-cell>
          <table:table-cell office:value-type="float" office:value="6740.440131187439" table:style-name="ce5">
            <text:p>6.740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372.4000072479248" table:style-name="ce5">
            <text:p>37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68.1600227355957" table:style-name="ce5">
            <text:p>1.168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1695.4000329971313" table:style-name="ce5">
            <text:p>1.695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1709.1200332641602" table:style-name="ce5">
            <text:p>1.709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1152.4800224304199" table:style-name="ce5">
            <text:p>1.15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918.0400762557983" table:style-name="ce5">
            <text:p>3.918</text:p>
          </table:table-cell>
          <table:table-cell office:value-type="float" office:value="2616.6000509262085" table:style-name="ce5">
            <text:p>2.617</text:p>
          </table:table-cell>
          <table:table-cell office:value-type="float" office:value="4302.200083732605" table:style-name="ce5">
            <text:p>4.302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1862.000036239624" table:style-name="ce5">
            <text:p>1.862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1607.2000312805176" table:style-name="ce5">
            <text:p>1.607</text:p>
          </table:table-cell>
          <table:table-cell office:value-type="float" office:value="3239.8800630569458" table:style-name="ce5">
            <text:p>3.240</text:p>
          </table:table-cell>
          <table:table-cell office:value-type="float" office:value="4917.6400957107544" table:style-name="ce5">
            <text:p>4.918</text:p>
          </table:table-cell>
          <table:table-cell office:value-type="float" office:value="1703.2400331497192" table:style-name="ce5">
            <text:p>1.703</text:p>
          </table:table-cell>
          <table:table-cell office:value-type="float" office:value="1162.2800226211548" table:style-name="ce5">
            <text:p>1.16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5538.9601078033447" table:style-name="ce5">
            <text:p>5.539</text:p>
          </table:table-cell>
          <table:table-cell office:value-type="float" office:value="2467.6400480270386" table:style-name="ce5">
            <text:p>2.468</text:p>
          </table:table-cell>
          <table:table-cell office:value-type="float" office:value="4584.440089225769" table:style-name="ce5">
            <text:p>4.584</text:p>
          </table:table-cell>
          <table:table-cell office:value-type="float" office:value="4711.8400917053223" table:style-name="ce5">
            <text:p>4.712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1897.2800369262695" table:style-name="ce5">
            <text:p>1.897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341.04000663757324" table:style-name="ce5">
            <text:p>34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386.4800853729248" table:style-name="ce5">
            <text:p>4.386</text:p>
          </table:table-cell>
          <table:table-cell office:value-type="float" office:value="1752.2400341033936" table:style-name="ce5">
            <text:p>1.752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4411.9600858688354" table:style-name="ce5">
            <text:p>4.412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1130.9200220108032" table:style-name="ce5">
            <text:p>1.131</text:p>
          </table:table-cell>
          <table:table-cell office:value-type="float" office:value="1771.8400344848633" table:style-name="ce5">
            <text:p>1.772</text:p>
          </table:table-cell>
          <table:table-cell office:value-type="float" office:value="4419.8000860214233" table:style-name="ce5">
            <text:p>4.42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7.8400001525878906" table:style-name="ce5">
            <text:p>8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352.0000457763672" table:style-name="ce5">
            <text:p>2.352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2555.8400497436523" table:style-name="ce5">
            <text:p>2.556</text:p>
          </table:table-cell>
          <table:table-cell office:value-type="float" office:value="3153.640061378479" table:style-name="ce5">
            <text:p>3.154</text:p>
          </table:table-cell>
          <table:table-cell office:value-type="float" office:value="1307.3200254440308" table:style-name="ce5">
            <text:p>1.30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1891.4000368118286" table:style-name="ce5">
            <text:p>1.891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150.92000293731689" table:style-name="ce5">
            <text:p>15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488.8000679016113" table:style-name="ce5">
            <text:p>3.489</text:p>
          </table:table-cell>
          <table:table-cell office:value-type="float" office:value="1716.960033416748" table:style-name="ce5">
            <text:p>1.717</text:p>
          </table:table-cell>
          <table:table-cell office:value-type="float" office:value="2914.5200567245483" table:style-name="ce5">
            <text:p>2.915</text:p>
          </table:table-cell>
          <table:table-cell office:value-type="float" office:value="3635.8000707626343" table:style-name="ce5">
            <text:p>3.636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2193.2400426864624" table:style-name="ce5">
            <text:p>2.193</text:p>
          </table:table-cell>
          <table:table-cell office:value-type="float" office:value="1209.3200235366821" table:style-name="ce5">
            <text:p>1.209</text:p>
          </table:table-cell>
          <table:table-cell office:value-type="float" office:value="2734.2000532150269" table:style-name="ce5">
            <text:p>2.734</text:p>
          </table:table-cell>
          <table:table-cell office:value-type="float" office:value="3884.7200756072998" table:style-name="ce5">
            <text:p>3.885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497.4001264572144" table:style-name="ce5">
            <text:p>6.497</text:p>
          </table:table-cell>
          <table:table-cell office:value-type="float" office:value="3441.760066986084" table:style-name="ce5">
            <text:p>3.442</text:p>
          </table:table-cell>
          <table:table-cell office:value-type="float" office:value="5133.2400999069214" table:style-name="ce5">
            <text:p>5.133</text:p>
          </table:table-cell>
          <table:table-cell office:value-type="float" office:value="5964.2801160812378" table:style-name="ce5">
            <text:p>5.964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1568.0000305175781" table:style-name="ce5">
            <text:p>1.568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4374.720085144043" table:style-name="ce5">
            <text:p>4.375</text:p>
          </table:table-cell>
          <table:table-cell office:value-type="float" office:value="5889.8001146316528" table:style-name="ce5">
            <text:p>5.890</text:p>
          </table:table-cell>
          <table:table-cell office:value-type="float" office:value="1718.920033454895" table:style-name="ce5">
            <text:p>1.719</text:p>
          </table:table-cell>
          <table:table-cell office:value-type="float" office:value="1201.4800233840942" table:style-name="ce5">
            <text:p>1.20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749.4800729751587" table:style-name="ce5">
            <text:p>3.749</text:p>
          </table:table-cell>
          <table:table-cell office:value-type="float" office:value="1856.1200361251831" table:style-name="ce5">
            <text:p>1.856</text:p>
          </table:table-cell>
          <table:table-cell office:value-type="float" office:value="3363.3600654602051" table:style-name="ce5">
            <text:p>3.363</text:p>
          </table:table-cell>
          <table:table-cell office:value-type="float" office:value="4149.3200807571411" table:style-name="ce5">
            <text:p>4.149</text:p>
          </table:table-cell>
          <table:table-cell office:value-type="float" office:value="2293.200044631958" table:style-name="ce5">
            <text:p>2.293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1738.5200338363647" table:style-name="ce5">
            <text:p>1.739</text:p>
          </table:table-cell>
          <table:table-cell office:value-type="float" office:value="2875.3200559616089" table:style-name="ce5">
            <text:p>2.875</text:p>
          </table:table-cell>
          <table:table-cell office:value-type="float" office:value="3880.8000755310059" table:style-name="ce5">
            <text:p>3.881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150.92000293731689" table:style-name="ce5">
            <text:p>15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2714.6000528335571" table:style-name="ce5">
            <text:p>2.715</text:p>
          </table:table-cell>
          <table:table-cell office:value-type="float" office:value="4852.9600944519043" table:style-name="ce5">
            <text:p>4.853</text:p>
          </table:table-cell>
          <table:table-cell office:value-type="float" office:value="5072.4800987243652" table:style-name="ce5">
            <text:p>5.072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2649.920051574707" table:style-name="ce5">
            <text:p>2.650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4108.1600799560547" table:style-name="ce5">
            <text:p>4.108</text:p>
          </table:table-cell>
          <table:table-cell office:value-type="float" office:value="5221.4401016235352" table:style-name="ce5">
            <text:p>5.221</text:p>
          </table:table-cell>
          <table:table-cell office:value-type="float" office:value="1105.4400215148926" table:style-name="ce5">
            <text:p>1.105</text:p>
          </table:table-cell>
          <table:table-cell office:value-type="float" office:value="339.08000659942627" table:style-name="ce5">
            <text:p>33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155.200080871582" table:style-name="ce5">
            <text:p>4.155</text:p>
          </table:table-cell>
          <table:table-cell office:value-type="float" office:value="2271.6400442123413" table:style-name="ce5">
            <text:p>2.272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4217.9200820922852" table:style-name="ce5">
            <text:p>4.218</text:p>
          </table:table-cell>
          <table:table-cell office:value-type="float" office:value="1326.9200258255005" table:style-name="ce5">
            <text:p>1.327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2340.2400455474854" table:style-name="ce5">
            <text:p>2.340</text:p>
          </table:table-cell>
          <table:table-cell office:value-type="float" office:value="4298.280083656311" table:style-name="ce5">
            <text:p>4.298</text:p>
          </table:table-cell>
          <table:table-cell office:value-type="float" office:value="1326.9200258255005" table:style-name="ce5">
            <text:p>1.327</text:p>
          </table:table-cell>
          <table:table-cell office:value-type="float" office:value="1152.4800224304199" table:style-name="ce5">
            <text:p>1.15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156.4000225067139" table:style-name="ce5">
            <text:p>1.156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50.92000293731689" table:style-name="ce5">
            <text:p>15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25.480000495910645" table:style-name="ce5">
            <text:p>2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12.520058631897" table:style-name="ce5">
            <text:p>3.013</text:p>
          </table:table-cell>
          <table:table-cell office:value-type="float" office:value="2101.1200408935547" table:style-name="ce5">
            <text:p>2.101</text:p>
          </table:table-cell>
          <table:table-cell office:value-type="float" office:value="3492.7200679779053" table:style-name="ce5">
            <text:p>3.493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1303.4000253677368" table:style-name="ce5">
            <text:p>1.303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1742.4400339126587" table:style-name="ce5">
            <text:p>1.742</text:p>
          </table:table-cell>
          <table:table-cell office:value-type="float" office:value="1127.0000219345093" table:style-name="ce5">
            <text:p>1.127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50.5201177597046" table:style-name="ce5">
            <text:p>6.051</text:p>
          </table:table-cell>
          <table:table-cell office:value-type="float" office:value="2730.2800531387329" table:style-name="ce5">
            <text:p>2.730</text:p>
          </table:table-cell>
          <table:table-cell office:value-type="float" office:value="4155.200080871582" table:style-name="ce5">
            <text:p>4.155</text:p>
          </table:table-cell>
          <table:table-cell office:value-type="float" office:value="5127.3600997924805" table:style-name="ce5">
            <text:p>5.127</text:p>
          </table:table-cell>
          <table:table-cell office:value-type="float" office:value="2014.8800392150879" table:style-name="ce5">
            <text:p>2.015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1842.4000358581543" table:style-name="ce5">
            <text:p>1.842</text:p>
          </table:table-cell>
          <table:table-cell office:value-type="float" office:value="4249.2800827026367" table:style-name="ce5">
            <text:p>4.249</text:p>
          </table:table-cell>
          <table:table-cell office:value-type="float" office:value="5099.9200992584229" table:style-name="ce5">
            <text:p>5.100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413.56000804901123" table:style-name="ce5">
            <text:p>41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2038.4000396728516" table:style-name="ce5">
            <text:p>2.038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652.68001270294189" table:style-name="ce5">
            <text:p>653</text:p>
          </table:table-cell>
          <table:table-cell office:value-type="float" office:value="1307.3200254440308" table:style-name="ce5">
            <text:p>1.307</text:p>
          </table:table-cell>
          <table:table-cell office:value-type="float" office:value="1920.8000373840332" table:style-name="ce5">
            <text:p>1.921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88.160099029541" table:style-name="ce5">
            <text:p>5.088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4641.2800903320313" table:style-name="ce5">
            <text:p>4.641</text:p>
          </table:table-cell>
          <table:table-cell office:value-type="float" office:value="5486.0401067733765" table:style-name="ce5">
            <text:p>5.486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1856.1200361251831" table:style-name="ce5">
            <text:p>1.856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4555.0400886535645" table:style-name="ce5">
            <text:p>4.555</text:p>
          </table:table-cell>
          <table:table-cell office:value-type="float" office:value="5403.7201051712036" table:style-name="ce5">
            <text:p>5.404</text:p>
          </table:table-cell>
          <table:table-cell office:value-type="float" office:value="1034.8800201416016" table:style-name="ce5">
            <text:p>1.035</text:p>
          </table:table-cell>
          <table:table-cell office:value-type="float" office:value="339.08000659942627" table:style-name="ce5">
            <text:p>33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12.6400527954102" table:style-name="ce5">
            <text:p>2.713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3479.0000677108765" table:style-name="ce5">
            <text:p>3.479</text:p>
          </table:table-cell>
          <table:table-cell office:value-type="float" office:value="3277.1200637817383" table:style-name="ce5">
            <text:p>3.277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1954.1200380325317" table:style-name="ce5">
            <text:p>1.954</text:p>
          </table:table-cell>
          <table:table-cell office:value-type="float" office:value="1697.3600330352783" table:style-name="ce5">
            <text:p>1.697</text:p>
          </table:table-cell>
          <table:table-cell office:value-type="float" office:value="2489.2000484466553" table:style-name="ce5">
            <text:p>2.489</text:p>
          </table:table-cell>
          <table:table-cell office:value-type="float" office:value="3702.4400720596313" table:style-name="ce5">
            <text:p>3.702</text:p>
          </table:table-cell>
          <table:table-cell office:value-type="float" office:value="1323.0000257492065" table:style-name="ce5">
            <text:p>1.323</text:p>
          </table:table-cell>
          <table:table-cell office:value-type="float" office:value="1085.8400211334229" table:style-name="ce5">
            <text:p>1.086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280.2401027679443" table:style-name="ce5">
            <text:p>5.280</text:p>
          </table:table-cell>
          <table:table-cell office:value-type="float" office:value="3173.2400617599487" table:style-name="ce5">
            <text:p>3.173</text:p>
          </table:table-cell>
          <table:table-cell office:value-type="float" office:value="5119.5200996398926" table:style-name="ce5">
            <text:p>5.120</text:p>
          </table:table-cell>
          <table:table-cell office:value-type="float" office:value="5607.5601091384888" table:style-name="ce5">
            <text:p>5.608</text:p>
          </table:table-cell>
          <table:table-cell office:value-type="float" office:value="1605.2400312423706" table:style-name="ce5">
            <text:p>1.605</text:p>
          </table:table-cell>
          <table:table-cell office:value-type="float" office:value="2653.840051651001" table:style-name="ce5">
            <text:p>2.654</text:p>
          </table:table-cell>
          <table:table-cell office:value-type="float" office:value="2254.0000438690186" table:style-name="ce5">
            <text:p>2.254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5554.6401081085205" table:style-name="ce5">
            <text:p>5.555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1138.7600221633911" table:style-name="ce5">
            <text:p>1.13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93.84010887146" table:style-name="ce5">
            <text:p>5.594</text:p>
          </table:table-cell>
          <table:table-cell office:value-type="float" office:value="2259.8800439834595" table:style-name="ce5">
            <text:p>2.260</text:p>
          </table:table-cell>
          <table:table-cell office:value-type="float" office:value="3428.0400667190552" table:style-name="ce5">
            <text:p>3.428</text:p>
          </table:table-cell>
          <table:table-cell office:value-type="float" office:value="4786.3200931549072" table:style-name="ce5">
            <text:p>4.786</text:p>
          </table:table-cell>
          <table:table-cell office:value-type="float" office:value="2416.6800470352173" table:style-name="ce5">
            <text:p>2.417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4845.1200942993164" table:style-name="ce5">
            <text:p>4.845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413.56000804901123" table:style-name="ce5">
            <text:p>41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6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4">
            <text:p>MARGEM DE ERRO PARA O TOTAL DO INDICADOR B1A – COORDENADORES PEDAGÓGICO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416.6401443481445" table:style-name="ce5">
            <text:p>7.417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602.8401479721069" table:style-name="ce5">
            <text:p>7.603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99.2400369644165" table:style-name="ce5">
            <text:p>1.8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129.3200998306274" table:style-name="ce5">
            <text:p>5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307.280122756958" table:style-name="ce5">
            <text:p>6.3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580.5200891494751" table:style-name="ce5">
            <text:p>4.581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165.4000616073608" table:style-name="ce5">
            <text:p>3.1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016.040078163147" table:style-name="ce5">
            <text:p>4.0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014.8401365280151" table:style-name="ce5">
            <text:p>7.015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315.1201229095459" table:style-name="ce5">
            <text:p>6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604.0400896072388" table:style-name="ce5">
            <text:p>4.604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34.8400220870972" table:style-name="ce5">
            <text:p>1.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74.1201143264771" table:style-name="ce5">
            <text:p>5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689.8801107406616" table:style-name="ce5">
            <text:p>5.690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894.5200757980347" table:style-name="ce5">
            <text:p>3.8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691.8401107788086" table:style-name="ce5">
            <text:p>5.692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154.4001197814941" table:style-name="ce5">
            <text:p>6.1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6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4">
            <text:p>MARGEM DE ERRO PARA O TOTAL D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422.5201444625854" table:style-name="ce5">
            <text:p>7.423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235.20000457763672" table:style-name="ce5">
            <text:p>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595.000147819519" table:style-name="ce5">
            <text:p>7.595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99.2400369644165" table:style-name="ce5">
            <text:p>1.899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129.3200998306274" table:style-name="ce5">
            <text:p>5.129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285.7201223373413" table:style-name="ce5">
            <text:p>6.286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570.7200889587402" table:style-name="ce5">
            <text:p>4.571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083.080060005188" table:style-name="ce5">
            <text:p>3.083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029.7600784301758" table:style-name="ce5">
            <text:p>4.030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014.8401365280151" table:style-name="ce5">
            <text:p>7.015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313.1601228713989" table:style-name="ce5">
            <text:p>6.313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604.0400896072388" table:style-name="ce5">
            <text:p>4.604</text:p>
          </table:table-cell>
          <table:table-cell office:value-type="float" office:value="0" table:style-name="ce5">
            <text:p>0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42.6800222396851" table:style-name="ce5">
            <text:p>1.143</text:p>
          </table:table-cell>
          <table:table-cell office:value-type="float" office:value="0" table:style-name="ce5">
            <text:p>0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0" table:style-name="ce5">
            <text:p>0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55.3600730895996" table:style-name="ce5">
            <text:p>3.755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76.080114364624" table:style-name="ce5">
            <text:p>5.876</text:p>
          </table:table-cell>
          <table:table-cell office:value-type="float" office:value="0" table:style-name="ce5">
            <text:p>0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95.2800388336182" table:style-name="ce5">
            <text:p>1.995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660.480110168457" table:style-name="ce5">
            <text:p>5.660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896.4800758361816" table:style-name="ce5">
            <text:p>3.896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678.1201105117798" table:style-name="ce5">
            <text:p>5.678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.60000419616699" table:style-name="ce5">
            <text:p>2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148.5201196670532" table:style-name="ce5">
            <text:p>6.149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6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4">
            <text:p>MARGEM DE ERRO PARA O TOTAL D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744.3601312637329" table:style-name="ce5">
            <text:p>6.744</text:p>
          </table:table-cell>
          <table:table-cell office:value-type="float" office:value="4670.6800909042358" table:style-name="ce5">
            <text:p>4.671</text:p>
          </table:table-cell>
          <table:table-cell office:value-type="float" office:value="740.88001441955566" table:style-name="ce5">
            <text:p>741</text:p>
          </table:table-cell>
          <table:table-cell office:value-type="string" table:style-name="ce5">
            <text:p>-</text:p>
          </table:table-cell>
          <table:table-cell office:value-type="float" office:value="6750.2401313781738" table:style-name="ce5">
            <text:p>6.750</text:p>
          </table:table-cell>
          <table:table-cell office:value-type="float" office:value="5454.6801061630249" table:style-name="ce5">
            <text:p>5.455</text:p>
          </table:table-cell>
          <table:table-cell office:value-type="float" office:value="1044.6800203323364" table:style-name="ce5">
            <text:p>1.045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795.3201322555542" table:style-name="ce5">
            <text:p>6.795</text:p>
          </table:table-cell>
          <table:table-cell office:value-type="float" office:value="4496.2400875091553" table:style-name="ce5">
            <text:p>4.496</text:p>
          </table:table-cell>
          <table:table-cell office:value-type="float" office:value="719.32001399993896" table:style-name="ce5">
            <text:p>719</text:p>
          </table:table-cell>
          <table:table-cell office:value-type="string" table:style-name="ce5">
            <text:p>-</text:p>
          </table:table-cell>
          <table:table-cell office:value-type="float" office:value="6730.6401309967041" table:style-name="ce5">
            <text:p>6.731</text:p>
          </table:table-cell>
          <table:table-cell office:value-type="float" office:value="5307.680103302002" table:style-name="ce5">
            <text:p>5.308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50.1600399017334" table:style-name="ce5">
            <text:p>2.050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1422.9600276947021" table:style-name="ce5">
            <text:p>1.423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1877.6800365447998" table:style-name="ce5">
            <text:p>1.878</text:p>
          </table:table-cell>
          <table:table-cell office:value-type="float" office:value="703.64001369476318" table:style-name="ce5">
            <text:p>704</text:p>
          </table:table-cell>
          <table:table-cell office:value-type="string" table:style-name="ce5">
            <text:p>-</text:p>
          </table:table-cell>
          <table:table-cell office:value-type="float" office:value="4723.6000919342041" table:style-name="ce5">
            <text:p>4.724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988.2000970840454" table:style-name="ce5">
            <text:p>4.988</text:p>
          </table:table-cell>
          <table:table-cell office:value-type="float" office:value="4031.7200784683228" table:style-name="ce5">
            <text:p>4.032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4398.2400856018066" table:style-name="ce5">
            <text:p>4.398</text:p>
          </table:table-cell>
          <table:table-cell office:value-type="float" office:value="4751.0400924682617" table:style-name="ce5">
            <text:p>4.751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341.4000844955444" table:style-name="ce5">
            <text:p>4.341</text:p>
          </table:table-cell>
          <table:table-cell office:value-type="float" office:value="1640.5200319290161" table:style-name="ce5">
            <text:p>1.641</text:p>
          </table:table-cell>
          <table:table-cell office:value-type="float" office:value="96.0400018692016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4357.0800848007202" table:style-name="ce5">
            <text:p>4.357</text:p>
          </table:table-cell>
          <table:table-cell office:value-type="float" office:value="1691.4800329208374" table:style-name="ce5">
            <text:p>1.691</text:p>
          </table:table-cell>
          <table:table-cell office:value-type="float" office:value="503.72000980377197" table:style-name="ce5">
            <text:p>504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873.3600559234619" table:style-name="ce5">
            <text:p>2.873</text:p>
          </table:table-cell>
          <table:table-cell office:value-type="float" office:value="1483.7200288772583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0" table:style-name="ce5">
            <text:p>0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463.3200674057007" table:style-name="ce5">
            <text:p>3.463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695.80001354217529" table:style-name="ce5">
            <text:p>696</text:p>
          </table:table-cell>
          <table:table-cell office:value-type="string" table:style-name="ce5">
            <text:p>-</text:p>
          </table:table-cell>
          <table:table-cell office:value-type="float" office:value="3173.2400617599487" table:style-name="ce5">
            <text:p>3.173</text:p>
          </table:table-cell>
          <table:table-cell office:value-type="float" office:value="2632.2800512313843" table:style-name="ce5">
            <text:p>2.632</text:p>
          </table:table-cell>
          <table:table-cell office:value-type="float" office:value="852.60001659393311" table:style-name="ce5">
            <text:p>85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309.240122795105" table:style-name="ce5">
            <text:p>6.309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252.84000492095947" table:style-name="ce5">
            <text:p>253</text:p>
          </table:table-cell>
          <table:table-cell office:value-type="string" table:style-name="ce5">
            <text:p>-</text:p>
          </table:table-cell>
          <table:table-cell office:value-type="float" office:value="5934.8801155090332" table:style-name="ce5">
            <text:p>5.935</text:p>
          </table:table-cell>
          <table:table-cell office:value-type="float" office:value="4786.3200931549072" table:style-name="ce5">
            <text:p>4.786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159.120080947876" table:style-name="ce5">
            <text:p>4.159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47.040000915527344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4106.2000799179077" table:style-name="ce5">
            <text:p>4.106</text:p>
          </table:table-cell>
          <table:table-cell office:value-type="float" office:value="1922.7600374221802" table:style-name="ce5">
            <text:p>1.923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050.9200983047485" table:style-name="ce5">
            <text:p>5.051</text:p>
          </table:table-cell>
          <table:table-cell office:value-type="float" office:value="3959.2000770568848" table:style-name="ce5">
            <text:p>3.959</text:p>
          </table:table-cell>
          <table:table-cell office:value-type="float" office:value="738.92001438140869" table:style-name="ce5">
            <text:p>739</text:p>
          </table:table-cell>
          <table:table-cell office:value-type="string" table:style-name="ce5">
            <text:p>-</text:p>
          </table:table-cell>
          <table:table-cell office:value-type="float" office:value="4874.520094871521" table:style-name="ce5">
            <text:p>4.875</text:p>
          </table:table-cell>
          <table:table-cell office:value-type="float" office:value="4384.5200853347778" table:style-name="ce5">
            <text:p>4.385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537.4000883102417" table:style-name="ce5">
            <text:p>4.537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31.7600765228271" table:style-name="ce5">
            <text:p>3.932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43.1200008392333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90.6800718307495" table:style-name="ce5">
            <text:p>3.691</text:p>
          </table:table-cell>
          <table:table-cell office:value-type="float" office:value="2669.5200519561768" table:style-name="ce5">
            <text:p>2.670</text:p>
          </table:table-cell>
          <table:table-cell office:value-type="float" office:value="689.92001342773438" table:style-name="ce5">
            <text:p>690</text:p>
          </table:table-cell>
          <table:table-cell office:value-type="string" table:style-name="ce5">
            <text:p>-</text:p>
          </table:table-cell>
          <table:table-cell office:value-type="float" office:value="3535.8400688171387" table:style-name="ce5">
            <text:p>3.536</text:p>
          </table:table-cell>
          <table:table-cell office:value-type="float" office:value="3132.0800609588623" table:style-name="ce5">
            <text:p>3.132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066.6000986099243" table:style-name="ce5">
            <text:p>5.067</text:p>
          </table:table-cell>
          <table:table-cell office:value-type="float" office:value="3633.8400707244873" table:style-name="ce5">
            <text:p>3.634</text:p>
          </table:table-cell>
          <table:table-cell office:value-type="float" office:value="252.84000492095947" table:style-name="ce5">
            <text:p>253</text:p>
          </table:table-cell>
          <table:table-cell office:value-type="string" table:style-name="ce5">
            <text:p>-</text:p>
          </table:table-cell>
          <table:table-cell office:value-type="float" office:value="5244.9601020812988" table:style-name="ce5">
            <text:p>5.245</text:p>
          </table:table-cell>
          <table:table-cell office:value-type="float" office:value="4116.0000801086426" table:style-name="ce5">
            <text:p>4.116</text:p>
          </table:table-cell>
          <table:table-cell office:value-type="float" office:value="564.48001098632813" table:style-name="ce5">
            <text:p>56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370.4001045227051" table:style-name="ce5">
            <text:p>5.370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713.44001388549805" table:style-name="ce5">
            <text:p>713</text:p>
          </table:table-cell>
          <table:table-cell office:value-type="string" table:style-name="ce5">
            <text:p>-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3226.160062789917" table:style-name="ce5">
            <text:p>3.226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06.4400682449341" table:style-name="ce5">
            <text:p>3.506</text:p>
          </table:table-cell>
          <table:table-cell office:value-type="float" office:value="2012.9200391769409" table:style-name="ce5">
            <text:p>2.013</text:p>
          </table:table-cell>
          <table:table-cell office:value-type="float" office:value="201.88000392913818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2579.360050201416" table:style-name="ce5">
            <text:p>2.579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556.6001081466675" table:style-name="ce5">
            <text:p>5.557</text:p>
          </table:table-cell>
          <table:table-cell office:value-type="float" office:value="3063.4800596237183" table:style-name="ce5">
            <text:p>3.063</text:p>
          </table:table-cell>
          <table:table-cell office:value-type="float" office:value="740.88001441955566" table:style-name="ce5">
            <text:p>741</text:p>
          </table:table-cell>
          <table:table-cell office:value-type="string" table:style-name="ce5">
            <text:p>-</text:p>
          </table:table-cell>
          <table:table-cell office:value-type="float" office:value="5444.88010597229" table:style-name="ce5">
            <text:p>5.445</text:p>
          </table:table-cell>
          <table:table-cell office:value-type="float" office:value="3992.5200777053833" table:style-name="ce5">
            <text:p>3.993</text:p>
          </table:table-cell>
          <table:table-cell office:value-type="float" office:value="1044.6800203323364" table:style-name="ce5">
            <text:p>1.045</text:p>
          </table:table-cell>
          <table:table-cell office:value-type="float" office:value="92.120001792907715" table:style-name="ce5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97.9600992202759" table:style-name="ce5">
            <text:p>5.098</text:p>
          </table:table-cell>
          <table:table-cell office:value-type="float" office:value="3571.1200695037842" table:style-name="ce5">
            <text:p>3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31.3600959777832" table:style-name="ce5">
            <text:p>4.931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6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4">
            <text:p>MARGEM DE ERRO PARA O TOTAL D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6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25.7200841903687" table:style-name="ce5">
            <text:p>4.326</text:p>
          </table:table-cell>
          <table:table-cell office:value-type="float" office:value="2583.28005027771" table:style-name="ce5">
            <text:p>2.583</text:p>
          </table:table-cell>
          <table:table-cell office:value-type="float" office:value="2481.3600482940674" table:style-name="ce5">
            <text:p>2.481</text:p>
          </table:table-cell>
          <table:table-cell office:value-type="float" office:value="5793.7601127624512" table:style-name="ce5">
            <text:p>5.794</text:p>
          </table:table-cell>
          <table:table-cell office:value-type="float" office:value="2071.7200403213501" table:style-name="ce5">
            <text:p>2.072</text:p>
          </table:table-cell>
          <table:table-cell office:value-type="float" office:value="4688.3200912475586" table:style-name="ce5">
            <text:p>4.688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70.52000331878662" table:style-name="ce5">
            <text:p>17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149.3200807571411" table:style-name="ce5">
            <text:p>4.149</text:p>
          </table:table-cell>
          <table:table-cell office:value-type="float" office:value="2528.4000492095947" table:style-name="ce5">
            <text:p>2.528</text:p>
          </table:table-cell>
          <table:table-cell office:value-type="float" office:value="2371.6000461578369" table:style-name="ce5">
            <text:p>2.372</text:p>
          </table:table-cell>
          <table:table-cell office:value-type="float" office:value="5787.8801126480103" table:style-name="ce5">
            <text:p>5.788</text:p>
          </table:table-cell>
          <table:table-cell office:value-type="float" office:value="2020.7600393295288" table:style-name="ce5">
            <text:p>2.021</text:p>
          </table:table-cell>
          <table:table-cell office:value-type="float" office:value="4486.4400873184204" table:style-name="ce5">
            <text:p>4.486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70.52000331878662" table:style-name="ce5">
            <text:p>1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764.40001487731934" table:style-name="ce5">
            <text:p>764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263.4000635147095" table:style-name="ce5">
            <text:p>3.263</text:p>
          </table:table-cell>
          <table:table-cell office:value-type="float" office:value="1501.3600292205811" table:style-name="ce5">
            <text:p>1.501</text:p>
          </table:table-cell>
          <table:table-cell office:value-type="float" office:value="1248.5200242996216" table:style-name="ce5">
            <text:p>1.249</text:p>
          </table:table-cell>
          <table:table-cell office:value-type="float" office:value="3149.7200613021851" table:style-name="ce5">
            <text:p>3.150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2455.8800477981567" table:style-name="ce5">
            <text:p>2.456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822.4000549316406" table:style-name="ce5">
            <text:p>2.822</text:p>
          </table:table-cell>
          <table:table-cell office:value-type="float" office:value="1305.3600254058838" table:style-name="ce5">
            <text:p>1.305</text:p>
          </table:table-cell>
          <table:table-cell office:value-type="float" office:value="1266.1600246429443" table:style-name="ce5">
            <text:p>1.266</text:p>
          </table:table-cell>
          <table:table-cell office:value-type="float" office:value="3996.4400777816772" table:style-name="ce5">
            <text:p>3.996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3686.7600717544556" table:style-name="ce5">
            <text:p>3.687</text:p>
          </table:table-cell>
          <table:table-cell office:value-type="float" office:value="0" table:style-name="ce5">
            <text:p>0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417.0800275802612" table:style-name="ce5">
            <text:p>1.417</text:p>
          </table:table-cell>
          <table:table-cell office:value-type="float" office:value="1765.9600343704224" table:style-name="ce5">
            <text:p>1.766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2969.4000577926636" table:style-name="ce5">
            <text:p>2.969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2081.520040512085" table:style-name="ce5">
            <text:p>2.082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64.6400032043457" table:style-name="ce5">
            <text:p>16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1626.8000316619873" table:style-name="ce5">
            <text:p>1.627</text:p>
          </table:table-cell>
          <table:table-cell office:value-type="float" office:value="1470.0000286102295" table:style-name="ce5">
            <text:p>1.470</text:p>
          </table:table-cell>
          <table:table-cell office:value-type="float" office:value="978.04001903533936" table:style-name="ce5">
            <text:p>978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64.6400032043457" table:style-name="ce5">
            <text:p>1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479.4000482559204" table:style-name="ce5">
            <text:p>2.479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2191.2800426483154" table:style-name="ce5">
            <text:p>2.191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2146.2000417709351" table:style-name="ce5">
            <text:p>2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24.20006275177" table:style-name="ce5">
            <text:p>3.224</text:p>
          </table:table-cell>
          <table:table-cell office:value-type="float" office:value="2428.4400472640991" table:style-name="ce5">
            <text:p>2.428</text:p>
          </table:table-cell>
          <table:table-cell office:value-type="float" office:value="2199.1200428009033" table:style-name="ce5">
            <text:p>2.199</text:p>
          </table:table-cell>
          <table:table-cell office:value-type="float" office:value="5178.3201007843018" table:style-name="ce5">
            <text:p>5.178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3980.7600774765015" table:style-name="ce5">
            <text:p>3.981</text:p>
          </table:table-cell>
          <table:table-cell office:value-type="float" office:value="190.12000370025635" table:style-name="ce5">
            <text:p>190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2685.2000522613525" table:style-name="ce5">
            <text:p>2.685</text:p>
          </table:table-cell>
          <table:table-cell office:value-type="float" office:value="1470.0000286102295" table:style-name="ce5">
            <text:p>1.470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64.6400032043457" table:style-name="ce5">
            <text:p>1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989.0000581741333" table:style-name="ce5">
            <text:p>2.989</text:p>
          </table:table-cell>
          <table:table-cell office:value-type="float" office:value="1669.9200325012207" table:style-name="ce5">
            <text:p>1.670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3951.3600769042969" table:style-name="ce5">
            <text:p>3.951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3965.0800771713257" table:style-name="ce5">
            <text:p>3.965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3.92000007629394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3494.6800680160522" table:style-name="ce5">
            <text:p>3.495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1654.2400321960449" table:style-name="ce5">
            <text:p>1.654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838.8800163269043" table:style-name="ce5">
            <text:p>839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478.24000930786133" table:style-name="ce5">
            <text:p>47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9.000000953674316" table:style-name="ce5">
            <text:p>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14.8000431060791" table:style-name="ce5">
            <text:p>2.215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2918.4400568008423" table:style-name="ce5">
            <text:p>2.918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71.200065612793" table:style-name="ce5">
            <text:p>3.371</text:p>
          </table:table-cell>
          <table:table-cell office:value-type="float" office:value="2050.1600399017334" table:style-name="ce5">
            <text:p>2.050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4841.2000942230225" table:style-name="ce5">
            <text:p>4.841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52.4400243759155" table:style-name="ce5">
            <text:p>1.252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33.9200668334961" table:style-name="ce5">
            <text:p>3.434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1658.1600322723389" table:style-name="ce5">
            <text:p>1.658</text:p>
          </table:table-cell>
          <table:table-cell office:value-type="float" office:value="2495.0800485610962" table:style-name="ce5">
            <text:p>2.495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3584.840069770813" table:style-name="ce5">
            <text:p>3.585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1309.2800254821777" table:style-name="ce5">
            <text:p>1.309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944.72001838684082" table:style-name="ce5">
            <text:p>945</text:p>
          </table:table-cell>
          <table:table-cell office:value-type="float" office:value="2181.4800424575806" table:style-name="ce5">
            <text:p>2.181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239.4800825119019" table:style-name="ce5">
            <text:p>4.239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2075.640040397644" table:style-name="ce5">
            <text:p>2.076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9.000000953674316" table:style-name="ce5">
            <text:p>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1177.9600229263306" table:style-name="ce5">
            <text:p>1.178</text:p>
          </table:table-cell>
          <table:table-cell office:value-type="float" office:value="1405.3200273513794" table:style-name="ce5">
            <text:p>1.405</text:p>
          </table:table-cell>
          <table:table-cell office:value-type="float" office:value="5109.7200994491577" table:style-name="ce5">
            <text:p>5.110</text:p>
          </table:table-cell>
          <table:table-cell office:value-type="float" office:value="1640.5200319290161" table:style-name="ce5">
            <text:p>1.641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6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4">
            <text:p>MARGEM DE ERRO PARA O TOTAL D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105.4001188278198" table:style-name="ce5">
            <text:p>6.105</text:p>
          </table:table-cell>
          <table:table-cell office:value-type="float" office:value="6450.360125541687" table:style-name="ce5">
            <text:p>6.450</text:p>
          </table:table-cell>
          <table:table-cell office:value-type="float" office:value="942.76001834869385" table:style-name="ce5">
            <text:p>943</text:p>
          </table:table-cell>
          <table:table-cell office:value-type="float" office:value="166.60000324249268" table:style-name="ce5">
            <text:p>16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83.8801164627075" table:style-name="ce5">
            <text:p>5.984</text:p>
          </table:table-cell>
          <table:table-cell office:value-type="float" office:value="6352.3601236343384" table:style-name="ce5">
            <text:p>6.352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166.60000324249268" table:style-name="ce5">
            <text:p>16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654.2400321960449" table:style-name="ce5">
            <text:p>1.654</text:p>
          </table:table-cell>
          <table:table-cell office:value-type="float" office:value="1809.0800352096558" table:style-name="ce5">
            <text:p>1.809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349.6400651931763" table:style-name="ce5">
            <text:p>3.350</text:p>
          </table:table-cell>
          <table:table-cell office:value-type="float" office:value="4249.2800827026367" table:style-name="ce5">
            <text:p>4.249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25.480000495910645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835.7200746536255" table:style-name="ce5">
            <text:p>3.836</text:p>
          </table:table-cell>
          <table:table-cell office:value-type="float" office:value="5176.3601007461548" table:style-name="ce5">
            <text:p>5.176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006.2400779724121" table:style-name="ce5">
            <text:p>4.006</text:p>
          </table:table-cell>
          <table:table-cell office:value-type="float" office:value="2559.7600498199463" table:style-name="ce5">
            <text:p>2.560</text:p>
          </table:table-cell>
          <table:table-cell office:value-type="float" office:value="576.24001121520996" table:style-name="ce5">
            <text:p>576</text:p>
          </table:table-cell>
          <table:table-cell office:value-type="float" office:value="164.6400032043457" table:style-name="ce5">
            <text:p>16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2420.6000471115112" table:style-name="ce5">
            <text:p>2.421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64.6400032043457" table:style-name="ce5">
            <text:p>1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61.8800420761108" table:style-name="ce5">
            <text:p>2.162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5.480000495910645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352.7601041793823" table:style-name="ce5">
            <text:p>5.353</text:p>
          </table:table-cell>
          <table:table-cell office:value-type="float" office:value="5552.6801080703735" table:style-name="ce5">
            <text:p>5.553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020.3600587844849" table:style-name="ce5">
            <text:p>3.020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164.6400032043457" table:style-name="ce5">
            <text:p>1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47.4400768280029" table:style-name="ce5">
            <text:p>3.947</text:p>
          </table:table-cell>
          <table:table-cell office:value-type="float" office:value="5366.4801044464111" table:style-name="ce5">
            <text:p>5.366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25.480000495910645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835.7200746536255" table:style-name="ce5">
            <text:p>3.836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952.56001853942871" table:style-name="ce5">
            <text:p>953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25.480000495910645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10.5200605392456" table:style-name="ce5">
            <text:p>3.111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64.6400032043457" table:style-name="ce5">
            <text:p>1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711.8400917053223" table:style-name="ce5">
            <text:p>4.712</text:p>
          </table:table-cell>
          <table:table-cell office:value-type="float" office:value="5007.8000974655151" table:style-name="ce5">
            <text:p>5.008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9.0400371551514" table:style-name="ce5">
            <text:p>1.909</text:p>
          </table:table-cell>
          <table:table-cell office:value-type="float" office:value="1417.0800275802612" table:style-name="ce5">
            <text:p>1.417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14.1200761795044" table:style-name="ce5">
            <text:p>3.914</text:p>
          </table:table-cell>
          <table:table-cell office:value-type="float" office:value="4523.6800880432129" table:style-name="ce5">
            <text:p>4.524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25.480000495910645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445.280086517334" table:style-name="ce5">
            <text:p>4.445</text:p>
          </table:table-cell>
          <table:table-cell office:value-type="float" office:value="5148.9201002120972" table:style-name="ce5">
            <text:p>5.149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25.480000495910645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600.1200895309448" table:style-name="ce5">
            <text:p>4.600</text:p>
          </table:table-cell>
          <table:table-cell office:value-type="float" office:value="4237.5200824737549" table:style-name="ce5">
            <text:p>4.238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164.6400032043457" table:style-name="ce5">
            <text:p>1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6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4">
            <text:p>MARGEM DE ERRO PARA O TOTAL D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3">
            <text:p>Sobre divulgação de dados dos alunos e da escola na internet (fotos, vídeos, textos ou dados pessoais)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587.5601282119751" table:style-name="ce5">
            <text:p>6.588</text:p>
          </table:table-cell>
          <table:table-cell office:value-type="float" office:value="5764.3601121902466" table:style-name="ce5">
            <text:p>5.764</text:p>
          </table:table-cell>
          <table:table-cell office:value-type="float" office:value="117.60000228881836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6571.8801279067993" table:style-name="ce5">
            <text:p>6.572</text:p>
          </table:table-cell>
          <table:table-cell office:value-type="float" office:value="5944.6801156997681" table:style-name="ce5">
            <text:p>5.94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5621.2801094055176" table:style-name="ce5">
            <text:p>5.621</text:p>
          </table:table-cell>
          <table:table-cell office:value-type="float" office:value="6730.6401309967041" table:style-name="ce5">
            <text:p>6.731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4253.2000827789307" table:style-name="ce5">
            <text:p>4.253</text:p>
          </table:table-cell>
          <table:table-cell office:value-type="float" office:value="7302.9601421356201" table:style-name="ce5">
            <text:p>7.303</text:p>
          </table:table-cell>
          <table:table-cell office:value-type="float" office:value="1193.6400232315063" table:style-name="ce5">
            <text:p>1.194</text:p>
          </table:table-cell>
          <table:table-cell office:value-type="string" table:style-name="ce5">
            <text:p>-</text:p>
          </table:table-cell>
          <table:table-cell office:value-type="float" office:value="7581.2801475524902" table:style-name="ce5">
            <text:p>7.581</text:p>
          </table:table-cell>
          <table:table-cell office:value-type="float" office:value="4047.4000787734985" table:style-name="ce5">
            <text:p>4.0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74.0801162719727" table:style-name="ce5">
            <text:p>5.974</text:p>
          </table:table-cell>
          <table:table-cell office:value-type="float" office:value="6334.7201232910156" table:style-name="ce5">
            <text:p>6.335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605.2001285552979" table:style-name="ce5">
            <text:p>6.605</text:p>
          </table:table-cell>
          <table:table-cell office:value-type="float" office:value="5709.4801111221313" table:style-name="ce5">
            <text:p>5.709</text:p>
          </table:table-cell>
          <table:table-cell office:value-type="float" office:value="117.60000228881836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6540.5201272964478" table:style-name="ce5">
            <text:p>6.541</text:p>
          </table:table-cell>
          <table:table-cell office:value-type="float" office:value="5901.5601148605347" table:style-name="ce5">
            <text:p>5.902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5595.8001089096069" table:style-name="ce5">
            <text:p>5.596</text:p>
          </table:table-cell>
          <table:table-cell office:value-type="float" office:value="6720.8401308059692" table:style-name="ce5">
            <text:p>6.721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4174.8000812530518" table:style-name="ce5">
            <text:p>4.175</text:p>
          </table:table-cell>
          <table:table-cell office:value-type="float" office:value="7334.3201427459717" table:style-name="ce5">
            <text:p>7.334</text:p>
          </table:table-cell>
          <table:table-cell office:value-type="float" office:value="1193.6400232315063" table:style-name="ce5">
            <text:p>1.194</text:p>
          </table:table-cell>
          <table:table-cell office:value-type="string" table:style-name="ce5">
            <text:p>-</text:p>
          </table:table-cell>
          <table:table-cell office:value-type="float" office:value="7647.9201488494873" table:style-name="ce5">
            <text:p>7.648</text:p>
          </table:table-cell>
          <table:table-cell office:value-type="float" office:value="3978.8000774383545" table:style-name="ce5">
            <text:p>3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54.4801158905029" table:style-name="ce5">
            <text:p>5.954</text:p>
          </table:table-cell>
          <table:table-cell office:value-type="float" office:value="6313.1601228713989" table:style-name="ce5">
            <text:p>6.313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77.800030708313" table:style-name="ce5">
            <text:p>1.578</text:p>
          </table:table-cell>
          <table:table-cell office:value-type="float" office:value="1130.9200220108032" table:style-name="ce5">
            <text:p>1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2.3600282669067" table:style-name="ce5">
            <text:p>1.452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1030.9600200653076" table:style-name="ce5">
            <text:p>1.0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1601.3200311660767" table:style-name="ce5">
            <text:p>1.6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5.6000328063965" table:style-name="ce5">
            <text:p>1.686</text:p>
          </table:table-cell>
          <table:table-cell office:value-type="float" office:value="927.08001804351807" table:style-name="ce5">
            <text:p>9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1068.2000207901001" table:style-name="ce5">
            <text:p>1.0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014.080078125" table:style-name="ce5">
            <text:p>4.014</text:p>
          </table:table-cell>
          <table:table-cell office:value-type="float" office:value="3686.7600717544556" table:style-name="ce5">
            <text:p>3.687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4076.8000793457031" table:style-name="ce5">
            <text:p>4.077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965.0800771713257" table:style-name="ce5">
            <text:p>3.965</text:p>
          </table:table-cell>
          <table:table-cell office:value-type="float" office:value="3682.8400716781616" table:style-name="ce5">
            <text:p>3.683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2938.040057182312" table:style-name="ce5">
            <text:p>2.938</text:p>
          </table:table-cell>
          <table:table-cell office:value-type="float" office:value="4468.8000869750977" table:style-name="ce5">
            <text:p>4.469</text:p>
          </table:table-cell>
          <table:table-cell office:value-type="float" office:value="217.56000423431396" table:style-name="ce5">
            <text:p>218</text:p>
          </table:table-cell>
          <table:table-cell office:value-type="string" table:style-name="ce5">
            <text:p>-</text:p>
          </table:table-cell>
          <table:table-cell office:value-type="float" office:value="4805.920093536377" table:style-name="ce5">
            <text:p>4.806</text:p>
          </table:table-cell>
          <table:table-cell office:value-type="float" office:value="2352.0000457763672" table:style-name="ce5">
            <text:p>2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5.840087890625" table:style-name="ce5">
            <text:p>4.516</text:p>
          </table:table-cell>
          <table:table-cell office:value-type="float" office:value="2918.4400568008423" table:style-name="ce5">
            <text:p>2.9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5607.5601091384888" table:style-name="ce5">
            <text:p>5.608</text:p>
          </table:table-cell>
          <table:table-cell office:value-type="float" office:value="3279.0800638198853" table:style-name="ce5">
            <text:p>3.279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4353.1600847244263" table:style-name="ce5">
            <text:p>4.353</text:p>
          </table:table-cell>
          <table:table-cell office:value-type="float" office:value="4882.3600950241089" table:style-name="ce5">
            <text:p>4.8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4954.8800964355469" table:style-name="ce5">
            <text:p>4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4.0800495147705" table:style-name="ce5">
            <text:p>2.544</text:p>
          </table:table-cell>
          <table:table-cell office:value-type="float" office:value="5905.4801149368286" table:style-name="ce5">
            <text:p>5.905</text:p>
          </table:table-cell>
          <table:table-cell office:value-type="float" office:value="803.60001564025879" table:style-name="ce5">
            <text:p>804</text:p>
          </table:table-cell>
          <table:table-cell office:value-type="string" table:style-name="ce5">
            <text:p>-</text:p>
          </table:table-cell>
          <table:table-cell office:value-type="float" office:value="5750.6401119232178" table:style-name="ce5">
            <text:p>5.751</text:p>
          </table:table-cell>
          <table:table-cell office:value-type="float" office:value="2936.080057144165" table:style-name="ce5">
            <text:p>2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0.4000854492188" table:style-name="ce5">
            <text:p>4.390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987.0400581359863" table:style-name="ce5">
            <text:p>2.987</text:p>
          </table:table-cell>
          <table:table-cell office:value-type="float" office:value="3753.4000730514526" table:style-name="ce5">
            <text:p>3.7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86.6800756454468" table:style-name="ce5">
            <text:p>3.887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3573.0800695419312" table:style-name="ce5">
            <text:p>3.573</text:p>
          </table:table-cell>
          <table:table-cell office:value-type="float" office:value="23.520000457763672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2312.8000450134277" table:style-name="ce5">
            <text:p>2.313</text:p>
          </table:table-cell>
          <table:table-cell office:value-type="float" office:value="4041.5200786590576" table:style-name="ce5">
            <text:p>4.042</text:p>
          </table:table-cell>
          <table:table-cell office:value-type="float" office:value="858.48001670837402" table:style-name="ce5">
            <text:p>858</text:p>
          </table:table-cell>
          <table:table-cell office:value-type="string" table:style-name="ce5">
            <text:p>-</text:p>
          </table:table-cell>
          <table:table-cell office:value-type="float" office:value="4255.1600828170776" table:style-name="ce5">
            <text:p>4.255</text:p>
          </table:table-cell>
          <table:table-cell office:value-type="float" office:value="2136.4000415802002" table:style-name="ce5">
            <text:p>2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3588.7600698471069" table:style-name="ce5">
            <text:p>3.589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708.7200527191162" table:style-name="ce5">
            <text:p>2.709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5.4000520706177" table:style-name="ce5">
            <text:p>2.675</text:p>
          </table:table-cell>
          <table:table-cell office:value-type="float" office:value="1897.2800369262695" table:style-name="ce5">
            <text:p>1.8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83.4800405502319" table:style-name="ce5">
            <text:p>2.083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2467.6400480270386" table:style-name="ce5">
            <text:p>2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06.6800565719604" table:style-name="ce5">
            <text:p>2.907</text:p>
          </table:table-cell>
          <table:table-cell office:value-type="float" office:value="1550.3600301742554" table:style-name="ce5">
            <text:p>1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26.4400491714478" table:style-name="ce5">
            <text:p>2.526</text:p>
          </table:table-cell>
          <table:table-cell office:value-type="float" office:value="3318.2800645828247" table:style-name="ce5">
            <text:p>3.318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2434.32004737854" table:style-name="ce5">
            <text:p>2.434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5.6400499343872" table:style-name="ce5">
            <text:p>2.566</text:p>
          </table:table-cell>
          <table:table-cell office:value-type="float" office:value="3277.1200637817383" table:style-name="ce5">
            <text:p>3.277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3729.880072593689" table:style-name="ce5">
            <text:p>3.730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294.760064125061" table:style-name="ce5">
            <text:p>3.295</text:p>
          </table:table-cell>
          <table:table-cell office:value-type="float" office:value="2514.6800489425659" table:style-name="ce5">
            <text:p>2.5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6.4000606536865" table:style-name="ce5">
            <text:p>3.116</text:p>
          </table:table-cell>
          <table:table-cell office:value-type="float" office:value="2712.6400527954102" table:style-name="ce5">
            <text:p>2.7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970.1601161956787" table:style-name="ce5">
            <text:p>5.970</text:p>
          </table:table-cell>
          <table:table-cell office:value-type="float" office:value="4739.2800922393799" table:style-name="ce5">
            <text:p>4.739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5636.9601097106934" table:style-name="ce5">
            <text:p>5.637</text:p>
          </table:table-cell>
          <table:table-cell office:value-type="float" office:value="5178.3201007843018" table:style-name="ce5">
            <text:p>5.17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4990.1600971221924" table:style-name="ce5">
            <text:p>4.990</text:p>
          </table:table-cell>
          <table:table-cell office:value-type="float" office:value="5746.7201118469238" table:style-name="ce5">
            <text:p>5.747</text:p>
          </table:table-cell>
          <table:table-cell office:value-type="float" office:value="23.520000457763672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3139.9200611114502" table:style-name="ce5">
            <text:p>3.140</text:p>
          </table:table-cell>
          <table:table-cell office:value-type="float" office:value="6607.1601285934448" table:style-name="ce5">
            <text:p>6.607</text:p>
          </table:table-cell>
          <table:table-cell office:value-type="float" office:value="1193.6400232315063" table:style-name="ce5">
            <text:p>1.194</text:p>
          </table:table-cell>
          <table:table-cell office:value-type="string" table:style-name="ce5">
            <text:p>-</text:p>
          </table:table-cell>
          <table:table-cell office:value-type="float" office:value="6877.6401338577271" table:style-name="ce5">
            <text:p>6.878</text:p>
          </table:table-cell>
          <table:table-cell office:value-type="float" office:value="3069.3600597381592" table:style-name="ce5">
            <text:p>3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1.6800994873047" table:style-name="ce5">
            <text:p>5.112</text:p>
          </table:table-cell>
          <table:table-cell office:value-type="float" office:value="5607.5601091384888" table:style-name="ce5">
            <text:p>5.608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451.5600671768188" table:style-name="ce5">
            <text:p>3.452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3157.5600614547729" table:style-name="ce5">
            <text:p>3.158</text:p>
          </table:table-cell>
          <table:table-cell office:value-type="float" office:value="3437.84006690979" table:style-name="ce5">
            <text:p>3.43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257.5200634002686" table:style-name="ce5">
            <text:p>3.258</text:p>
          </table:table-cell>
          <table:table-cell office:value-type="float" office:value="3365.3200654983521" table:style-name="ce5">
            <text:p>3.365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3680.8800716400146" table:style-name="ce5">
            <text:p>3.681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3910.2000761032104" table:style-name="ce5">
            <text:p>3.910</text:p>
          </table:table-cell>
          <table:table-cell office:value-type="float" office:value="2518.6000490188599" table:style-name="ce5">
            <text:p>2.5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12.3600664138794" table:style-name="ce5">
            <text:p>3.412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374.320104598999" table:style-name="ce5">
            <text:p>5.374</text:p>
          </table:table-cell>
          <table:table-cell office:value-type="float" office:value="3951.3600769042969" table:style-name="ce5">
            <text:p>3.951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4564.8400888442993" table:style-name="ce5">
            <text:p>4.565</text:p>
          </table:table-cell>
          <table:table-cell office:value-type="float" office:value="4901.9600954055786" table:style-name="ce5">
            <text:p>4.9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5033.2800979614258" table:style-name="ce5">
            <text:p>5.0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26.6800374984741" table:style-name="ce5">
            <text:p>1.927</text:p>
          </table:table-cell>
          <table:table-cell office:value-type="float" office:value="6232.800121307373" table:style-name="ce5">
            <text:p>6.233</text:p>
          </table:table-cell>
          <table:table-cell office:value-type="float" office:value="266.56000518798828" table:style-name="ce5">
            <text:p>267</text:p>
          </table:table-cell>
          <table:table-cell office:value-type="string" table:style-name="ce5">
            <text:p>-</text:p>
          </table:table-cell>
          <table:table-cell office:value-type="float" office:value="5905.4801149368286" table:style-name="ce5">
            <text:p>5.905</text:p>
          </table:table-cell>
          <table:table-cell office:value-type="float" office:value="3061.5200595855713" table:style-name="ce5">
            <text:p>3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8.6400947570801" table:style-name="ce5">
            <text:p>4.869</text:p>
          </table:table-cell>
          <table:table-cell office:value-type="float" office:value="4555.0400886535645" table:style-name="ce5">
            <text:p>4.5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59.2400751113892" table:style-name="ce5">
            <text:p>3.859</text:p>
          </table:table-cell>
          <table:table-cell office:value-type="float" office:value="2777.3200540542603" table:style-name="ce5">
            <text:p>2.777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3755.3600730895996" table:style-name="ce5">
            <text:p>3.7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59.8000478744507" table:style-name="ce5">
            <text:p>2.460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1162.2800226211548" table:style-name="ce5">
            <text:p>1.162</text:p>
          </table:table-cell>
          <table:table-cell office:value-type="string" table:style-name="ce5">
            <text:p>-</text:p>
          </table:table-cell>
          <table:table-cell office:value-type="float" office:value="4359.0400848388672" table:style-name="ce5">
            <text:p>4.359</text:p>
          </table:table-cell>
          <table:table-cell office:value-type="float" office:value="1811.0400352478027" table:style-name="ce5">
            <text:p>1.8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3633.8400707244873" table:style-name="ce5">
            <text:p>3.634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3.0800218582153" table:style-name="ce5">
            <text:p>1.123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5.12001800537109" table:style-name="ce5">
            <text:p>925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676.20001316070557" table:style-name="ce5">
            <text:p>6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.8000230789185" table:style-name="ce5">
            <text:p>1.186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736.96001434326172" table:style-name="ce5">
            <text:p>737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962.36001873016357" table:style-name="ce5">
            <text:p>962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638.96001243591309" table:style-name="ce5">
            <text:p>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689.92001342773438" table:style-name="ce5">
            <text:p>690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59.3600692749023" table:style-name="ce5">
            <text:p>3.559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81.120059967041" table:style-name="ce5">
            <text:p>3.081</text:p>
          </table:table-cell>
          <table:table-cell office:value-type="float" office:value="3367.280065536499" table:style-name="ce5">
            <text:p>3.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44.0000534057617" table:style-name="ce5">
            <text:p>2.744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3196.7600622177124" table:style-name="ce5">
            <text:p>3.197</text:p>
          </table:table-cell>
          <table:table-cell office:value-type="float" office:value="505.68000984191895" table:style-name="ce5">
            <text:p>506</text:p>
          </table:table-cell>
          <table:table-cell office:value-type="string" table:style-name="ce5">
            <text:p>-</text:p>
          </table:table-cell>
          <table:table-cell office:value-type="float" office:value="3653.440071105957" table:style-name="ce5">
            <text:p>3.653</text:p>
          </table:table-cell>
          <table:table-cell office:value-type="float" office:value="2350.0400457382202" table:style-name="ce5">
            <text:p>2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3.1600656509399" table:style-name="ce5">
            <text:p>3.373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21.4800996780396" table:style-name="ce5">
            <text:p>5.121</text:p>
          </table:table-cell>
          <table:table-cell office:value-type="float" office:value="4566.8000888824463" table:style-name="ce5">
            <text:p>4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41.0001039505005" table:style-name="ce5">
            <text:p>5.341</text:p>
          </table:table-cell>
          <table:table-cell office:value-type="float" office:value="4445.280086517334" table:style-name="ce5">
            <text:p>4.4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5335.1201038360596" table:style-name="ce5">
            <text:p>5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0.9200410842896" table:style-name="ce5">
            <text:p>2.111</text:p>
          </table:table-cell>
          <table:table-cell office:value-type="float" office:value="6125.0001192092896" table:style-name="ce5">
            <text:p>6.125</text:p>
          </table:table-cell>
          <table:table-cell office:value-type="float" office:value="1068.2000207901001" table:style-name="ce5">
            <text:p>1.068</text:p>
          </table:table-cell>
          <table:table-cell office:value-type="string" table:style-name="ce5">
            <text:p>-</text:p>
          </table:table-cell>
          <table:table-cell office:value-type="float" office:value="6150.4801197052002" table:style-name="ce5">
            <text:p>6.150</text:p>
          </table:table-cell>
          <table:table-cell office:value-type="float" office:value="2828.2800550460815" table:style-name="ce5">
            <text:p>2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5284.1601028442383" table:style-name="ce5">
            <text:p>5.2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1832.6000356674194" table:style-name="ce5">
            <text:p>1.833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1685.6000328063965" table:style-name="ce5">
            <text:p>1.686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2032.5200395584106" table:style-name="ce5">
            <text:p>2.033</text:p>
          </table:table-cell>
          <table:table-cell office:value-type="float" office:value="131.32000255584717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1965.8800382614136" table:style-name="ce5">
            <text:p>1.966</text:p>
          </table:table-cell>
          <table:table-cell office:value-type="float" office:value="1413.1600275039673" table:style-name="ce5">
            <text:p>1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09.9600877761841" table:style-name="ce5">
            <text:p>4.510</text:p>
          </table:table-cell>
          <table:table-cell office:value-type="float" office:value="3992.5200777053833" table:style-name="ce5">
            <text:p>3.993</text:p>
          </table:table-cell>
          <table:table-cell office:value-type="float" office:value="117.60000228881836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3704.4000720977783" table:style-name="ce5">
            <text:p>3.704</text:p>
          </table:table-cell>
          <table:table-cell office:value-type="float" office:value="4774.5600929260254" table:style-name="ce5">
            <text:p>4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76.6400871276855" table:style-name="ce5">
            <text:p>4.477</text:p>
          </table:table-cell>
          <table:table-cell office:value-type="float" office:value="3925.8800764083862" table:style-name="ce5">
            <text:p>3.9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3.2800407409668" table:style-name="ce5">
            <text:p>2.093</text:p>
          </table:table-cell>
          <table:table-cell office:value-type="float" office:value="5456.6401062011719" table:style-name="ce5">
            <text:p>5.457</text:p>
          </table:table-cell>
          <table:table-cell office:value-type="float" office:value="1076.040020942688" table:style-name="ce5">
            <text:p>1.076</text:p>
          </table:table-cell>
          <table:table-cell office:value-type="string" table:style-name="ce5">
            <text:p>-</text:p>
          </table:table-cell>
          <table:table-cell office:value-type="float" office:value="5207.7201013565063" table:style-name="ce5">
            <text:p>5.208</text:p>
          </table:table-cell>
          <table:table-cell office:value-type="float" office:value="2930.2000570297241" table:style-name="ce5">
            <text:p>2.9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8.6801023483276" table:style-name="ce5">
            <text:p>5.259</text:p>
          </table:table-cell>
          <table:table-cell office:value-type="float" office:value="2834.1600551605225" table:style-name="ce5">
            <text:p>2.8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83.1600561141968" table:style-name="ce5">
            <text:p>2.883</text:p>
          </table:table-cell>
          <table:table-cell office:value-type="float" office:value="3136.0000610351563" table:style-name="ce5">
            <text:p>3.1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10.6800527572632" table:style-name="ce5">
            <text:p>2.711</text:p>
          </table:table-cell>
          <table:table-cell office:value-type="float" office:value="3259.4800634384155" table:style-name="ce5">
            <text:p>3.259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2024.6800394058228" table:style-name="ce5">
            <text:p>2.025</text:p>
          </table:table-cell>
          <table:table-cell office:value-type="float" office:value="3624.0400705337524" table:style-name="ce5">
            <text:p>3.624</text:p>
          </table:table-cell>
          <table:table-cell office:value-type="float" office:value="454.72000885009766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3179.1200618743896" table:style-name="ce5">
            <text:p>3.179</text:p>
          </table:table-cell>
          <table:table-cell office:value-type="float" office:value="2824.3600549697876" table:style-name="ce5">
            <text:p>2.8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8.1600513458252" table:style-name="ce5">
            <text:p>2.638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723.6000919342041" table:style-name="ce5">
            <text:p>4.724</text:p>
          </table:table-cell>
          <table:table-cell office:value-type="float" office:value="4807.8800935745239" table:style-name="ce5">
            <text:p>4.808</text:p>
          </table:table-cell>
          <table:table-cell office:value-type="float" office:value="117.60000228881836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5372.3601045608521" table:style-name="ce5">
            <text:p>5.372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4909.8000955581665" table:style-name="ce5">
            <text:p>4.910</text:p>
          </table:table-cell>
          <table:table-cell office:value-type="float" office:value="4609.9200897216797" table:style-name="ce5">
            <text:p>4.610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2851.8000555038452" table:style-name="ce5">
            <text:p>2.852</text:p>
          </table:table-cell>
          <table:table-cell office:value-type="float" office:value="5707.5201110839844" table:style-name="ce5">
            <text:p>5.708</text:p>
          </table:table-cell>
          <table:table-cell office:value-type="float" office:value="1168.1600227355957" table:style-name="ce5">
            <text:p>1.168</text:p>
          </table:table-cell>
          <table:table-cell office:value-type="string" table:style-name="ce5">
            <text:p>-</text:p>
          </table:table-cell>
          <table:table-cell office:value-type="float" office:value="5429.2001056671143" table:style-name="ce5">
            <text:p>5.429</text:p>
          </table:table-cell>
          <table:table-cell office:value-type="float" office:value="3902.3600759506226" table:style-name="ce5">
            <text:p>3.9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09.6401033401489" table:style-name="ce5">
            <text:p>5.310</text:p>
          </table:table-cell>
          <table:table-cell office:value-type="float" office:value="4168.9200811386108" table:style-name="ce5">
            <text:p>4.169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176.3601007461548" table:style-name="ce5">
            <text:p>5.176</text:p>
          </table:table-cell>
          <table:table-cell office:value-type="float" office:value="3480.9600677490234" table:style-name="ce5">
            <text:p>3.4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37.0401058197021" table:style-name="ce5">
            <text:p>5.437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522.1200685501099" table:style-name="ce5">
            <text:p>3.522</text:p>
          </table:table-cell>
          <table:table-cell office:value-type="float" office:value="5203.8001012802124" table:style-name="ce5">
            <text:p>5.2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5241.0401020050049" table:style-name="ce5">
            <text:p>5.241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6030.9201173782349" table:style-name="ce5">
            <text:p>6.031</text:p>
          </table:table-cell>
          <table:table-cell office:value-type="float" office:value="1471.9600286483765" table:style-name="ce5">
            <text:p>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0.6400737762451" table:style-name="ce5">
            <text:p>3.791</text:p>
          </table:table-cell>
          <table:table-cell office:value-type="float" office:value="4998.0000972747803" table:style-name="ce5">
            <text:p>4.9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6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4">
            <text:p>MARGEM DE ERRO PARA O TOTAL D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8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Sobre 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866.6800947189331" table:style-name="ce5">
            <text:p>4.867</text:p>
          </table:table-cell>
          <table:table-cell office:value-type="float" office:value="7140.2801389694214" table:style-name="ce5">
            <text:p>7.140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5219.4801015853882" table:style-name="ce5">
            <text:p>5.219</text:p>
          </table:table-cell>
          <table:table-cell office:value-type="float" office:value="6852.1601333618164" table:style-name="ce5">
            <text:p>6.852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5748.6801118850708" table:style-name="ce5">
            <text:p>5.749</text:p>
          </table:table-cell>
          <table:table-cell office:value-type="float" office:value="6652.2401294708252" table:style-name="ce5">
            <text:p>6.652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4639.3200902938843" table:style-name="ce5">
            <text:p>4.639</text:p>
          </table:table-cell>
          <table:table-cell office:value-type="float" office:value="7044.2401371002197" table:style-name="ce5">
            <text:p>7.044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6297.4801225662231" table:style-name="ce5">
            <text:p>6.297</text:p>
          </table:table-cell>
          <table:table-cell office:value-type="float" office:value="6083.8401184082031" table:style-name="ce5">
            <text:p>6.084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5923.1201152801514" table:style-name="ce5">
            <text:p>5.923</text:p>
          </table:table-cell>
          <table:table-cell office:value-type="float" office:value="6444.4801254272461" table:style-name="ce5">
            <text:p>6.444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662.8400907516479" table:style-name="ce5">
            <text:p>4.663</text:p>
          </table:table-cell>
          <table:table-cell office:value-type="float" office:value="7091.2801380157471" table:style-name="ce5">
            <text:p>7.091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5033.2800979614258" table:style-name="ce5">
            <text:p>5.033</text:p>
          </table:table-cell>
          <table:table-cell office:value-type="float" office:value="6854.1201333999634" table:style-name="ce5">
            <text:p>6.854</text:p>
          </table:table-cell>
          <table:table-cell office:value-type="float" office:value="968.24001884460449" table:style-name="ce5">
            <text:p>968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5697.7201108932495" table:style-name="ce5">
            <text:p>5.698</text:p>
          </table:table-cell>
          <table:table-cell office:value-type="float" office:value="6634.6001291275024" table:style-name="ce5">
            <text:p>6.635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4615.8000898361206" table:style-name="ce5">
            <text:p>4.616</text:p>
          </table:table-cell>
          <table:table-cell office:value-type="float" office:value="7071.6801376342773" table:style-name="ce5">
            <text:p>7.072</text:p>
          </table:table-cell>
          <table:table-cell office:value-type="float" office:value="1191.6800231933594" table:style-name="ce5">
            <text:p>1.192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6293.5601224899292" table:style-name="ce5">
            <text:p>6.294</text:p>
          </table:table-cell>
          <table:table-cell office:value-type="float" office:value="6064.2401180267334" table:style-name="ce5">
            <text:p>6.064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5893.7201147079468" table:style-name="ce5">
            <text:p>5.894</text:p>
          </table:table-cell>
          <table:table-cell office:value-type="float" office:value="6438.6001253128052" table:style-name="ce5">
            <text:p>6.439</text:p>
          </table:table-cell>
          <table:table-cell office:value-type="float" office:value="866.32001686096191" table:style-name="ce5">
            <text:p>866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1814.9600353240967" table:style-name="ce5">
            <text:p>1.815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1217.16002368927" table:style-name="ce5">
            <text:p>1.217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1548.4000301361084" table:style-name="ce5">
            <text:p>1.548</text:p>
          </table:table-cell>
          <table:table-cell office:value-type="float" office:value="1136.8000221252441" table:style-name="ce5">
            <text:p>1.137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730.2800531387329" table:style-name="ce5">
            <text:p>2.730</text:p>
          </table:table-cell>
          <table:table-cell office:value-type="float" office:value="4602.0800895690918" table:style-name="ce5">
            <text:p>4.602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3482.9200677871704" table:style-name="ce5">
            <text:p>3.483</text:p>
          </table:table-cell>
          <table:table-cell office:value-type="float" office:value="4002.3200778961182" table:style-name="ce5">
            <text:p>4.002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0" table:style-name="ce5">
            <text:p>0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3939.600076675415" table:style-name="ce5">
            <text:p>3.940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float" office:value="2495.0800485610962" table:style-name="ce5">
            <text:p>2.495</text:p>
          </table:table-cell>
          <table:table-cell office:value-type="float" office:value="4627.5600900650024" table:style-name="ce5">
            <text:p>4.628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0" table:style-name="ce5">
            <text:p>0</text:p>
          </table:table-cell>
          <table:table-cell office:value-type="float" office:value="3908.2400760650635" table:style-name="ce5">
            <text:p>3.908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0" table:style-name="ce5">
            <text:p>0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3071.3200597763062" table:style-name="ce5">
            <text:p>3.071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226.5600433349609" table:style-name="ce5">
            <text:p>2.227</text:p>
          </table:table-cell>
          <table:table-cell office:value-type="float" office:value="6003.4801168441772" table:style-name="ce5">
            <text:p>6.003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6128.9201192855835" table:style-name="ce5">
            <text:p>6.129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3955.2800769805908" table:style-name="ce5">
            <text:p>3.955</text:p>
          </table:table-cell>
          <table:table-cell office:value-type="float" office:value="5094.0400991439819" table:style-name="ce5">
            <text:p>5.094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0" table:style-name="ce5">
            <text:p>0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6146.5601196289063" table:style-name="ce5">
            <text:p>6.147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4096.4000797271729" table:style-name="ce5">
            <text:p>4.096</text:p>
          </table:table-cell>
          <table:table-cell office:value-type="float" office:value="5005.8400974273682" table:style-name="ce5">
            <text:p>5.006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0" table:style-name="ce5">
            <text:p>0</text:p>
          </table:table-cell>
          <table:table-cell office:value-type="float" office:value="4214.0000820159912" table:style-name="ce5">
            <text:p>4.214</text:p>
          </table:table-cell>
          <table:table-cell office:value-type="float" office:value="4935.2800960540771" table:style-name="ce5">
            <text:p>4.93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669.1200714111328" table:style-name="ce5">
            <text:p>3.669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2975.2800579071045" table:style-name="ce5">
            <text:p>2.975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3200.6800622940063" table:style-name="ce5">
            <text:p>3.201</text:p>
          </table:table-cell>
          <table:table-cell office:value-type="float" office:value="3580.920069694519" table:style-name="ce5">
            <text:p>3.581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733.8000726699829" table:style-name="ce5">
            <text:p>3.734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2252.0400438308716" table:style-name="ce5">
            <text:p>2.252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179.1200618743896" table:style-name="ce5">
            <text:p>3.179</text:p>
          </table:table-cell>
          <table:table-cell office:value-type="float" office:value="3551.5200691223145" table:style-name="ce5">
            <text:p>3.552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199.1200428009033" table:style-name="ce5">
            <text:p>2.199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895.3200368881226" table:style-name="ce5">
            <text:p>1.895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2604.8400506973267" table:style-name="ce5">
            <text:p>2.605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669.5200519561768" table:style-name="ce5">
            <text:p>2.670</text:p>
          </table:table-cell>
          <table:table-cell office:value-type="float" office:value="1836.5200357437134" table:style-name="ce5">
            <text:p>1.837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0" table:style-name="ce5">
            <text:p>0</text:p>
          </table:table-cell>
          <table:table-cell office:value-type="float" office:value="1960.0000381469727" table:style-name="ce5">
            <text:p>1.960</text:p>
          </table:table-cell>
          <table:table-cell office:value-type="float" office:value="3506.4400682449341" table:style-name="ce5">
            <text:p>3.506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0" table:style-name="ce5">
            <text:p>0</text:p>
          </table:table-cell>
          <table:table-cell office:value-type="float" office:value="2375.5200462341309" table:style-name="ce5">
            <text:p>2.376</text:p>
          </table:table-cell>
          <table:table-cell office:value-type="float" office:value="3300.640064239502" table:style-name="ce5">
            <text:p>3.301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3731.8400726318359" table:style-name="ce5">
            <text:p>3.732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0" table:style-name="ce5">
            <text:p>0</text:p>
          </table:table-cell>
          <table:table-cell office:value-type="float" office:value="2275.5600442886353" table:style-name="ce5">
            <text:p>2.276</text:p>
          </table:table-cell>
          <table:table-cell office:value-type="float" office:value="3396.6800661087036" table:style-name="ce5">
            <text:p>3.397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0" table:style-name="ce5">
            <text:p>0</text:p>
          </table:table-cell>
          <table:table-cell office:value-type="float" office:value="3175.2000617980957" table:style-name="ce5">
            <text:p>3.175</text:p>
          </table:table-cell>
          <table:table-cell office:value-type="float" office:value="2597.0000505447388" table:style-name="ce5">
            <text:p>2.597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953.3200769424438" table:style-name="ce5">
            <text:p>3.953</text:p>
          </table:table-cell>
          <table:table-cell office:value-type="float" office:value="6442.5201253890991" table:style-name="ce5">
            <text:p>6.443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4304.160083770752" table:style-name="ce5">
            <text:p>4.304</text:p>
          </table:table-cell>
          <table:table-cell office:value-type="float" office:value="6309.240122795105" table:style-name="ce5">
            <text:p>6.309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0" table:style-name="ce5">
            <text:p>0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5960.3601160049438" table:style-name="ce5">
            <text:p>5.960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6407.2401247024536" table:style-name="ce5">
            <text:p>6.407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5507.6001071929932" table:style-name="ce5">
            <text:p>5.508</text:p>
          </table:table-cell>
          <table:table-cell office:value-type="float" office:value="5162.640100479126" table:style-name="ce5">
            <text:p>5.163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0" table:style-name="ce5">
            <text:p>0</text:p>
          </table:table-cell>
          <table:table-cell office:value-type="float" office:value="4858.8400945663452" table:style-name="ce5">
            <text:p>4.859</text:p>
          </table:table-cell>
          <table:table-cell office:value-type="float" office:value="5872.1601142883301" table:style-name="ce5">
            <text:p>5.872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744.0000534057617" table:style-name="ce5">
            <text:p>2.744</text:p>
          </table:table-cell>
          <table:table-cell office:value-type="float" office:value="3690.6800718307495" table:style-name="ce5">
            <text:p>3.691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2940.000057220459" table:style-name="ce5">
            <text:p>2.940</text:p>
          </table:table-cell>
          <table:table-cell office:value-type="float" office:value="3484.8800678253174" table:style-name="ce5">
            <text:p>3.485</text:p>
          </table:table-cell>
          <table:table-cell office:value-type="float" office:value="615.44001197814941" table:style-name="ce5">
            <text:p>615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3512.320068359375" table:style-name="ce5">
            <text:p>3.512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506.840048789978" table:style-name="ce5">
            <text:p>2.507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488.8000679016113" table:style-name="ce5">
            <text:p>3.489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596.6000699996948" table:style-name="ce5">
            <text:p>3.597</text:p>
          </table:table-cell>
          <table:table-cell office:value-type="float" office:value="2943.9200572967529" table:style-name="ce5">
            <text:p>2.944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6219.0801210403442" table:style-name="ce5">
            <text:p>6.219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2230.4800434112549" table:style-name="ce5">
            <text:p>2.230</text:p>
          </table:table-cell>
          <table:table-cell office:value-type="float" office:value="6101.4801187515259" table:style-name="ce5">
            <text:p>6.101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4055.2400789260864" table:style-name="ce5">
            <text:p>4.055</text:p>
          </table:table-cell>
          <table:table-cell office:value-type="float" office:value="5223.4001016616821" table:style-name="ce5">
            <text:p>5.223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1856.1200361251831" table:style-name="ce5">
            <text:p>1.856</text:p>
          </table:table-cell>
          <table:table-cell office:value-type="float" office:value="6181.8401203155518" table:style-name="ce5">
            <text:p>6.182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4237.5200824737549" table:style-name="ce5">
            <text:p>4.238</text:p>
          </table:table-cell>
          <table:table-cell office:value-type="float" office:value="5111.6800994873047" table:style-name="ce5">
            <text:p>5.112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4545.2400884628296" table:style-name="ce5">
            <text:p>4.545</text:p>
          </table:table-cell>
          <table:table-cell office:value-type="float" office:value="4870.6000947952271" table:style-name="ce5">
            <text:p>4.871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494.6800680160522" table:style-name="ce5">
            <text:p>3.495</text:p>
          </table:table-cell>
          <table:table-cell office:value-type="float" office:value="3498.6000680923462" table:style-name="ce5">
            <text:p>3.499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3600.5200700759888" table:style-name="ce5">
            <text:p>3.601</text:p>
          </table:table-cell>
          <table:table-cell office:value-type="float" office:value="3435.8800668716431" table:style-name="ce5">
            <text:p>3.436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2820.4400548934937" table:style-name="ce5">
            <text:p>2.820</text:p>
          </table:table-cell>
          <table:table-cell office:value-type="float" office:value="3806.3200740814209" table:style-name="ce5">
            <text:p>3.806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3294.760064125061" table:style-name="ce5">
            <text:p>3.295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3802.400074005127" table:style-name="ce5">
            <text:p>3.802</text:p>
          </table:table-cell>
          <table:table-cell office:value-type="float" office:value="2753.8000535964966" table:style-name="ce5">
            <text:p>2.754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0" table:style-name="ce5">
            <text:p>0</text:p>
          </table:table-cell>
          <table:table-cell office:value-type="float" office:value="2957.6400575637817" table:style-name="ce5">
            <text:p>2.958</text:p>
          </table:table-cell>
          <table:table-cell office:value-type="float" office:value="3718.1200723648071" table:style-name="ce5">
            <text:p>3.718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940.80001831054688" table:style-name="ce5">
            <text:p>941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807.52001571655273" table:style-name="ce5">
            <text:p>808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1078.000020980835" table:style-name="ce5">
            <text:p>1.078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28.2400569915771" table:style-name="ce5">
            <text:p>2.928</text:p>
          </table:table-cell>
          <table:table-cell office:value-type="float" office:value="3669.1200714111328" table:style-name="ce5">
            <text:p>3.669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float" office:value="2996.8400583267212" table:style-name="ce5">
            <text:p>2.997</text:p>
          </table:table-cell>
          <table:table-cell office:value-type="float" office:value="3496.6400680541992" table:style-name="ce5">
            <text:p>3.497</text:p>
          </table:table-cell>
          <table:table-cell office:value-type="float" office:value="740.88001441955566" table:style-name="ce5">
            <text:p>741</text:p>
          </table:table-cell>
          <table:table-cell office:value-type="float" office:value="0" table:style-name="ce5">
            <text:p>0</text:p>
          </table:table-cell>
          <table:table-cell office:value-type="float" office:value="3102.6800603866577" table:style-name="ce5">
            <text:p>3.103</text:p>
          </table:table-cell>
          <table:table-cell office:value-type="float" office:value="3245.7600631713867" table:style-name="ce5">
            <text:p>3.246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3433.9200668334961" table:style-name="ce5">
            <text:p>3.434</text:p>
          </table:table-cell>
          <table:table-cell office:value-type="float" office:value="689.92001342773438" table:style-name="ce5">
            <text:p>69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3324.1600646972656" table:style-name="ce5">
            <text:p>3.324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161.4800615310669" table:style-name="ce5">
            <text:p>3.161</text:p>
          </table:table-cell>
          <table:table-cell office:value-type="float" office:value="3120.3200607299805" table:style-name="ce5">
            <text:p>3.120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5678.1201105117798" table:style-name="ce5">
            <text:p>5.678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0" table:style-name="ce5">
            <text:p>0</text:p>
          </table:table-cell>
          <table:table-cell office:value-type="float" office:value="3771.0400733947754" table:style-name="ce5">
            <text:p>3.771</text:p>
          </table:table-cell>
          <table:table-cell office:value-type="float" office:value="5448.800106048584" table:style-name="ce5">
            <text:p>5.449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float" office:value="4223.8000822067261" table:style-name="ce5">
            <text:p>4.224</text:p>
          </table:table-cell>
          <table:table-cell office:value-type="float" office:value="5489.9601068496704" table:style-name="ce5">
            <text:p>5.490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0" table:style-name="ce5">
            <text:p>0</text:p>
          </table:table-cell>
          <table:table-cell office:value-type="float" office:value="3377.0800657272339" table:style-name="ce5">
            <text:p>3.377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4970.5600967407227" table:style-name="ce5">
            <text:p>4.971</text:p>
          </table:table-cell>
          <table:table-cell office:value-type="float" office:value="4756.9200925827026" table:style-name="ce5">
            <text:p>4.757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0" table:style-name="ce5">
            <text:p>0</text:p>
          </table:table-cell>
          <table:table-cell office:value-type="float" office:value="4464.8800868988037" table:style-name="ce5">
            <text:p>4.465</text:p>
          </table:table-cell>
          <table:table-cell office:value-type="float" office:value="5254.7601022720337" table:style-name="ce5">
            <text:p>5.255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1954.1200380325317" table:style-name="ce5">
            <text:p>1.954</text:p>
          </table:table-cell>
          <table:table-cell office:value-type="float" office:value="0" table:style-name="ce5">
            <text:p>0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709.1200332641602" table:style-name="ce5">
            <text:p>1.709</text:p>
          </table:table-cell>
          <table:table-cell office:value-type="float" office:value="1701.2800331115723" table:style-name="ce5">
            <text:p>1.701</text:p>
          </table:table-cell>
          <table:table-cell office:value-type="float" office:value="0" table:style-name="ce5">
            <text:p>0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818.8800354003906" table:style-name="ce5">
            <text:p>1.819</text:p>
          </table:table-cell>
          <table:table-cell office:value-type="float" office:value="1566.0400304794312" table:style-name="ce5">
            <text:p>1.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7.08001804351807" table:style-name="ce5">
            <text:p>927</text:p>
          </table:table-cell>
          <table:table-cell office:value-type="float" office:value="2056.0400400161743" table:style-name="ce5">
            <text:p>2.056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1501.3600292205811" table:style-name="ce5">
            <text:p>1.501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91.0800523757935" table:style-name="ce5">
            <text:p>2.691</text:p>
          </table:table-cell>
          <table:table-cell office:value-type="float" office:value="5290.0401029586792" table:style-name="ce5">
            <text:p>5.290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0" table:style-name="ce5">
            <text:p>0</text:p>
          </table:table-cell>
          <table:table-cell office:value-type="float" office:value="2475.4800481796265" table:style-name="ce5">
            <text:p>2.475</text:p>
          </table:table-cell>
          <table:table-cell office:value-type="float" office:value="5331.2001037597656" table:style-name="ce5">
            <text:p>5.331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0" table:style-name="ce5">
            <text:p>0</text:p>
          </table:table-cell>
          <table:table-cell office:value-type="float" office:value="4194.4000816345215" table:style-name="ce5">
            <text:p>4.194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0" table:style-name="ce5">
            <text:p>0</text:p>
          </table:table-cell>
          <table:table-cell office:value-type="float" office:value="2026.6400394439697" table:style-name="ce5">
            <text:p>2.027</text:p>
          </table:table-cell>
          <table:table-cell office:value-type="float" office:value="5499.7601070404053" table:style-name="ce5">
            <text:p>5.500</text:p>
          </table:table-cell>
          <table:table-cell office:value-type="float" office:value="1034.8800201416016" table:style-name="ce5">
            <text:p>1.035</text:p>
          </table:table-cell>
          <table:table-cell office:value-type="float" office:value="0" table:style-name="ce5">
            <text:p>0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4074.8400793075562" table:style-name="ce5">
            <text:p>4.075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0" table:style-name="ce5">
            <text:p>0</text:p>
          </table:table-cell>
          <table:table-cell office:value-type="float" office:value="4988.2000970840454" table:style-name="ce5">
            <text:p>4.988</text:p>
          </table:table-cell>
          <table:table-cell office:value-type="float" office:value="3420.2000665664673" table:style-name="ce5">
            <text:p>3.420</text:p>
          </table:table-cell>
          <table:table-cell office:value-type="float" office:value="684.04001331329346" table:style-name="ce5">
            <text:p>68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14.9200372695923" table:style-name="ce5">
            <text:p>1.915</text:p>
          </table:table-cell>
          <table:table-cell office:value-type="float" office:value="3649.5200710296631" table:style-name="ce5">
            <text:p>3.650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2087.4000406265259" table:style-name="ce5">
            <text:p>2.087</text:p>
          </table:table-cell>
          <table:table-cell office:value-type="float" office:value="3502.5200681686401" table:style-name="ce5">
            <text:p>3.503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2728.3200531005859" table:style-name="ce5">
            <text:p>2.728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0" table:style-name="ce5">
            <text:p>0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3788.6800737380981" table:style-name="ce5">
            <text:p>3.789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2912.5600566864014" table:style-name="ce5">
            <text:p>2.913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2783.2000541687012" table:style-name="ce5">
            <text:p>2.783</text:p>
          </table:table-cell>
          <table:table-cell office:value-type="float" office:value="3200.6800622940063" table:style-name="ce5">
            <text:p>3.201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5836.8801136016846" table:style-name="ce5">
            <text:p>5.837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3181.0800619125366" table:style-name="ce5">
            <text:p>3.181</text:p>
          </table:table-cell>
          <table:table-cell office:value-type="float" office:value="5664.400110244751" table:style-name="ce5">
            <text:p>5.664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4688.3200912475586" table:style-name="ce5">
            <text:p>4.688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float" office:value="2467.6400480270386" table:style-name="ce5">
            <text:p>2.468</text:p>
          </table:table-cell>
          <table:table-cell office:value-type="float" office:value="5760.4401121139526" table:style-name="ce5">
            <text:p>5.760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4815.7200937271118" table:style-name="ce5">
            <text:p>4.816</text:p>
          </table:table-cell>
          <table:table-cell office:value-type="float" office:value="4704.0000915527344" table:style-name="ce5">
            <text:p>4.704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0" table:style-name="ce5">
            <text:p>0</text:p>
          </table:table-cell>
          <table:table-cell office:value-type="float" office:value="5143.0401000976563" table:style-name="ce5">
            <text:p>5.143</text:p>
          </table:table-cell>
          <table:table-cell office:value-type="float" office:value="4406.0800857543945" table:style-name="ce5">
            <text:p>4.406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867.0800752639771" table:style-name="ce5">
            <text:p>3.867</text:p>
          </table:table-cell>
          <table:table-cell office:value-type="float" office:value="4876.480094909668" table:style-name="ce5">
            <text:p>4.876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3.8000726699829" table:style-name="ce5">
            <text:p>3.734</text:p>
          </table:table-cell>
          <table:table-cell office:value-type="float" office:value="5029.3600978851318" table:style-name="ce5">
            <text:p>5.029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4080.7200794219971" table:style-name="ce5">
            <text:p>4.081</text:p>
          </table:table-cell>
          <table:table-cell office:value-type="float" office:value="4719.6800918579102" table:style-name="ce5">
            <text:p>4.720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4606.0000896453857" table:style-name="ce5">
            <text:p>4.606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3829.8400745391846" table:style-name="ce5">
            <text:p>3.830</text:p>
          </table:table-cell>
          <table:table-cell office:value-type="float" office:value="4954.8800964355469" table:style-name="ce5">
            <text:p>4.955</text:p>
          </table:table-cell>
          <table:table-cell office:value-type="float" office:value="0" table:style-name="ce5">
            <text:p>0</text:p>
          </table:table-cell>
          <table:table-cell office:value-type="float" office:value="164.6400032043457" table:style-name="ce5">
            <text:p>16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6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4">
            <text:p>MARGEM DE ERRO PARA O TOTAL D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254.3601217269897" table:style-name="ce5">
            <text:p>6.254</text:p>
          </table:table-cell>
          <table:table-cell office:value-type="float" office:value="6081.8801183700562" table:style-name="ce5">
            <text:p>6.082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84.00001525878906" table:style-name="ce5">
            <text:p>78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230.8401212692261" table:style-name="ce5">
            <text:p>6.231</text:p>
          </table:table-cell>
          <table:table-cell office:value-type="float" office:value="5913.3201150894165" table:style-name="ce5">
            <text:p>5.913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80.08001518249512" table:style-name="ce5">
            <text:p>7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243.4000825881958" table:style-name="ce5">
            <text:p>4.243</text:p>
          </table:table-cell>
          <table:table-cell office:value-type="float" office:value="3308.4800643920898" table:style-name="ce5">
            <text:p>3.308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219.52000427246094" table:style-name="ce5">
            <text:p>22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114.0400800704956" table:style-name="ce5">
            <text:p>4.114</text:p>
          </table:table-cell>
          <table:table-cell office:value-type="float" office:value="4958.8000965118408" table:style-name="ce5">
            <text:p>4.959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513.52000999450684" table:style-name="ce5">
            <text:p>5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127.7600803375244" table:style-name="ce5">
            <text:p>4.128</text:p>
          </table:table-cell>
          <table:table-cell office:value-type="float" office:value="2206.9600429534912" table:style-name="ce5">
            <text:p>2.207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56.64001083374023" table:style-name="ce5">
            <text:p>55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791.0400543212891" table:style-name="ce5">
            <text:p>2.791</text:p>
          </table:table-cell>
          <table:table-cell office:value-type="float" office:value="1593.4800310134888" table:style-name="ce5">
            <text:p>1.593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82.320001602172852" table:style-name="ce5">
            <text:p>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169.3200616836548" table:style-name="ce5">
            <text:p>3.169</text:p>
          </table:table-cell>
          <table:table-cell office:value-type="float" office:value="2671.4800519943237" table:style-name="ce5">
            <text:p>2.671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397.88000774383545" table:style-name="ce5">
            <text:p>3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429.2001056671143" table:style-name="ce5">
            <text:p>5.429</text:p>
          </table:table-cell>
          <table:table-cell office:value-type="float" office:value="5335.1201038360596" table:style-name="ce5">
            <text:p>5.335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672.28001308441162" table:style-name="ce5">
            <text:p>67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006.2400779724121" table:style-name="ce5">
            <text:p>4.006</text:p>
          </table:table-cell>
          <table:table-cell office:value-type="float" office:value="2148.160041809082" table:style-name="ce5">
            <text:p>2.148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229.3200044631958" table:style-name="ce5">
            <text:p>2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5486.0401067733765" table:style-name="ce5">
            <text:p>5.486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629.16001224517822" table:style-name="ce5">
            <text:p>6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457.0400867462158" table:style-name="ce5">
            <text:p>4.457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13.56000804901123" table:style-name="ce5">
            <text:p>41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58.3600225448608" table:style-name="ce5">
            <text:p>1.158</text:p>
          </table:table-cell>
          <table:table-cell office:value-type="float" office:value="503.72000980377197" table:style-name="ce5">
            <text:p>504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43.00000667572021" table:style-name="ce5">
            <text:p>3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25.44000244140625" table:style-name="ce5">
            <text:p>1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33.7200765609741" table:style-name="ce5">
            <text:p>3.934</text:p>
          </table:table-cell>
          <table:table-cell office:value-type="float" office:value="2348.0800457000732" table:style-name="ce5">
            <text:p>2.3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5380.2001047134399" table:style-name="ce5">
            <text:p>5.380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435.12000846862793" table:style-name="ce5">
            <text:p>4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458.6400089263916" table:style-name="ce5">
            <text:p>45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63.2800693511963" table:style-name="ce5">
            <text:p>3.563</text:p>
          </table:table-cell>
          <table:table-cell office:value-type="float" office:value="4733.400092124939" table:style-name="ce5">
            <text:p>4.733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719.32001399993896" table:style-name="ce5">
            <text:p>71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1646.400032043457" table:style-name="ce5">
            <text:p>1.646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323.40000629425049" table:style-name="ce5">
            <text:p>3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770.6400928497314" table:style-name="ce5">
            <text:p>4.771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784.00001525878906" table:style-name="ce5">
            <text:p>7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11.7600955963135" table:style-name="ce5">
            <text:p>4.912</text:p>
          </table:table-cell>
          <table:table-cell office:value-type="float" office:value="3806.3200740814209" table:style-name="ce5">
            <text:p>3.806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6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4">
            <text:p>MARGEM DE ERRO PARA O TOTAL D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9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dessa escola usam a Internet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11">
            <text:p>A velocidade da Internet dessa escola possibilita o seu uso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dess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dessa escola usam a Internet nas atividades de ensino 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402.9201440811157" table:style-name="ce5">
            <text:p>7.403</text:p>
          </table:table-cell>
          <table:table-cell office:value-type="float" office:value="2581.320050239563" table:style-name="ce5">
            <text:p>2.581</text:p>
          </table:table-cell>
          <table:table-cell office:value-type="float" office:value="3351.6000652313232" table:style-name="ce5">
            <text:p>3.352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818.8401327133179" table:style-name="ce5">
            <text:p>6.819</text:p>
          </table:table-cell>
          <table:table-cell office:value-type="float" office:value="4672.6400909423828" table:style-name="ce5">
            <text:p>4.673</text:p>
          </table:table-cell>
          <table:table-cell office:value-type="float" office:value="3014.4800586700439" table:style-name="ce5">
            <text:p>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669.8801298141479" table:style-name="ce5">
            <text:p>6.670</text:p>
          </table:table-cell>
          <table:table-cell office:value-type="float" office:value="4031.7200784683228" table:style-name="ce5">
            <text:p>4.032</text:p>
          </table:table-cell>
          <table:table-cell office:value-type="float" office:value="4819.6400938034058" table:style-name="ce5">
            <text:p>4.820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796.1200933456421" table:style-name="ce5">
            <text:p>4.796</text:p>
          </table:table-cell>
          <table:table-cell office:value-type="float" office:value="5970.1601161956787" table:style-name="ce5">
            <text:p>5.970</text:p>
          </table:table-cell>
          <table:table-cell office:value-type="float" office:value="5082.2800989151001" table:style-name="ce5">
            <text:p>5.082</text:p>
          </table:table-cell>
          <table:table-cell office:value-type="float" office:value="834.96001625061035" table:style-name="ce5">
            <text:p>835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360.2001237869263" table:style-name="ce5">
            <text:p>6.360</text:p>
          </table:table-cell>
          <table:table-cell office:value-type="float" office:value="3136.0000610351563" table:style-name="ce5">
            <text:p>3.136</text:p>
          </table:table-cell>
          <table:table-cell office:value-type="float" office:value="5384.1201047897339" table:style-name="ce5">
            <text:p>5.384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357.8401432037354" table:style-name="ce5">
            <text:p>7.358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3165.4000616073608" table:style-name="ce5">
            <text:p>3.165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732.6001310348511" table:style-name="ce5">
            <text:p>6.733</text:p>
          </table:table-cell>
          <table:table-cell office:value-type="float" office:value="4668.7200908660889" table:style-name="ce5">
            <text:p>4.669</text:p>
          </table:table-cell>
          <table:table-cell office:value-type="float" office:value="2698.9200525283813" table:style-name="ce5">
            <text:p>2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675.7601299285889" table:style-name="ce5">
            <text:p>6.676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4609.9200897216797" table:style-name="ce5">
            <text:p>4.610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4735.3600921630859" table:style-name="ce5">
            <text:p>4.735</text:p>
          </table:table-cell>
          <table:table-cell office:value-type="float" office:value="5870.2001142501831" table:style-name="ce5">
            <text:p>5.870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834.96001625061035" table:style-name="ce5">
            <text:p>835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385.6801242828369" table:style-name="ce5">
            <text:p>6.386</text:p>
          </table:table-cell>
          <table:table-cell office:value-type="float" office:value="3045.8400592803955" table:style-name="ce5">
            <text:p>3.046</text:p>
          </table:table-cell>
          <table:table-cell office:value-type="float" office:value="5309.6401033401489" table:style-name="ce5">
            <text:p>5.310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30.5600395202637" table:style-name="ce5">
            <text:p>2.031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1140.720022201538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932.560037612915" table:style-name="ce5">
            <text:p>1.933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1346.5200262069702" table:style-name="ce5">
            <text:p>1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1338.6800260543823" table:style-name="ce5">
            <text:p>1.339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305.3600254058838" table:style-name="ce5">
            <text:p>1.305</text:p>
          </table:table-cell>
          <table:table-cell office:value-type="float" office:value="1266.1600246429443" table:style-name="ce5">
            <text:p>1.266</text:p>
          </table:table-cell>
          <table:table-cell office:value-type="float" office:value="1597.4000310897827" table:style-name="ce5">
            <text:p>1.597</text:p>
          </table:table-cell>
          <table:table-cell office:value-type="float" office:value="11.7600002288818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307.3200254440308" table:style-name="ce5">
            <text:p>1.307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1138.7600221633911" table:style-name="ce5">
            <text:p>1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666.7600908279419" table:style-name="ce5">
            <text:p>4.667</text:p>
          </table:table-cell>
          <table:table-cell office:value-type="float" office:value="1944.3200378417969" table:style-name="ce5">
            <text:p>1.944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537.4000883102417" table:style-name="ce5">
            <text:p>4.537</text:p>
          </table:table-cell>
          <table:table-cell office:value-type="float" office:value="2630.3200511932373" table:style-name="ce5">
            <text:p>2.630</text:p>
          </table:table-cell>
          <table:table-cell office:value-type="float" office:value="1238.7200241088867" table:style-name="ce5">
            <text:p>1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121.8800802230835" table:style-name="ce5">
            <text:p>4.122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598.5600700378418" table:style-name="ce5">
            <text:p>3.599</text:p>
          </table:table-cell>
          <table:table-cell office:value-type="float" office:value="2759.6800537109375" table:style-name="ce5">
            <text:p>2.760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2442.1600475311279" table:style-name="ce5">
            <text:p>2.442</text:p>
          </table:table-cell>
          <table:table-cell office:value-type="float" office:value="2269.6800441741943" table:style-name="ce5">
            <text:p>2.2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5760.4401121139526" table:style-name="ce5">
            <text:p>5.760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186.2000036239624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5325.3201036453247" table:style-name="ce5">
            <text:p>5.325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2747.9200534820557" table:style-name="ce5">
            <text:p>2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3502.5200681686401" table:style-name="ce5">
            <text:p>3.503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4643.2400903701782" table:style-name="ce5">
            <text:p>4.643</text:p>
          </table:table-cell>
          <table:table-cell office:value-type="float" office:value="3759.2800731658936" table:style-name="ce5">
            <text:p>3.759</text:p>
          </table:table-cell>
          <table:table-cell office:value-type="float" office:value="809.48001575469971" table:style-name="ce5">
            <text:p>809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214.0000820159912" table:style-name="ce5">
            <text:p>4.214</text:p>
          </table:table-cell>
          <table:table-cell office:value-type="float" office:value="1652.2800321578979" table:style-name="ce5">
            <text:p>1.652</text:p>
          </table:table-cell>
          <table:table-cell office:value-type="float" office:value="4629.5200901031494" table:style-name="ce5">
            <text:p>4.630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247.3200826644897" table:style-name="ce5">
            <text:p>4.247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484.8800678253174" table:style-name="ce5">
            <text:p>3.485</text:p>
          </table:table-cell>
          <table:table-cell office:value-type="float" office:value="3235.9600629806519" table:style-name="ce5">
            <text:p>3.236</text:p>
          </table:table-cell>
          <table:table-cell office:value-type="float" office:value="243.04000473022461" table:style-name="ce5">
            <text:p>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888.6400756835938" table:style-name="ce5">
            <text:p>3.889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2622.4800510406494" table:style-name="ce5">
            <text:p>2.622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924.3200569152832" table:style-name="ce5">
            <text:p>2.924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2510.760048866272" table:style-name="ce5">
            <text:p>2.511</text:p>
          </table:table-cell>
          <table:table-cell office:value-type="float" office:value="170.52000331878662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106.2000799179077" table:style-name="ce5">
            <text:p>4.106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2075.640040397644" table:style-name="ce5">
            <text:p>2.0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1040.7600202560425" table:style-name="ce5">
            <text:p>1.0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422.5600471496582" table:style-name="ce5">
            <text:p>2.423</text:p>
          </table:table-cell>
          <table:table-cell office:value-type="float" office:value="1805.1600351333618" table:style-name="ce5">
            <text:p>1.805</text:p>
          </table:table-cell>
          <table:table-cell office:value-type="float" office:value="766.36001491546631" table:style-name="ce5">
            <text:p>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481.3600482940674" table:style-name="ce5">
            <text:p>2.481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610.7200508117676" table:style-name="ce5">
            <text:p>2.611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998.8000583648682" table:style-name="ce5">
            <text:p>2.999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024.2800588607788" table:style-name="ce5">
            <text:p>3.024</text:p>
          </table:table-cell>
          <table:table-cell office:value-type="float" office:value="2179.5200424194336" table:style-name="ce5">
            <text:p>2.180</text:p>
          </table:table-cell>
          <table:table-cell office:value-type="float" office:value="1903.1600370407104" table:style-name="ce5">
            <text:p>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544.0800495147705" table:style-name="ce5">
            <text:p>2.544</text:p>
          </table:table-cell>
          <table:table-cell office:value-type="float" office:value="1297.5200252532959" table:style-name="ce5">
            <text:p>1.298</text:p>
          </table:table-cell>
          <table:table-cell office:value-type="float" office:value="3039.9600591659546" table:style-name="ce5">
            <text:p>3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267.7200441360474" table:style-name="ce5">
            <text:p>2.268</text:p>
          </table:table-cell>
          <table:table-cell office:value-type="float" office:value="2044.2800397872925" table:style-name="ce5">
            <text:p>2.044</text:p>
          </table:table-cell>
          <table:table-cell office:value-type="float" office:value="2851.8000555038452" table:style-name="ce5">
            <text:p>2.852</text:p>
          </table:table-cell>
          <table:table-cell office:value-type="float" office:value="470.40000915527344" table:style-name="ce5">
            <text:p>470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998.8000583648682" table:style-name="ce5">
            <text:p>2.999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2512.7200489044189" table:style-name="ce5">
            <text:p>2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934.4801349639893" table:style-name="ce5">
            <text:p>6.934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2285.3600444793701" table:style-name="ce5">
            <text:p>2.285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6307.280122756958" table:style-name="ce5">
            <text:p>6.307</text:p>
          </table:table-cell>
          <table:table-cell office:value-type="float" office:value="3839.6400747299194" table:style-name="ce5">
            <text:p>3.840</text:p>
          </table:table-cell>
          <table:table-cell office:value-type="float" office:value="2214.8000431060791" table:style-name="ce5">
            <text:p>2.2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832.9601135253906" table:style-name="ce5">
            <text:p>5.833</text:p>
          </table:table-cell>
          <table:table-cell office:value-type="float" office:value="3749.4800729751587" table:style-name="ce5">
            <text:p>3.749</text:p>
          </table:table-cell>
          <table:table-cell office:value-type="float" office:value="3676.9600715637207" table:style-name="ce5">
            <text:p>3.677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3651.4800710678101" table:style-name="ce5">
            <text:p>3.651</text:p>
          </table:table-cell>
          <table:table-cell office:value-type="float" office:value="5584.0401086807251" table:style-name="ce5">
            <text:p>5.584</text:p>
          </table:table-cell>
          <table:table-cell office:value-type="float" office:value="4159.120080947876" table:style-name="ce5">
            <text:p>4.159</text:p>
          </table:table-cell>
          <table:table-cell office:value-type="float" office:value="689.92001342773438" table:style-name="ce5">
            <text:p>69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478.2001066207886" table:style-name="ce5">
            <text:p>5.478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4702.0400915145874" table:style-name="ce5">
            <text:p>4.702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041.5200786590576" table:style-name="ce5">
            <text:p>4.042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1562.1200304031372" table:style-name="ce5">
            <text:p>1.562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414.3200664520264" table:style-name="ce5">
            <text:p>3.414</text:p>
          </table:table-cell>
          <table:table-cell office:value-type="float" office:value="2881.2000560760498" table:style-name="ce5">
            <text:p>2.881</text:p>
          </table:table-cell>
          <table:table-cell office:value-type="float" office:value="858.48001670837402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1701.2800331115723" table:style-name="ce5">
            <text:p>1.701</text:p>
          </table:table-cell>
          <table:table-cell office:value-type="float" office:value="2638.1600513458252" table:style-name="ce5">
            <text:p>2.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470.40000915527344" table:style-name="ce5">
            <text:p>470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604.4400701522827" table:style-name="ce5">
            <text:p>3.604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2134.4400415420532" table:style-name="ce5">
            <text:p>2.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815.3201131820679" table:style-name="ce5">
            <text:p>5.815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2438.240047454834" table:style-name="ce5">
            <text:p>2.438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5905.4801149368286" table:style-name="ce5">
            <text:p>5.905</text:p>
          </table:table-cell>
          <table:table-cell office:value-type="float" office:value="2224.600043296814" table:style-name="ce5">
            <text:p>2.225</text:p>
          </table:table-cell>
          <table:table-cell office:value-type="float" office:value="2105.0400409698486" table:style-name="ce5">
            <text:p>2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609.9200897216797" table:style-name="ce5">
            <text:p>4.610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5050.9200983047485" table:style-name="ce5">
            <text:p>5.051</text:p>
          </table:table-cell>
          <table:table-cell office:value-type="float" office:value="3580.920069694519" table:style-name="ce5">
            <text:p>3.581</text:p>
          </table:table-cell>
          <table:table-cell office:value-type="float" office:value="194.04000377655029" table:style-name="ce5">
            <text:p>194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486.4400873184204" table:style-name="ce5">
            <text:p>4.486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4435.4800863265991" table:style-name="ce5">
            <text:p>4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337.4800844192505" table:style-name="ce5">
            <text:p>4.337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345.7200651168823" table:style-name="ce5">
            <text:p>3.346</text:p>
          </table:table-cell>
          <table:table-cell office:value-type="float" office:value="3092.8800601959229" table:style-name="ce5">
            <text:p>3.093</text:p>
          </table:table-cell>
          <table:table-cell office:value-type="float" office:value="1989.4000387191772" table:style-name="ce5">
            <text:p>1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908.2400760650635" table:style-name="ce5">
            <text:p>3.908</text:p>
          </table:table-cell>
          <table:table-cell office:value-type="float" office:value="1615.0400314331055" table:style-name="ce5">
            <text:p>1.615</text:p>
          </table:table-cell>
          <table:table-cell office:value-type="float" office:value="2569.5600500106812" table:style-name="ce5">
            <text:p>2.570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3067.4000597000122" table:style-name="ce5">
            <text:p>3.067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664.44001293182373" table:style-name="ce5">
            <text:p>664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1136.8000221252441" table:style-name="ce5">
            <text:p>1.137</text:p>
          </table:table-cell>
          <table:table-cell office:value-type="float" office:value="2565.6400499343872" table:style-name="ce5">
            <text:p>2.566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417.48000812530518" table:style-name="ce5">
            <text:p>417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807.52001571655273" table:style-name="ce5">
            <text:p>808</text:p>
          </table:table-cell>
          <table:table-cell office:value-type="float" office:value="274.40000534057617" table:style-name="ce5">
            <text:p>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709.5200138092041" table:style-name="ce5">
            <text:p>710</text:p>
          </table:table-cell>
          <table:table-cell office:value-type="float" office:value="115.64000225067139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52.5200204849243" table:style-name="ce5">
            <text:p>1.053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84.7600736618042" table:style-name="ce5">
            <text:p>3.785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2595.0400505065918" table:style-name="ce5">
            <text:p>2.595</text:p>
          </table:table-cell>
          <table:table-cell office:value-type="float" office:value="184.24000358581543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2346.1200456619263" table:style-name="ce5">
            <text:p>2.346</text:p>
          </table:table-cell>
          <table:table-cell office:value-type="float" office:value="2683.2400522232056" table:style-name="ce5">
            <text:p>2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467.2400674819946" table:style-name="ce5">
            <text:p>3.467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3580.920069694519" table:style-name="ce5">
            <text:p>3.581</text:p>
          </table:table-cell>
          <table:table-cell office:value-type="float" office:value="150.92000293731689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061.5200595855713" table:style-name="ce5">
            <text:p>3.062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3181.0800619125366" table:style-name="ce5">
            <text:p>3.1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91.7601146697998" table:style-name="ce5">
            <text:p>5.892</text:p>
          </table:table-cell>
          <table:table-cell office:value-type="float" office:value="2185.4000425338745" table:style-name="ce5">
            <text:p>2.185</text:p>
          </table:table-cell>
          <table:table-cell office:value-type="float" office:value="1711.0800333023071" table:style-name="ce5">
            <text:p>1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70.3601064682007" table:style-name="ce5">
            <text:p>5.47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1060.3600206375122" table:style-name="ce5">
            <text:p>1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64.5201044082642" table:style-name="ce5">
            <text:p>5.365</text:p>
          </table:table-cell>
          <table:table-cell office:value-type="float" office:value="3400.6000661849976" table:style-name="ce5">
            <text:p>3.401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8.8400564193726" table:style-name="ce5">
            <text:p>2.899</text:p>
          </table:table-cell>
          <table:table-cell office:value-type="float" office:value="5691.8401107788086" table:style-name="ce5">
            <text:p>5.692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813.40001583099365" table:style-name="ce5">
            <text:p>8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2350.0400457382202" table:style-name="ce5">
            <text:p>2.350</text:p>
          </table:table-cell>
          <table:table-cell office:value-type="float" office:value="4117.9600801467896" table:style-name="ce5">
            <text:p>4.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67.8400382995605" table:style-name="ce5">
            <text:p>1.968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827.12001609802246" table:style-name="ce5">
            <text:p>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1072.120020866394" table:style-name="ce5">
            <text:p>1.072</text:p>
          </table:table-cell>
          <table:table-cell office:value-type="float" office:value="1777.7200345993042" table:style-name="ce5">
            <text:p>1.778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28.6400375366211" table:style-name="ce5">
            <text:p>1.929</text:p>
          </table:table-cell>
          <table:table-cell office:value-type="float" office:value="938.8400182723999" table:style-name="ce5">
            <text:p>939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18.8800354003906" table:style-name="ce5">
            <text:p>1.819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1058.4000205993652" table:style-name="ce5">
            <text:p>1.0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60.7600965499878" table:style-name="ce5">
            <text:p>4.961</text:p>
          </table:table-cell>
          <table:table-cell office:value-type="float" office:value="2365.720046043396" table:style-name="ce5">
            <text:p>2.366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288.1200056076049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5133.2400999069214" table:style-name="ce5">
            <text:p>5.133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1403.3600273132324" table:style-name="ce5">
            <text:p>1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3208.5200624465942" table:style-name="ce5">
            <text:p>3.209</text:p>
          </table:table-cell>
          <table:table-cell office:value-type="float" office:value="3408.4400663375854" table:style-name="ce5">
            <text:p>3.408</text:p>
          </table:table-cell>
          <table:table-cell office:value-type="float" office:value="3880.8000755310059" table:style-name="ce5">
            <text:p>3.8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3686.7600717544556" table:style-name="ce5">
            <text:p>3.687</text:p>
          </table:table-cell>
          <table:table-cell office:value-type="float" office:value="3816.1200742721558" table:style-name="ce5">
            <text:p>3.816</text:p>
          </table:table-cell>
          <table:table-cell office:value-type="float" office:value="672.2800130844116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609.9200897216797" table:style-name="ce5">
            <text:p>4.610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3183.0400619506836" table:style-name="ce5">
            <text:p>3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467.2400674819946" table:style-name="ce5">
            <text:p>3.467</text:p>
          </table:table-cell>
          <table:table-cell office:value-type="float" office:value="1101.5200214385986" table:style-name="ce5">
            <text:p>1.102</text:p>
          </table:table-cell>
          <table:table-cell office:value-type="float" office:value="1816.9200353622437" table:style-name="ce5">
            <text:p>1.817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188.9200620651245" table:style-name="ce5">
            <text:p>3.189</text:p>
          </table:table-cell>
          <table:table-cell office:value-type="float" office:value="2001.1600389480591" table:style-name="ce5">
            <text:p>2.001</text:p>
          </table:table-cell>
          <table:table-cell office:value-type="float" office:value="1746.3600339889526" table:style-name="ce5">
            <text:p>1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446.0800476074219" table:style-name="ce5">
            <text:p>2.446</text:p>
          </table:table-cell>
          <table:table-cell office:value-type="float" office:value="1954.1200380325317" table:style-name="ce5">
            <text:p>1.954</text:p>
          </table:table-cell>
          <table:table-cell office:value-type="float" office:value="2981.1600580215454" table:style-name="ce5">
            <text:p>2.981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134.4400415420532" table:style-name="ce5">
            <text:p>2.134</text:p>
          </table:table-cell>
          <table:table-cell office:value-type="float" office:value="2357.8800458908081" table:style-name="ce5">
            <text:p>2.358</text:p>
          </table:table-cell>
          <table:table-cell office:value-type="float" office:value="2851.8000555038452" table:style-name="ce5">
            <text:p>2.852</text:p>
          </table:table-cell>
          <table:table-cell office:value-type="float" office:value="484.12000942230225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386.0801048278809" table:style-name="ce5">
            <text:p>5.386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290.08000564575195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507.6001071929932" table:style-name="ce5">
            <text:p>5.508</text:p>
          </table:table-cell>
          <table:table-cell office:value-type="float" office:value="3328.0800647735596" table:style-name="ce5">
            <text:p>3.328</text:p>
          </table:table-cell>
          <table:table-cell office:value-type="float" office:value="2236.3600435256958" table:style-name="ce5">
            <text:p>2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3812.2000741958618" table:style-name="ce5">
            <text:p>3.812</text:p>
          </table:table-cell>
          <table:table-cell office:value-type="float" office:value="3857.2800750732422" table:style-name="ce5">
            <text:p>3.857</text:p>
          </table:table-cell>
          <table:table-cell office:value-type="float" office:value="4637.3600902557373" table:style-name="ce5">
            <text:p>4.637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3410.4000663757324" table:style-name="ce5">
            <text:p>3.410</text:p>
          </table:table-cell>
          <table:table-cell office:value-type="float" office:value="4210.0800819396973" table:style-name="ce5">
            <text:p>4.210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829.08001613616943" table:style-name="ce5">
            <text:p>829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952.9200963973999" table:style-name="ce5">
            <text:p>4.953</text:p>
          </table:table-cell>
          <table:table-cell office:value-type="float" office:value="2969.4000577926636" table:style-name="ce5">
            <text:p>2.969</text:p>
          </table:table-cell>
          <table:table-cell office:value-type="float" office:value="3716.1600723266602" table:style-name="ce5">
            <text:p>3.716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964.2801160812378" table:style-name="ce5">
            <text:p>5.964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70.6000947952271" table:style-name="ce5">
            <text:p>4.871</text:p>
          </table:table-cell>
          <table:table-cell office:value-type="float" office:value="3390.8000659942627" table:style-name="ce5">
            <text:p>3.391</text:p>
          </table:table-cell>
          <table:table-cell office:value-type="float" office:value="2032.5200395584106" table:style-name="ce5">
            <text:p>2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58.4401140213013" table:style-name="ce5">
            <text:p>5.858</text:p>
          </table:table-cell>
          <table:table-cell office:value-type="float" office:value="1264.2000246047974" table:style-name="ce5">
            <text:p>1.264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784.7600736618042" table:style-name="ce5">
            <text:p>3.785</text:p>
          </table:table-cell>
          <table:table-cell office:value-type="float" office:value="4288.4800834655762" table:style-name="ce5">
            <text:p>4.288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13.8000917434692" table:style-name="ce5">
            <text:p>4.714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3996.4400777816772" table:style-name="ce5">
            <text:p>3.9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6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14">
            <text:p>MARGEM DE ERRO PARA O TOTAL D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199.0801401138306" table:style-name="ce5">
            <text:p>7.199</text:p>
          </table:table-cell>
          <table:table-cell office:value-type="float" office:value="3914.1200761795044" table:style-name="ce5">
            <text:p>3.914</text:p>
          </table:table-cell>
          <table:table-cell office:value-type="float" office:value="2457.8400478363037" table:style-name="ce5">
            <text:p>2.458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595.400128364563" table:style-name="ce5">
            <text:p>6.595</text:p>
          </table:table-cell>
          <table:table-cell office:value-type="float" office:value="2708.7200527191162" table:style-name="ce5">
            <text:p>2.709</text:p>
          </table:table-cell>
          <table:table-cell office:value-type="float" office:value="5293.9601030349731" table:style-name="ce5">
            <text:p>5.294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7204.9601402282715" table:style-name="ce5">
            <text:p>7.205</text:p>
          </table:table-cell>
          <table:table-cell office:value-type="float" office:value="3185.0000619888306" table:style-name="ce5">
            <text:p>3.185</text:p>
          </table:table-cell>
          <table:table-cell office:value-type="float" office:value="2159.9200420379639" table:style-name="ce5">
            <text:p>2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7569.5201473236084" table:style-name="ce5">
            <text:p>7.570</text:p>
          </table:table-cell>
          <table:table-cell office:value-type="float" office:value="3249.6800632476807" table:style-name="ce5">
            <text:p>3.250</text:p>
          </table:table-cell>
          <table:table-cell office:value-type="float" office:value="1934.520037651062" table:style-name="ce5">
            <text:p>1.935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230.8401212692261" table:style-name="ce5">
            <text:p>6.231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5887.8401145935059" table:style-name="ce5">
            <text:p>5.888</text:p>
          </table:table-cell>
          <table:table-cell office:value-type="float" office:value="1050.5600204467773" table:style-name="ce5">
            <text:p>1.051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750.2401313781738" table:style-name="ce5">
            <text:p>6.750</text:p>
          </table:table-cell>
          <table:table-cell office:value-type="float" office:value="3673.0400714874268" table:style-name="ce5">
            <text:p>3.673</text:p>
          </table:table-cell>
          <table:table-cell office:value-type="float" office:value="3884.7200756072998" table:style-name="ce5">
            <text:p>3.885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078.7600793838501" table:style-name="ce5">
            <text:p>4.079</text:p>
          </table:table-cell>
          <table:table-cell office:value-type="float" office:value="4607.9600896835327" table:style-name="ce5">
            <text:p>4.608</text:p>
          </table:table-cell>
          <table:table-cell office:value-type="float" office:value="6664.000129699707" table:style-name="ce5">
            <text:p>6.664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905.52001762390137" table:style-name="ce5">
            <text:p>906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159.8801393508911" table:style-name="ce5">
            <text:p>7.160</text:p>
          </table:table-cell>
          <table:table-cell office:value-type="float" office:value="3892.5600757598877" table:style-name="ce5">
            <text:p>3.893</text:p>
          </table:table-cell>
          <table:table-cell office:value-type="float" office:value="2018.8000392913818" table:style-name="ce5">
            <text:p>2.019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597.36012840271" table:style-name="ce5">
            <text:p>6.597</text:p>
          </table:table-cell>
          <table:table-cell office:value-type="float" office:value="2620.5200510025024" table:style-name="ce5">
            <text:p>2.621</text:p>
          </table:table-cell>
          <table:table-cell office:value-type="float" office:value="5219.4801015853882" table:style-name="ce5">
            <text:p>5.219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7216.7201404571533" table:style-name="ce5">
            <text:p>7.217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1840.4400358200073" table:style-name="ce5">
            <text:p>1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7524.440146446228" table:style-name="ce5">
            <text:p>7.524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113.2401189804077" table:style-name="ce5">
            <text:p>6.113</text:p>
          </table:table-cell>
          <table:table-cell office:value-type="float" office:value="2789.0800542831421" table:style-name="ce5">
            <text:p>2.789</text:p>
          </table:table-cell>
          <table:table-cell office:value-type="float" office:value="5760.4401121139526" table:style-name="ce5">
            <text:p>5.760</text:p>
          </table:table-cell>
          <table:table-cell office:value-type="float" office:value="1050.5600204467773" table:style-name="ce5">
            <text:p>1.051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728.6801309585571" table:style-name="ce5">
            <text:p>6.729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4037.6000785827637" table:style-name="ce5">
            <text:p>4.038</text:p>
          </table:table-cell>
          <table:table-cell office:value-type="float" office:value="4435.4800863265991" table:style-name="ce5">
            <text:p>4.435</text:p>
          </table:table-cell>
          <table:table-cell office:value-type="float" office:value="6579.7201280593872" table:style-name="ce5">
            <text:p>6.580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868.28001689910889" table:style-name="ce5">
            <text:p>86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83.5600366592407" table:style-name="ce5">
            <text:p>1.884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1417.0800275802612" table:style-name="ce5">
            <text:p>1.4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1138.7600221633911" table:style-name="ce5">
            <text:p>1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1146.600022315979" table:style-name="ce5">
            <text:p>1.147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724.8000335693359" table:style-name="ce5">
            <text:p>1.725</text:p>
          </table:table-cell>
          <table:table-cell office:value-type="float" office:value="866.32001686096191" table:style-name="ce5">
            <text:p>866</text:p>
          </table:table-cell>
          <table:table-cell office:value-type="float" office:value="1468.0400285720825" table:style-name="ce5">
            <text:p>1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0" table:style-name="ce5">
            <text:p>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441.00000858306885" table:style-name="ce5">
            <text:p>44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660.880090713501" table:style-name="ce5">
            <text:p>4.661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1244.6000242233276" table:style-name="ce5">
            <text:p>1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257.1200828552246" table:style-name="ce5">
            <text:p>4.257</text:p>
          </table:table-cell>
          <table:table-cell office:value-type="float" office:value="2018.8000392913818" table:style-name="ce5">
            <text:p>2.019</text:p>
          </table:table-cell>
          <table:table-cell office:value-type="float" office:value="2783.2000541687012" table:style-name="ce5">
            <text:p>2.783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978.4000968933105" table:style-name="ce5">
            <text:p>4.978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1027.0400199890137" table:style-name="ce5">
            <text:p>1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606.0000896453857" table:style-name="ce5">
            <text:p>4.606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990.5600776672363" table:style-name="ce5">
            <text:p>3.991</text:p>
          </table:table-cell>
          <table:table-cell office:value-type="float" office:value="2330.4400453567505" table:style-name="ce5">
            <text:p>2.330</text:p>
          </table:table-cell>
          <table:table-cell office:value-type="float" office:value="2840.0400552749634" table:style-name="ce5">
            <text:p>2.840</text:p>
          </table:table-cell>
          <table:table-cell office:value-type="float" office:value="746.76001453399658" table:style-name="ce5">
            <text:p>747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229.680082321167" table:style-name="ce5">
            <text:p>4.230</text:p>
          </table:table-cell>
          <table:table-cell office:value-type="float" office:value="2140.3200416564941" table:style-name="ce5">
            <text:p>2.140</text:p>
          </table:table-cell>
          <table:table-cell office:value-type="float" office:value="2610.7200508117676" table:style-name="ce5">
            <text:p>2.6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2961.5600576400757" table:style-name="ce5">
            <text:p>2.962</text:p>
          </table:table-cell>
          <table:table-cell office:value-type="float" office:value="3773.0000734329224" table:style-name="ce5">
            <text:p>3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6081.8801183700562" table:style-name="ce5">
            <text:p>6.082</text:p>
          </table:table-cell>
          <table:table-cell office:value-type="float" office:value="1074.080020904541" table:style-name="ce5">
            <text:p>1.074</text:p>
          </table:table-cell>
          <table:table-cell office:value-type="float" office:value="1593.4800310134888" table:style-name="ce5">
            <text:p>1.5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5029.3600978851318" table:style-name="ce5">
            <text:p>5.029</text:p>
          </table:table-cell>
          <table:table-cell office:value-type="float" office:value="1577.800030708313" table:style-name="ce5">
            <text:p>1.578</text:p>
          </table:table-cell>
          <table:table-cell office:value-type="float" office:value="3684.8000717163086" table:style-name="ce5">
            <text:p>3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6113.2401189804077" table:style-name="ce5">
            <text:p>6.113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1187.7600231170654" table:style-name="ce5">
            <text:p>1.1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5927.0401153564453" table:style-name="ce5">
            <text:p>5.927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625.6000900268555" table:style-name="ce5">
            <text:p>4.626</text:p>
          </table:table-cell>
          <table:table-cell office:value-type="float" office:value="1542.5200300216675" table:style-name="ce5">
            <text:p>1.543</text:p>
          </table:table-cell>
          <table:table-cell office:value-type="float" office:value="4237.5200824737549" table:style-name="ce5">
            <text:p>4.238</text:p>
          </table:table-cell>
          <table:table-cell office:value-type="float" office:value="474.32000923156738" table:style-name="ce5">
            <text:p>474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5680.0801105499268" table:style-name="ce5">
            <text:p>5.680</text:p>
          </table:table-cell>
          <table:table-cell office:value-type="float" office:value="1195.6000232696533" table:style-name="ce5">
            <text:p>1.196</text:p>
          </table:table-cell>
          <table:table-cell office:value-type="float" office:value="2720.480052947998" table:style-name="ce5">
            <text:p>2.720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4856.8800945281982" table:style-name="ce5">
            <text:p>4.857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895.7200174331665" table:style-name="ce5">
            <text:p>89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1438.6400279998779" table:style-name="ce5">
            <text:p>1.439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257.5200634002686" table:style-name="ce5">
            <text:p>3.258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3345.7200651168823" table:style-name="ce5">
            <text:p>3.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518.2000684738159" table:style-name="ce5">
            <text:p>3.518</text:p>
          </table:table-cell>
          <table:table-cell office:value-type="float" office:value="2749.8800535202026" table:style-name="ce5">
            <text:p>2.750</text:p>
          </table:table-cell>
          <table:table-cell office:value-type="float" office:value="1505.280029296875" table:style-name="ce5">
            <text:p>1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1605.2400312423706" table:style-name="ce5">
            <text:p>1.605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251.6400632858276" table:style-name="ce5">
            <text:p>3.252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566.4400110244751" table:style-name="ce5">
            <text:p>566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573.0800695419312" table:style-name="ce5">
            <text:p>3.573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1246.5600242614746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430.4000473022461" table:style-name="ce5">
            <text:p>2.430</text:p>
          </table:table-cell>
          <table:table-cell office:value-type="float" office:value="1756.1600341796875" table:style-name="ce5">
            <text:p>1.756</text:p>
          </table:table-cell>
          <table:table-cell office:value-type="float" office:value="3739.6800727844238" table:style-name="ce5">
            <text:p>3.740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781.2400541305542" table:style-name="ce5">
            <text:p>2.781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1091.7200212478638" table:style-name="ce5">
            <text:p>1.0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767.5200538635254" table:style-name="ce5">
            <text:p>2.768</text:p>
          </table:table-cell>
          <table:table-cell office:value-type="float" office:value="917.2800178527832" table:style-name="ce5">
            <text:p>917</text:p>
          </table:table-cell>
          <table:table-cell office:value-type="float" office:value="1172.0800228118896" table:style-name="ce5">
            <text:p>1.172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3055.6400594711304" table:style-name="ce5">
            <text:p>3.056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671.4800519943237" table:style-name="ce5">
            <text:p>2.671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571.5200500488281" table:style-name="ce5">
            <text:p>2.572</text:p>
          </table:table-cell>
          <table:table-cell office:value-type="float" office:value="633.08001232147217" table:style-name="ce5">
            <text:p>633</text:p>
          </table:table-cell>
          <table:table-cell office:value-type="float" office:value="1609.1600313186646" table:style-name="ce5">
            <text:p>1.609</text:p>
          </table:table-cell>
          <table:table-cell office:value-type="float" office:value="725.20001411437988" table:style-name="ce5">
            <text:p>725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638.1600513458252" table:style-name="ce5">
            <text:p>2.638</text:p>
          </table:table-cell>
          <table:table-cell office:value-type="float" office:value="1611.1200313568115" table:style-name="ce5">
            <text:p>1.611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1301.4400253295898" table:style-name="ce5">
            <text:p>1.301</text:p>
          </table:table-cell>
          <table:table-cell office:value-type="float" office:value="1863.960036277771" table:style-name="ce5">
            <text:p>1.864</text:p>
          </table:table-cell>
          <table:table-cell office:value-type="float" office:value="2156.0000419616699" table:style-name="ce5">
            <text:p>2.1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9.84001731872559" table:style-name="ce5">
            <text:p>89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267.3200635910034" table:style-name="ce5">
            <text:p>3.267</text:p>
          </table:table-cell>
          <table:table-cell office:value-type="float" office:value="2099.1600408554077" table:style-name="ce5">
            <text:p>2.099</text:p>
          </table:table-cell>
          <table:table-cell office:value-type="float" office:value="1536.6400299072266" table:style-name="ce5">
            <text:p>1.5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039.9600591659546" table:style-name="ce5">
            <text:p>3.040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2316.7200450897217" table:style-name="ce5">
            <text:p>2.317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800.44007396698" table:style-name="ce5">
            <text:p>3.800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1226.9600238800049" table:style-name="ce5">
            <text:p>1.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361.4000654220581" table:style-name="ce5">
            <text:p>3.361</text:p>
          </table:table-cell>
          <table:table-cell office:value-type="float" office:value="2093.2800407409668" table:style-name="ce5">
            <text:p>2.093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845.9200553894043" table:style-name="ce5">
            <text:p>2.846</text:p>
          </table:table-cell>
          <table:table-cell office:value-type="float" office:value="2132.4800415039063" table:style-name="ce5">
            <text:p>2.132</text:p>
          </table:table-cell>
          <table:table-cell office:value-type="float" office:value="2224.600043296814" table:style-name="ce5">
            <text:p>2.225</text:p>
          </table:table-cell>
          <table:table-cell office:value-type="float" office:value="474.32000923156738" table:style-name="ce5">
            <text:p>474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924.3200569152832" table:style-name="ce5">
            <text:p>2.924</text:p>
          </table:table-cell>
          <table:table-cell office:value-type="float" office:value="1328.8800258636475" table:style-name="ce5">
            <text:p>1.329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267.7200441360474" table:style-name="ce5">
            <text:p>2.268</text:p>
          </table:table-cell>
          <table:table-cell office:value-type="float" office:value="1397.4800271987915" table:style-name="ce5">
            <text:p>1.397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656.1601295471191" table:style-name="ce5">
            <text:p>6.656</text:p>
          </table:table-cell>
          <table:table-cell office:value-type="float" office:value="3249.6800632476807" table:style-name="ce5">
            <text:p>3.250</text:p>
          </table:table-cell>
          <table:table-cell office:value-type="float" office:value="1595.4400310516357" table:style-name="ce5">
            <text:p>1.595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685.9601106643677" table:style-name="ce5">
            <text:p>5.686</text:p>
          </table:table-cell>
          <table:table-cell office:value-type="float" office:value="2054.0800399780273" table:style-name="ce5">
            <text:p>2.054</text:p>
          </table:table-cell>
          <table:table-cell office:value-type="float" office:value="4745.1600923538208" table:style-name="ce5">
            <text:p>4.7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6591.480128288269" table:style-name="ce5">
            <text:p>6.591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1785.5600347518921" table:style-name="ce5">
            <text:p>1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7065.8001375198364" table:style-name="ce5">
            <text:p>7.066</text:p>
          </table:table-cell>
          <table:table-cell office:value-type="float" office:value="1997.2400388717651" table:style-name="ce5">
            <text:p>1.997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254.7601022720337" table:style-name="ce5">
            <text:p>5.255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5384.1201047897339" table:style-name="ce5">
            <text:p>5.384</text:p>
          </table:table-cell>
          <table:table-cell office:value-type="float" office:value="595.84001159667969" table:style-name="ce5">
            <text:p>596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6324.9201231002808" table:style-name="ce5">
            <text:p>6.325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2898.8400564193726" table:style-name="ce5">
            <text:p>2.899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3038.0000591278076" table:style-name="ce5">
            <text:p>3.038</text:p>
          </table:table-cell>
          <table:table-cell office:value-type="float" office:value="4163.0400810241699" table:style-name="ce5">
            <text:p>4.163</text:p>
          </table:table-cell>
          <table:table-cell office:value-type="float" office:value="5874.1201143264771" table:style-name="ce5">
            <text:p>5.874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109.76000213623047" table:style-name="ce5">
            <text:p>11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010.1600780487061" table:style-name="ce5">
            <text:p>4.010</text:p>
          </table:table-cell>
          <table:table-cell office:value-type="float" office:value="1287.720025062561" table:style-name="ce5">
            <text:p>1.288</text:p>
          </table:table-cell>
          <table:table-cell office:value-type="float" office:value="1470.0000286102295" table:style-name="ce5">
            <text:p>1.4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933.7200765609741" table:style-name="ce5">
            <text:p>3.934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4235.5600824356079" table:style-name="ce5">
            <text:p>4.236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611.52001190185547" table:style-name="ce5">
            <text:p>6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4053.2800788879395" table:style-name="ce5">
            <text:p>4.053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720.0800724029541" table:style-name="ce5">
            <text:p>3.720</text:p>
          </table:table-cell>
          <table:table-cell office:value-type="float" office:value="1470.0000286102295" table:style-name="ce5">
            <text:p>1.470</text:p>
          </table:table-cell>
          <table:table-cell office:value-type="float" office:value="2156.0000419616699" table:style-name="ce5">
            <text:p>2.156</text:p>
          </table:table-cell>
          <table:table-cell office:value-type="float" office:value="862.40001678466797" table:style-name="ce5">
            <text:p>862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916.0800762176514" table:style-name="ce5">
            <text:p>3.916</text:p>
          </table:table-cell>
          <table:table-cell office:value-type="float" office:value="1834.5600357055664" table:style-name="ce5">
            <text:p>1.835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2608.7600507736206" table:style-name="ce5">
            <text:p>2.609</text:p>
          </table:table-cell>
          <table:table-cell office:value-type="float" office:value="2181.4800424575806" table:style-name="ce5">
            <text:p>2.181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991.7201166152954" table:style-name="ce5">
            <text:p>5.992</text:p>
          </table:table-cell>
          <table:table-cell office:value-type="float" office:value="2404.9200468063354" table:style-name="ce5">
            <text:p>2.405</text:p>
          </table:table-cell>
          <table:table-cell office:value-type="float" office:value="1558.2000303268433" table:style-name="ce5">
            <text:p>1.5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866.6800947189331" table:style-name="ce5">
            <text:p>4.867</text:p>
          </table:table-cell>
          <table:table-cell office:value-type="float" office:value="2044.2800397872925" table:style-name="ce5">
            <text:p>2.044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6177.9201202392578" table:style-name="ce5">
            <text:p>6.178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1532.7200298309326" table:style-name="ce5">
            <text:p>1.5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5974.0801162719727" table:style-name="ce5">
            <text:p>5.974</text:p>
          </table:table-cell>
          <table:table-cell office:value-type="float" office:value="2257.9200439453125" table:style-name="ce5">
            <text:p>2.258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649.1200904846191" table:style-name="ce5">
            <text:p>4.649</text:p>
          </table:table-cell>
          <table:table-cell office:value-type="float" office:value="2318.6800451278687" table:style-name="ce5">
            <text:p>2.319</text:p>
          </table:table-cell>
          <table:table-cell office:value-type="float" office:value="4257.1200828552246" table:style-name="ce5">
            <text:p>4.257</text:p>
          </table:table-cell>
          <table:table-cell office:value-type="float" office:value="442.96000862121582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5729.0801115036011" table:style-name="ce5">
            <text:p>5.729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1742.4400339126587" table:style-name="ce5">
            <text:p>1.742</text:p>
          </table:table-cell>
          <table:table-cell office:value-type="float" office:value="3951.3600769042969" table:style-name="ce5">
            <text:p>3.951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8.08000755310059" table:style-name="ce5">
            <text:p>3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2914.5200567245483" table:style-name="ce5">
            <text:p>2.915</text:p>
          </table:table-cell>
          <table:table-cell office:value-type="float" office:value="1226.9600238800049" table:style-name="ce5">
            <text:p>1.227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492.7200679779053" table:style-name="ce5">
            <text:p>3.493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1419.0400276184082" table:style-name="ce5">
            <text:p>1.4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1611.1200313568115" table:style-name="ce5">
            <text:p>1.611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055.6400594711304" table:style-name="ce5">
            <text:p>3.056</text:p>
          </table:table-cell>
          <table:table-cell office:value-type="float" office:value="1134.8400220870972" table:style-name="ce5">
            <text:p>1.135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403.76000785827637" table:style-name="ce5">
            <text:p>404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343.7600650787354" table:style-name="ce5">
            <text:p>3.344</text:p>
          </table:table-cell>
          <table:table-cell office:value-type="float" office:value="2902.7600564956665" table:style-name="ce5">
            <text:p>2.903</text:p>
          </table:table-cell>
          <table:table-cell office:value-type="float" office:value="2287.3200445175171" table:style-name="ce5">
            <text:p>2.287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2577.400050163269" table:style-name="ce5">
            <text:p>2.577</text:p>
          </table:table-cell>
          <table:table-cell office:value-type="float" office:value="1575.840030670166" table:style-name="ce5">
            <text:p>1.576</text:p>
          </table:table-cell>
          <table:table-cell office:value-type="float" office:value="3927.8400764465332" table:style-name="ce5">
            <text:p>3.928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78.400001525878906" table:style-name="ce5">
            <text:p>7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50.5200223922729" table:style-name="ce5">
            <text:p>1.151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352.80000686645508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140.7200222015381" table:style-name="ce5">
            <text:p>1.141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101.5200214385986" table:style-name="ce5">
            <text:p>1.102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736.96001434326172" table:style-name="ce5">
            <text:p>7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.40000343322754" table:style-name="ce5">
            <text:p>17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99.5600214004517" table:style-name="ce5">
            <text:p>1.100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239.12000465393066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2.120020866394" table:style-name="ce5">
            <text:p>1.072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217.56000423431396" table:style-name="ce5">
            <text:p>218</text:p>
          </table:table-cell>
          <table:table-cell office:value-type="float" office:value="464.52000904083252" table:style-name="ce5">
            <text:p>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68.600001335144043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00.3600778579712" table:style-name="ce5">
            <text:p>4.000</text:p>
          </table:table-cell>
          <table:table-cell office:value-type="float" office:value="1009.4000196456909" table:style-name="ce5">
            <text:p>1.009</text:p>
          </table:table-cell>
          <table:table-cell office:value-type="float" office:value="1622.8800315856934" table:style-name="ce5">
            <text:p>1.6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906.2800760269165" table:style-name="ce5">
            <text:p>3.906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4045.4400787353516" table:style-name="ce5">
            <text:p>4.045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440.6000280380249" table:style-name="ce5">
            <text:p>1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894.5200757980347" table:style-name="ce5">
            <text:p>3.895</text:p>
          </table:table-cell>
          <table:table-cell office:value-type="float" office:value="2012.9200391769409" table:style-name="ce5">
            <text:p>2.013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725.960072517395" table:style-name="ce5">
            <text:p>3.726</text:p>
          </table:table-cell>
          <table:table-cell office:value-type="float" office:value="1154.4400224685669" table:style-name="ce5">
            <text:p>1.154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787.92001533508301" table:style-name="ce5">
            <text:p>788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308.4800643920898" table:style-name="ce5">
            <text:p>3.308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2693.0400524139404" table:style-name="ce5">
            <text:p>2.6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012.520058631897" table:style-name="ce5">
            <text:p>3.013</text:p>
          </table:table-cell>
          <table:table-cell office:value-type="float" office:value="2404.9200468063354" table:style-name="ce5">
            <text:p>2.405</text:p>
          </table:table-cell>
          <table:table-cell office:value-type="float" office:value="2992.9200582504272" table:style-name="ce5">
            <text:p>2.9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7.88001728057861" table:style-name="ce5">
            <text:p>8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33.1201057434082" table:style-name="ce5">
            <text:p>5.433</text:p>
          </table:table-cell>
          <table:table-cell office:value-type="float" office:value="3584.840069770813" table:style-name="ce5">
            <text:p>3.585</text:p>
          </table:table-cell>
          <table:table-cell office:value-type="float" office:value="1534.6800298690796" table:style-name="ce5">
            <text:p>1.5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51.0400924682617" table:style-name="ce5">
            <text:p>4.751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4788.2800931930542" table:style-name="ce5">
            <text:p>4.7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15.4801054000854" table:style-name="ce5">
            <text:p>5.415</text:p>
          </table:table-cell>
          <table:table-cell office:value-type="float" office:value="2930.2000570297241" table:style-name="ce5">
            <text:p>2.930</text:p>
          </table:table-cell>
          <table:table-cell office:value-type="float" office:value="1387.6800270080566" table:style-name="ce5">
            <text:p>1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60.3601160049438" table:style-name="ce5">
            <text:p>5.960</text:p>
          </table:table-cell>
          <table:table-cell office:value-type="float" office:value="2312.8000450134277" table:style-name="ce5">
            <text:p>2.313</text:p>
          </table:table-cell>
          <table:table-cell office:value-type="float" office:value="1199.5200233459473" table:style-name="ce5">
            <text:p>1.200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2269.6800441741943" table:style-name="ce5">
            <text:p>2.270</text:p>
          </table:table-cell>
          <table:table-cell office:value-type="float" office:value="5017.60009765625" table:style-name="ce5">
            <text:p>5.018</text:p>
          </table:table-cell>
          <table:table-cell office:value-type="float" office:value="660.52001285552979" table:style-name="ce5">
            <text:p>6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25.3201036453247" table:style-name="ce5">
            <text:p>5.325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2504.8800487518311" table:style-name="ce5">
            <text:p>2.5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10.9200410842896" table:style-name="ce5">
            <text:p>2.111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5501.7201070785522" table:style-name="ce5">
            <text:p>5.502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932.96001815795898" table:style-name="ce5">
            <text:p>933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1397.4800271987915" table:style-name="ce5">
            <text:p>1.397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1034.8800201416016" table:style-name="ce5">
            <text:p>1.035</text:p>
          </table:table-cell>
          <table:table-cell office:value-type="float" office:value="631.1200122833252" table:style-name="ce5">
            <text:p>6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9.4000387191772" table:style-name="ce5">
            <text:p>1.989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1142.6800222396851" table:style-name="ce5">
            <text:p>1.143</text:p>
          </table:table-cell>
          <table:table-cell office:value-type="float" office:value="1256.3600244522095" table:style-name="ce5">
            <text:p>1.256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.2400245666504" table:style-name="ce5">
            <text:p>1.262</text:p>
          </table:table-cell>
          <table:table-cell office:value-type="float" office:value="1076.040020942688" table:style-name="ce5">
            <text:p>1.076</text:p>
          </table:table-cell>
          <table:table-cell office:value-type="float" office:value="1942.3600378036499" table:style-name="ce5">
            <text:p>1.9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41.0801000595093" table:style-name="ce5">
            <text:p>5.141</text:p>
          </table:table-cell>
          <table:table-cell office:value-type="float" office:value="2181.4800424575806" table:style-name="ce5">
            <text:p>2.181</text:p>
          </table:table-cell>
          <table:table-cell office:value-type="float" office:value="1832.6000356674194" table:style-name="ce5">
            <text:p>1.8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3970.9600772857666" table:style-name="ce5">
            <text:p>3.971</text:p>
          </table:table-cell>
          <table:table-cell office:value-type="float" office:value="2191.2800426483154" table:style-name="ce5">
            <text:p>2.191</text:p>
          </table:table-cell>
          <table:table-cell office:value-type="float" office:value="3986.6400775909424" table:style-name="ce5">
            <text:p>3.987</text:p>
          </table:table-cell>
          <table:table-cell office:value-type="float" office:value="86.240001678466797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5380.2001047134399" table:style-name="ce5">
            <text:p>5.380</text:p>
          </table:table-cell>
          <table:table-cell office:value-type="float" office:value="1140.7200222015381" table:style-name="ce5">
            <text:p>1.141</text:p>
          </table:table-cell>
          <table:table-cell office:value-type="float" office:value="1922.7600374221802" table:style-name="ce5">
            <text:p>1.9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5082.2800989151001" table:style-name="ce5">
            <text:p>5.082</text:p>
          </table:table-cell>
          <table:table-cell office:value-type="float" office:value="2702.8400526046753" table:style-name="ce5">
            <text:p>2.703</text:p>
          </table:table-cell>
          <table:table-cell office:value-type="float" office:value="1370.0400266647339" table:style-name="ce5">
            <text:p>1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2218.720043182373" table:style-name="ce5">
            <text:p>2.219</text:p>
          </table:table-cell>
          <table:table-cell office:value-type="float" office:value="3000.7600584030151" table:style-name="ce5">
            <text:p>3.001</text:p>
          </table:table-cell>
          <table:table-cell office:value-type="float" office:value="525.28001022338867" table:style-name="ce5">
            <text:p>525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923.5200958251953" table:style-name="ce5">
            <text:p>4.924</text:p>
          </table:table-cell>
          <table:table-cell office:value-type="float" office:value="1934.520037651062" table:style-name="ce5">
            <text:p>1.935</text:p>
          </table:table-cell>
          <table:table-cell office:value-type="float" office:value="2765.5600538253784" table:style-name="ce5">
            <text:p>2.766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2124.6400413513184" table:style-name="ce5">
            <text:p>2.125</text:p>
          </table:table-cell>
          <table:table-cell office:value-type="float" office:value="3957.2400770187378" table:style-name="ce5">
            <text:p>3.957</text:p>
          </table:table-cell>
          <table:table-cell office:value-type="float" office:value="3990.5600776672363" table:style-name="ce5">
            <text:p>3.991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901.60001754760742" table:style-name="ce5">
            <text:p>90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78.9600696563721" table:style-name="ce5">
            <text:p>3.579</text:p>
          </table:table-cell>
          <table:table-cell office:value-type="float" office:value="1760.0800342559814" table:style-name="ce5">
            <text:p>1.760</text:p>
          </table:table-cell>
          <table:table-cell office:value-type="float" office:value="1266.1600246429443" table:style-name="ce5">
            <text:p>1.266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038.0000591278076" table:style-name="ce5">
            <text:p>3.038</text:p>
          </table:table-cell>
          <table:table-cell office:value-type="float" office:value="1611.1200313568115" table:style-name="ce5">
            <text:p>1.611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1305.3600254058838" table:style-name="ce5">
            <text:p>1.305</text:p>
          </table:table-cell>
          <table:table-cell office:value-type="float" office:value="974.12001895904541" table:style-name="ce5">
            <text:p>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663.2400712966919" table:style-name="ce5">
            <text:p>3.663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1064.2800207138062" table:style-name="ce5">
            <text:p>1.064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2438.240047454834" table:style-name="ce5">
            <text:p>2.438</text:p>
          </table:table-cell>
          <table:table-cell office:value-type="float" office:value="474.32000923156738" table:style-name="ce5">
            <text:p>474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2003.1200389862061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3349.6400651931763" table:style-name="ce5">
            <text:p>3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0000171661377" table:style-name="ce5">
            <text:p>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685.9601106643677" table:style-name="ce5">
            <text:p>5.686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2206.9600429534912" table:style-name="ce5">
            <text:p>2.207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698.1200914382935" table:style-name="ce5">
            <text:p>4.698</text:p>
          </table:table-cell>
          <table:table-cell office:value-type="float" office:value="2640.1200513839722" table:style-name="ce5">
            <text:p>2.640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172.48000335693359" table:style-name="ce5">
            <text:p>172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711.4401111602783" table:style-name="ce5">
            <text:p>5.711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2136.4000415802002" table:style-name="ce5">
            <text:p>2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613.4401092529297" table:style-name="ce5">
            <text:p>5.613</text:p>
          </table:table-cell>
          <table:table-cell office:value-type="float" office:value="2932.1600570678711" table:style-name="ce5">
            <text:p>2.932</text:p>
          </table:table-cell>
          <table:table-cell office:value-type="float" office:value="1726.7600336074829" table:style-name="ce5">
            <text:p>1.727</text:p>
          </table:table-cell>
          <table:table-cell office:value-type="float" office:value="1072.120020866394" table:style-name="ce5">
            <text:p>1.072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342.9601039886475" table:style-name="ce5">
            <text:p>5.343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3725.960072517395" table:style-name="ce5">
            <text:p>3.726</text:p>
          </table:table-cell>
          <table:table-cell office:value-type="float" office:value="707.56001377105713" table:style-name="ce5">
            <text:p>708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341.0001039505005" table:style-name="ce5">
            <text:p>5.341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76.440001487731934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2620.5200510025024" table:style-name="ce5">
            <text:p>2.621</text:p>
          </table:table-cell>
          <table:table-cell office:value-type="float" office:value="4321.8000841140747" table:style-name="ce5">
            <text:p>4.322</text:p>
          </table:table-cell>
          <table:table-cell office:value-type="float" office:value="4949.000096321106" table:style-name="ce5">
            <text:p>4.949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905.52001762390137" table:style-name="ce5">
            <text:p>90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401.7601051330566" table:style-name="ce5">
            <text:p>5.402</text:p>
          </table:table-cell>
          <table:table-cell office:value-type="float" office:value="2832.2000551223755" table:style-name="ce5">
            <text:p>2.832</text:p>
          </table:table-cell>
          <table:table-cell office:value-type="float" office:value="1079.9600210189819" table:style-name="ce5">
            <text:p>1.0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31.2001037597656" table:style-name="ce5">
            <text:p>5.331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3145.8000612258911" table:style-name="ce5">
            <text:p>3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2696.9600524902344" table:style-name="ce5">
            <text:p>2.697</text:p>
          </table:table-cell>
          <table:table-cell office:value-type="float" office:value="315.5600061416626" table:style-name="ce5">
            <text:p>3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64.2801160812378" table:style-name="ce5">
            <text:p>5.964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4749.0800924301147" table:style-name="ce5">
            <text:p>4.749</text:p>
          </table:table-cell>
          <table:table-cell office:value-type="float" office:value="776.16001510620117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48.9600982666016" table:style-name="ce5">
            <text:p>5.049</text:p>
          </table:table-cell>
          <table:table-cell office:value-type="float" office:value="3036.0400590896606" table:style-name="ce5">
            <text:p>3.036</text:p>
          </table:table-cell>
          <table:table-cell office:value-type="float" office:value="2036.4400396347046" table:style-name="ce5">
            <text:p>2.0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24.1600646972656" table:style-name="ce5">
            <text:p>3.324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4960.7600965499878" table:style-name="ce5">
            <text:p>4.961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6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4">
            <text:p>MARGEM DE ERRO PARA O TOTAL D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0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11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1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816.8801326751709" table:style-name="ce5">
            <text:p>6.817</text:p>
          </table:table-cell>
          <table:table-cell office:value-type="float" office:value="5043.0800981521606" table:style-name="ce5">
            <text:p>5.043</text:p>
          </table:table-cell>
          <table:table-cell office:value-type="float" office:value="395.92000770568848" table:style-name="ce5">
            <text:p>396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918.8001346588135" table:style-name="ce5">
            <text:p>6.919</text:p>
          </table:table-cell>
          <table:table-cell office:value-type="float" office:value="5209.6801013946533" table:style-name="ce5">
            <text:p>5.210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6234.76012134552" table:style-name="ce5">
            <text:p>6.235</text:p>
          </table:table-cell>
          <table:table-cell office:value-type="float" office:value="6093.640118598938" table:style-name="ce5">
            <text:p>6.094</text:p>
          </table:table-cell>
          <table:table-cell office:value-type="float" office:value="576.24001121520996" table:style-name="ce5">
            <text:p>57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899.6001148223877" table:style-name="ce5">
            <text:p>5.900</text:p>
          </table:table-cell>
          <table:table-cell office:value-type="float" office:value="6495.4401264190674" table:style-name="ce5">
            <text:p>6.495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6846.2801332473755" table:style-name="ce5">
            <text:p>6.846</text:p>
          </table:table-cell>
          <table:table-cell office:value-type="float" office:value="807.52001571655273" table:style-name="ce5">
            <text:p>808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787.4801321029663" table:style-name="ce5">
            <text:p>6.787</text:p>
          </table:table-cell>
          <table:table-cell office:value-type="float" office:value="4870.6000947952271" table:style-name="ce5">
            <text:p>4.871</text:p>
          </table:table-cell>
          <table:table-cell office:value-type="float" office:value="395.92000770568848" table:style-name="ce5">
            <text:p>396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891.3601341247559" table:style-name="ce5">
            <text:p>6.891</text:p>
          </table:table-cell>
          <table:table-cell office:value-type="float" office:value="5029.3600978851318" table:style-name="ce5">
            <text:p>5.029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6146.5601196289063" table:style-name="ce5">
            <text:p>6.147</text:p>
          </table:table-cell>
          <table:table-cell office:value-type="float" office:value="5954.4801158905029" table:style-name="ce5">
            <text:p>5.954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5872.1601142883301" table:style-name="ce5">
            <text:p>5.872</text:p>
          </table:table-cell>
          <table:table-cell office:value-type="float" office:value="6464.0801258087158" table:style-name="ce5">
            <text:p>6.464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5499.7601070404053" table:style-name="ce5">
            <text:p>5.500</text:p>
          </table:table-cell>
          <table:table-cell office:value-type="float" office:value="6832.5601329803467" table:style-name="ce5">
            <text:p>6.833</text:p>
          </table:table-cell>
          <table:table-cell office:value-type="float" office:value="776.16001510620117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868.28001689910889" table:style-name="ce5">
            <text:p>8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1422.9600276947021" table:style-name="ce5">
            <text:p>1.4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865.920036315918" table:style-name="ce5">
            <text:p>1.866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1601.3200311660767" table:style-name="ce5">
            <text:p>1.601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1587.6000308990479" table:style-name="ce5">
            <text:p>1.588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1264.2000246047974" table:style-name="ce5">
            <text:p>1.264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float" office:value="441.00000858306885" table:style-name="ce5">
            <text:p>44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692.2400913238525" table:style-name="ce5">
            <text:p>4.692</text:p>
          </table:table-cell>
          <table:table-cell office:value-type="float" office:value="2606.8000507354736" table:style-name="ce5">
            <text:p>2.607</text:p>
          </table:table-cell>
          <table:table-cell office:value-type="float" office:value="393.9600076675415" table:style-name="ce5">
            <text:p>394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613.8400897979736" table:style-name="ce5">
            <text:p>4.614</text:p>
          </table:table-cell>
          <table:table-cell office:value-type="float" office:value="2763.6000537872314" table:style-name="ce5">
            <text:p>2.764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3165.4000616073608" table:style-name="ce5">
            <text:p>3.165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682.8400716781616" table:style-name="ce5">
            <text:p>3.683</text:p>
          </table:table-cell>
          <table:table-cell office:value-type="float" office:value="3984.6800775527954" table:style-name="ce5">
            <text:p>3.985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803.60001564025879" table:style-name="ce5">
            <text:p>804</text:p>
          </table:table-cell>
          <table:table-cell office:value-type="string" table:style-name="ce5">
            <text:p>-</text:p>
          </table:table-cell>
          <table:table-cell office:value-type="float" office:value="33.320000648498535" table:style-name="ce5">
            <text:p>3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901.9600954055786" table:style-name="ce5">
            <text:p>4.902</text:p>
          </table:table-cell>
          <table:table-cell office:value-type="float" office:value="4137.5600805282593" table:style-name="ce5">
            <text:p>4.138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749.0800924301147" table:style-name="ce5">
            <text:p>4.749</text:p>
          </table:table-cell>
          <table:table-cell office:value-type="float" office:value="4292.4000835418701" table:style-name="ce5">
            <text:p>4.292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705.9600915908813" table:style-name="ce5">
            <text:p>4.706</text:p>
          </table:table-cell>
          <table:table-cell office:value-type="float" office:value="4366.8800849914551" table:style-name="ce5">
            <text:p>4.367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427.6400861740112" table:style-name="ce5">
            <text:p>4.428</text:p>
          </table:table-cell>
          <table:table-cell office:value-type="float" office:value="4674.6000909805298" table:style-name="ce5">
            <text:p>4.6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4398.2400856018066" table:style-name="ce5">
            <text:p>4.398</text:p>
          </table:table-cell>
          <table:table-cell office:value-type="float" office:value="4711.8400917053223" table:style-name="ce5">
            <text:p>4.712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895.7200174331665" table:style-name="ce5">
            <text:p>89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339.4400844573975" table:style-name="ce5">
            <text:p>4.339</text:p>
          </table:table-cell>
          <table:table-cell office:value-type="float" office:value="1728.720033645629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4329.6400842666626" table:style-name="ce5">
            <text:p>4.330</text:p>
          </table:table-cell>
          <table:table-cell office:value-type="float" office:value="1879.6400365829468" table:style-name="ce5">
            <text:p>1.880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343.7600650787354" table:style-name="ce5">
            <text:p>3.344</text:p>
          </table:table-cell>
          <table:table-cell office:value-type="float" office:value="3351.6000652313232" table:style-name="ce5">
            <text:p>3.352</text:p>
          </table:table-cell>
          <table:table-cell office:value-type="float" office:value="0" table:style-name="ce5">
            <text:p>0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955.6800575256348" table:style-name="ce5">
            <text:p>2.956</text:p>
          </table:table-cell>
          <table:table-cell office:value-type="float" office:value="3733.8000726699829" table:style-name="ce5">
            <text:p>3.734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818.4800548553467" table:style-name="ce5">
            <text:p>2.818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906.6800565719604" table:style-name="ce5">
            <text:p>2.907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3061.5200595855713" table:style-name="ce5">
            <text:p>3.062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767.5200538635254" table:style-name="ce5">
            <text:p>2.768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1836.5200357437134" table:style-name="ce5">
            <text:p>1.837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2081.520040512085" table:style-name="ce5">
            <text:p>2.082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9.84001731872559" table:style-name="ce5">
            <text:p>89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2769.4800539016724" table:style-name="ce5">
            <text:p>2.769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875.3200559616089" table:style-name="ce5">
            <text:p>2.875</text:p>
          </table:table-cell>
          <table:table-cell office:value-type="float" office:value="2932.1600570678711" table:style-name="ce5">
            <text:p>2.932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769.4800539016724" table:style-name="ce5">
            <text:p>2.769</text:p>
          </table:table-cell>
          <table:table-cell office:value-type="float" office:value="3065.4400596618652" table:style-name="ce5">
            <text:p>3.065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653.840051651001" table:style-name="ce5">
            <text:p>2.654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2598.9600505828857" table:style-name="ce5">
            <text:p>2.599</text:p>
          </table:table-cell>
          <table:table-cell office:value-type="float" office:value="3130.1200609207153" table:style-name="ce5">
            <text:p>3.130</text:p>
          </table:table-cell>
          <table:table-cell office:value-type="float" office:value="774.2000150680542" table:style-name="ce5">
            <text:p>774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311.200122833252" table:style-name="ce5">
            <text:p>6.311</text:p>
          </table:table-cell>
          <table:table-cell office:value-type="float" office:value="4159.120080947876" table:style-name="ce5">
            <text:p>4.159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6187.7201204299927" table:style-name="ce5">
            <text:p>6.188</text:p>
          </table:table-cell>
          <table:table-cell office:value-type="float" office:value="4476.6400871276855" table:style-name="ce5">
            <text:p>4.477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5576.2001085281372" table:style-name="ce5">
            <text:p>5.576</text:p>
          </table:table-cell>
          <table:table-cell office:value-type="float" office:value="5278.2801027297974" table:style-name="ce5">
            <text:p>5.278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4949.000096321106" table:style-name="ce5">
            <text:p>4.949</text:p>
          </table:table-cell>
          <table:table-cell office:value-type="float" office:value="5780.0401124954224" table:style-name="ce5">
            <text:p>5.780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109.76000213623047" table:style-name="ce5">
            <text:p>110</text:p>
          </table:table-cell>
          <table:table-cell office:value-type="float" office:value="4696.1600914001465" table:style-name="ce5">
            <text:p>4.696</text:p>
          </table:table-cell>
          <table:table-cell office:value-type="float" office:value="6064.2401180267334" table:style-name="ce5">
            <text:p>6.064</text:p>
          </table:table-cell>
          <table:table-cell office:value-type="float" office:value="229.3200044631958" table:style-name="ce5">
            <text:p>229</text:p>
          </table:table-cell>
          <table:table-cell office:value-type="string" table:style-name="ce5">
            <text:p>-</text:p>
          </table:table-cell>
          <table:table-cell office:value-type="float" office:value="109.76000213623047" table:style-name="ce5">
            <text:p>11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196.3600816726685" table:style-name="ce5">
            <text:p>4.196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1185.8000230789185" table:style-name="ce5">
            <text:p>1.186</text:p>
          </table:table-cell>
          <table:table-cell office:value-type="float" office:value="470.40000915527344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4006.2400779724121" table:style-name="ce5">
            <text:p>4.006</text:p>
          </table:table-cell>
          <table:table-cell office:value-type="float" office:value="2018.8000392913818" table:style-name="ce5">
            <text:p>2.019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833.7600746154785" table:style-name="ce5">
            <text:p>3.834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3529.9600687026978" table:style-name="ce5">
            <text:p>3.530</text:p>
          </table:table-cell>
          <table:table-cell office:value-type="float" office:value="2898.8400564193726" table:style-name="ce5">
            <text:p>2.899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float" office:value="891.80001735687256" table:style-name="ce5">
            <text:p>89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35.3600921630859" table:style-name="ce5">
            <text:p>4.735</text:p>
          </table:table-cell>
          <table:table-cell office:value-type="float" office:value="4596.2000894546509" table:style-name="ce5">
            <text:p>4.596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653.0400905609131" table:style-name="ce5">
            <text:p>4.653</text:p>
          </table:table-cell>
          <table:table-cell office:value-type="float" office:value="4729.480092048645" table:style-name="ce5">
            <text:p>4.729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4860.8000946044922" table:style-name="ce5">
            <text:p>4.861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5344.9201040267944" table:style-name="ce5">
            <text:p>5.345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4086.600079536438" table:style-name="ce5">
            <text:p>4.087</text:p>
          </table:table-cell>
          <table:table-cell office:value-type="float" office:value="5258.6801023483276" table:style-name="ce5">
            <text:p>5.259</text:p>
          </table:table-cell>
          <table:table-cell office:value-type="float" office:value="682.08001327514648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388.08000755310059" table:style-name="ce5">
            <text:p>3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572.6800889968872" table:style-name="ce5">
            <text:p>4.573</text:p>
          </table:table-cell>
          <table:table-cell office:value-type="float" office:value="1842.4000358581543" table:style-name="ce5">
            <text:p>1.842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4368.8400850296021" table:style-name="ce5">
            <text:p>4.369</text:p>
          </table:table-cell>
          <table:table-cell office:value-type="float" office:value="2308.8800449371338" table:style-name="ce5">
            <text:p>2.309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492.7200679779053" table:style-name="ce5">
            <text:p>3.493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3714.2000722885132" table:style-name="ce5">
            <text:p>3.7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2265.7600440979004" table:style-name="ce5">
            <text:p>2.266</text:p>
          </table:table-cell>
          <table:table-cell office:value-type="float" office:value="4170.8800811767578" table:style-name="ce5">
            <text:p>4.171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78.400001525878906" table:style-name="ce5">
            <text:p>7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89.7200231552124" table:style-name="ce5">
            <text:p>1.190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17.640000343322754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176.40000343322754" table:style-name="ce5">
            <text:p>17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1091.7200212478638" table:style-name="ce5">
            <text:p>1.092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8.76001262664795" table:style-name="ce5">
            <text:p>649</text:p>
          </table:table-cell>
          <table:table-cell office:value-type="float" office:value="1058.4000205993652" table:style-name="ce5">
            <text:p>1.058</text:p>
          </table:table-cell>
          <table:table-cell office:value-type="float" office:value="23.520000457763672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823.9600744247437" table:style-name="ce5">
            <text:p>3.824</text:p>
          </table:table-cell>
          <table:table-cell office:value-type="float" office:value="2579.360050201416" table:style-name="ce5">
            <text:p>2.579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874.9200754165649" table:style-name="ce5">
            <text:p>3.875</text:p>
          </table:table-cell>
          <table:table-cell office:value-type="float" office:value="2422.5600471496582" table:style-name="ce5">
            <text:p>2.42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749.4800729751587" table:style-name="ce5">
            <text:p>3.749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502.5200681686401" table:style-name="ce5">
            <text:p>3.503</text:p>
          </table:table-cell>
          <table:table-cell office:value-type="float" office:value="2867.480055809021" table:style-name="ce5">
            <text:p>2.8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2873.3600559234619" table:style-name="ce5">
            <text:p>2.873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668.360013008117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887.88001728057861" table:style-name="ce5">
            <text:p>8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066.6000986099243" table:style-name="ce5">
            <text:p>5.067</text:p>
          </table:table-cell>
          <table:table-cell office:value-type="float" office:value="4104.2400798797607" table:style-name="ce5">
            <text:p>4.104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54.8001003265381" table:style-name="ce5">
            <text:p>5.155</text:p>
          </table:table-cell>
          <table:table-cell office:value-type="float" office:value="4313.9600839614868" table:style-name="ce5">
            <text:p>4.314</text:p>
          </table:table-cell>
          <table:table-cell office:value-type="float" office:value="470.40000915527344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04.1200857162476" table:style-name="ce5">
            <text:p>4.404</text:p>
          </table:table-cell>
          <table:table-cell office:value-type="float" office:value="5058.7600984573364" table:style-name="ce5">
            <text:p>5.059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68.8800830841064" table:style-name="ce5">
            <text:p>4.269</text:p>
          </table:table-cell>
          <table:table-cell office:value-type="float" office:value="5391.9601049423218" table:style-name="ce5">
            <text:p>5.392</text:p>
          </table:table-cell>
          <table:table-cell office:value-type="float" office:value="0" table:style-name="ce5">
            <text:p>0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0" table:style-name="ce5">
            <text:p>0</text:p>
          </table:table-cell>
          <table:table-cell office:value-type="float" office:value="4292.4000835418701" table:style-name="ce5">
            <text:p>4.292</text:p>
          </table:table-cell>
          <table:table-cell office:value-type="float" office:value="5458.6001062393188" table:style-name="ce5">
            <text:p>5.459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71.8000364303589" table:style-name="ce5">
            <text:p>1.872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22.7600374221802" table:style-name="ce5">
            <text:p>1.923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785.5600347518921" table:style-name="ce5">
            <text:p>1.786</text:p>
          </table:table-cell>
          <table:table-cell office:value-type="float" office:value="1644.4400320053101" table:style-name="ce5">
            <text:p>1.644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8.920033454895" table:style-name="ce5">
            <text:p>1.719</text:p>
          </table:table-cell>
          <table:table-cell office:value-type="float" office:value="1691.4800329208374" table:style-name="ce5">
            <text:p>1.691</text:p>
          </table:table-cell>
          <table:table-cell office:value-type="float" office:value="225.40000438690186" table:style-name="ce5">
            <text:p>2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37.1600999832153" table:style-name="ce5">
            <text:p>5.137</text:p>
          </table:table-cell>
          <table:table-cell office:value-type="float" office:value="2930.2000570297241" table:style-name="ce5">
            <text:p>2.930</text:p>
          </table:table-cell>
          <table:table-cell office:value-type="float" office:value="393.9600076675415" table:style-name="ce5">
            <text:p>394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5007.8000974655151" table:style-name="ce5">
            <text:p>5.008</text:p>
          </table:table-cell>
          <table:table-cell office:value-type="float" office:value="3241.8400630950928" table:style-name="ce5">
            <text:p>3.242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837.2800941467285" table:style-name="ce5">
            <text:p>4.837</text:p>
          </table:table-cell>
          <table:table-cell office:value-type="float" office:value="3437.84006690979" table:style-name="ce5">
            <text:p>3.438</text:p>
          </table:table-cell>
          <table:table-cell office:value-type="float" office:value="574.28001117706299" table:style-name="ce5">
            <text:p>574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4313.9600839614868" table:style-name="ce5">
            <text:p>4.31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4141.4800806045532" table:style-name="ce5">
            <text:p>4.141</text:p>
          </table:table-cell>
          <table:table-cell office:value-type="float" office:value="795.7600154876709" table:style-name="ce5">
            <text:p>796</text:p>
          </table:table-cell>
          <table:table-cell office:value-type="string" table:style-name="ce5">
            <text:p>-</text:p>
          </table:table-cell>
          <table:table-cell office:value-type="float" office:value="901.60001754760742" table:style-name="ce5">
            <text:p>90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2357.8800458908081" table:style-name="ce5">
            <text:p>2.358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245.7600631713867" table:style-name="ce5">
            <text:p>3.246</text:p>
          </table:table-cell>
          <table:table-cell office:value-type="float" office:value="2626.4000511169434" table:style-name="ce5">
            <text:p>2.626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3032.1200590133667" table:style-name="ce5">
            <text:p>3.032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487.2400484085083" table:style-name="ce5">
            <text:p>2.487</text:p>
          </table:table-cell>
          <table:table-cell office:value-type="float" office:value="3437.84006690979" table:style-name="ce5">
            <text:p>3.438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2489.2000484466553" table:style-name="ce5">
            <text:p>2.489</text:p>
          </table:table-cell>
          <table:table-cell office:value-type="float" office:value="3406.4800662994385" table:style-name="ce5">
            <text:p>3.406</text:p>
          </table:table-cell>
          <table:table-cell office:value-type="float" office:value="148.96000289916992" table:style-name="ce5">
            <text:p>149</text:p>
          </table:table-cell>
          <table:table-cell office:value-type="string" table:style-name="ce5">
            <text:p>-</text:p>
          </table:table-cell>
          <table:table-cell office:value-type="float" office:value="88.20000171661377" table:style-name="ce5">
            <text:p>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478.2001066207886" table:style-name="ce5">
            <text:p>5.478</text:p>
          </table:table-cell>
          <table:table-cell office:value-type="float" office:value="3692.6400718688965" table:style-name="ce5">
            <text:p>3.693</text:p>
          </table:table-cell>
          <table:table-cell office:value-type="float" office:value="395.92000770568848" table:style-name="ce5">
            <text:p>396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452.7201061248779" table:style-name="ce5">
            <text:p>5.453</text:p>
          </table:table-cell>
          <table:table-cell office:value-type="float" office:value="4006.2400779724121" table:style-name="ce5">
            <text:p>4.006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5182.2401008605957" table:style-name="ce5">
            <text:p>5.182</text:p>
          </table:table-cell>
          <table:table-cell office:value-type="float" office:value="4323.7600841522217" table:style-name="ce5">
            <text:p>4.324</text:p>
          </table:table-cell>
          <table:table-cell office:value-type="float" office:value="576.24001121520996" table:style-name="ce5">
            <text:p>576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611.8800897598267" table:style-name="ce5">
            <text:p>4.612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219.52000427246094" table:style-name="ce5">
            <text:p>220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4796.1200933456421" table:style-name="ce5">
            <text:p>4.796</text:p>
          </table:table-cell>
          <table:table-cell office:value-type="float" office:value="4766.7200927734375" table:style-name="ce5">
            <text:p>4.767</text:p>
          </table:table-cell>
          <table:table-cell office:value-type="float" office:value="807.52001571655273" table:style-name="ce5">
            <text:p>808</text:p>
          </table:table-cell>
          <table:table-cell office:value-type="string" table:style-name="ce5">
            <text:p>-</text:p>
          </table:table-cell>
          <table:table-cell office:value-type="float" office:value="905.52001762390137" table:style-name="ce5">
            <text:p>90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92.080099105835" table:style-name="ce5">
            <text:p>5.092</text:p>
          </table:table-cell>
          <table:table-cell office:value-type="float" office:value="3539.7600688934326" table:style-name="ce5">
            <text:p>3.5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56.7601003646851" table:style-name="ce5">
            <text:p>5.157</text:p>
          </table:table-cell>
          <table:table-cell office:value-type="float" office:value="3494.6800680160522" table:style-name="ce5">
            <text:p>3.495</text:p>
          </table:table-cell>
          <table:table-cell office:value-type="float" office:value="0" table:style-name="ce5">
            <text:p>0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4480.5600872039795" table:style-name="ce5">
            <text:p>4.4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10.0800819396973" table:style-name="ce5">
            <text:p>4.210</text:p>
          </table:table-cell>
          <table:table-cell office:value-type="float" office:value="4607.9600896835327" table:style-name="ce5">
            <text:p>4.608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5278.2801027297974" table:style-name="ce5">
            <text:p>5.2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6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4">
            <text:p>MARGEM DE ERRO PARA O TOTAL D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1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752.6001119613647" table:style-name="ce5">
            <text:p>5.753</text:p>
          </table:table-cell>
          <table:table-cell office:value-type="float" office:value="4770.6400928497314" table:style-name="ce5">
            <text:p>4.771</text:p>
          </table:table-cell>
          <table:table-cell office:value-type="float" office:value="4347.2800846099854" table:style-name="ce5">
            <text:p>4.347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393.9201049804688" table:style-name="ce5">
            <text:p>5.394</text:p>
          </table:table-cell>
          <table:table-cell office:value-type="float" office:value="5162.640100479126" table:style-name="ce5">
            <text:p>5.163</text:p>
          </table:table-cell>
          <table:table-cell office:value-type="float" office:value="5435.0801057815552" table:style-name="ce5">
            <text:p>5.435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729.0801115036011" table:style-name="ce5">
            <text:p>5.729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4711.8400917053223" table:style-name="ce5">
            <text:p>4.712</text:p>
          </table:table-cell>
          <table:table-cell office:value-type="float" office:value="819.28001594543457" table:style-name="ce5">
            <text:p>819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938.8001155853271" table:style-name="ce5">
            <text:p>5.939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4884.3200950622559" table:style-name="ce5">
            <text:p>4.884</text:p>
          </table:table-cell>
          <table:table-cell office:value-type="float" office:value="795.7600154876709" table:style-name="ce5">
            <text:p>796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589.920108795166" table:style-name="ce5">
            <text:p>5.590</text:p>
          </table:table-cell>
          <table:table-cell office:value-type="float" office:value="5107.7600994110107" table:style-name="ce5">
            <text:p>5.108</text:p>
          </table:table-cell>
          <table:table-cell office:value-type="float" office:value="4282.6000833511353" table:style-name="ce5">
            <text:p>4.283</text:p>
          </table:table-cell>
          <table:table-cell office:value-type="float" office:value="1667.9600324630737" table:style-name="ce5">
            <text:p>1.668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5519.360107421875" table:style-name="ce5">
            <text:p>5.519</text:p>
          </table:table-cell>
          <table:table-cell office:value-type="float" office:value="4870.6000947952271" table:style-name="ce5">
            <text:p>4.871</text:p>
          </table:table-cell>
          <table:table-cell office:value-type="float" office:value="5039.1600980758667" table:style-name="ce5">
            <text:p>5.039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6174.0001201629639" table:style-name="ce5">
            <text:p>6.174</text:p>
          </table:table-cell>
          <table:table-cell office:value-type="float" office:value="4031.7200784683228" table:style-name="ce5">
            <text:p>4.032</text:p>
          </table:table-cell>
          <table:table-cell office:value-type="float" office:value="5621.2801094055176" table:style-name="ce5">
            <text:p>5.621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612.2800703048706" table:style-name="ce5">
            <text:p>3.612</text:p>
          </table:table-cell>
          <table:table-cell office:value-type="float" office:value="6905.0801343917847" table:style-name="ce5">
            <text:p>6.905</text:p>
          </table:table-cell>
          <table:table-cell office:value-type="float" office:value="4560.9200887680054" table:style-name="ce5">
            <text:p>4.561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78.28000736236572" table:style-name="ce5">
            <text:p>378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21.2401113510132" table:style-name="ce5">
            <text:p>5.721</text:p>
          </table:table-cell>
          <table:table-cell office:value-type="float" office:value="4756.9200925827026" table:style-name="ce5">
            <text:p>4.757</text:p>
          </table:table-cell>
          <table:table-cell office:value-type="float" office:value="4341.4000844955444" table:style-name="ce5">
            <text:p>4.341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223.4001016616821" table:style-name="ce5">
            <text:p>5.223</text:p>
          </table:table-cell>
          <table:table-cell office:value-type="float" office:value="4999.9600973129272" table:style-name="ce5">
            <text:p>5.000</text:p>
          </table:table-cell>
          <table:table-cell office:value-type="float" office:value="5407.6401052474976" table:style-name="ce5">
            <text:p>5.408</text:p>
          </table:table-cell>
          <table:table-cell office:value-type="float" office:value="938.8400182723999" table:style-name="ce5">
            <text:p>939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733.000111579895" table:style-name="ce5">
            <text:p>5.733</text:p>
          </table:table-cell>
          <table:table-cell office:value-type="float" office:value="4688.3200912475586" table:style-name="ce5">
            <text:p>4.688</text:p>
          </table:table-cell>
          <table:table-cell office:value-type="float" office:value="4705.9600915908813" table:style-name="ce5">
            <text:p>4.706</text:p>
          </table:table-cell>
          <table:table-cell office:value-type="float" office:value="819.28001594543457" table:style-name="ce5">
            <text:p>819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938.8001155853271" table:style-name="ce5">
            <text:p>5.939</text:p>
          </table:table-cell>
          <table:table-cell office:value-type="float" office:value="4298.280083656311" table:style-name="ce5">
            <text:p>4.298</text:p>
          </table:table-cell>
          <table:table-cell office:value-type="float" office:value="4864.7200946807861" table:style-name="ce5">
            <text:p>4.865</text:p>
          </table:table-cell>
          <table:table-cell office:value-type="float" office:value="768.32001495361328" table:style-name="ce5">
            <text:p>768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617.3601093292236" table:style-name="ce5">
            <text:p>5.617</text:p>
          </table:table-cell>
          <table:table-cell office:value-type="float" office:value="5013.6800975799561" table:style-name="ce5">
            <text:p>5.014</text:p>
          </table:table-cell>
          <table:table-cell office:value-type="float" office:value="4282.6000833511353" table:style-name="ce5">
            <text:p>4.283</text:p>
          </table:table-cell>
          <table:table-cell office:value-type="float" office:value="1650.320032119751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5519.360107421875" table:style-name="ce5">
            <text:p>5.519</text:p>
          </table:table-cell>
          <table:table-cell office:value-type="float" office:value="4811.8000936508179" table:style-name="ce5">
            <text:p>4.812</text:p>
          </table:table-cell>
          <table:table-cell office:value-type="float" office:value="5031.3200979232788" table:style-name="ce5">
            <text:p>5.031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6152.4401197433472" table:style-name="ce5">
            <text:p>6.152</text:p>
          </table:table-cell>
          <table:table-cell office:value-type="float" office:value="3714.2000722885132" table:style-name="ce5">
            <text:p>3.714</text:p>
          </table:table-cell>
          <table:table-cell office:value-type="float" office:value="5509.5601072311401" table:style-name="ce5">
            <text:p>5.510</text:p>
          </table:table-cell>
          <table:table-cell office:value-type="float" office:value="733.04001426696777" table:style-name="ce5">
            <text:p>733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361.4000654220581" table:style-name="ce5">
            <text:p>3.361</text:p>
          </table:table-cell>
          <table:table-cell office:value-type="float" office:value="6922.7201347351074" table:style-name="ce5">
            <text:p>6.923</text:p>
          </table:table-cell>
          <table:table-cell office:value-type="float" office:value="4353.1600847244263" table:style-name="ce5">
            <text:p>4.353</text:p>
          </table:table-cell>
          <table:table-cell office:value-type="float" office:value="1715.0000333786011" table:style-name="ce5">
            <text:p>1.71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78.28000736236572" table:style-name="ce5">
            <text:p>37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748.72001457214355" table:style-name="ce5">
            <text:p>749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205.80000400543213" table:style-name="ce5">
            <text:p>2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1172.0800228118896" table:style-name="ce5">
            <text:p>1.172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248.92000484466553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1881.6000366210938" table:style-name="ce5">
            <text:p>1.882</text:p>
          </table:table-cell>
          <table:table-cell office:value-type="float" office:value="1209.3200235366821" table:style-name="ce5">
            <text:p>1.209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1162.2800226211548" table:style-name="ce5">
            <text:p>1.162</text:p>
          </table:table-cell>
          <table:table-cell office:value-type="float" office:value="1597.4000310897827" table:style-name="ce5">
            <text:p>1.597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231.640082359314" table:style-name="ce5">
            <text:p>4.232</text:p>
          </table:table-cell>
          <table:table-cell office:value-type="float" office:value="2720.480052947998" table:style-name="ce5">
            <text:p>2.720</text:p>
          </table:table-cell>
          <table:table-cell office:value-type="float" office:value="1393.5600271224976" table:style-name="ce5">
            <text:p>1.394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092.8800601959229" table:style-name="ce5">
            <text:p>3.093</text:p>
          </table:table-cell>
          <table:table-cell office:value-type="float" office:value="3361.4000654220581" table:style-name="ce5">
            <text:p>3.361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631.4800901412964" table:style-name="ce5">
            <text:p>4.631</text:p>
          </table:table-cell>
          <table:table-cell office:value-type="float" office:value="1662.0800323486328" table:style-name="ce5">
            <text:p>1.662</text:p>
          </table:table-cell>
          <table:table-cell office:value-type="float" office:value="1997.2400388717651" table:style-name="ce5">
            <text:p>1.997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074.8400793075562" table:style-name="ce5">
            <text:p>4.075</text:p>
          </table:table-cell>
          <table:table-cell office:value-type="float" office:value="2600.9200506210327" table:style-name="ce5">
            <text:p>2.601</text:p>
          </table:table-cell>
          <table:table-cell office:value-type="float" office:value="2385.3200464248657" table:style-name="ce5">
            <text:p>2.385</text:p>
          </table:table-cell>
          <table:table-cell office:value-type="float" office:value="697.76001358032227" table:style-name="ce5">
            <text:p>698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515.840087890625" table:style-name="ce5">
            <text:p>4.516</text:p>
          </table:table-cell>
          <table:table-cell office:value-type="float" office:value="2003.1200389862061" table:style-name="ce5">
            <text:p>2.003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1338.6800260543823" table:style-name="ce5">
            <text:p>1.339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4298.280083656311" table:style-name="ce5">
            <text:p>4.298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743.6000728607178" table:style-name="ce5">
            <text:p>3.744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2744.0000534057617" table:style-name="ce5">
            <text:p>2.744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2696.9600524902344" table:style-name="ce5">
            <text:p>2.697</text:p>
          </table:table-cell>
          <table:table-cell office:value-type="float" office:value="3872.960075378418" table:style-name="ce5">
            <text:p>3.873</text:p>
          </table:table-cell>
          <table:table-cell office:value-type="float" office:value="2720.480052947998" table:style-name="ce5">
            <text:p>2.720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378.28000736236572" table:style-name="ce5">
            <text:p>37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686.3600912094116" table:style-name="ce5">
            <text:p>4.686</text:p>
          </table:table-cell>
          <table:table-cell office:value-type="float" office:value="2787.1200542449951" table:style-name="ce5">
            <text:p>2.787</text:p>
          </table:table-cell>
          <table:table-cell office:value-type="float" office:value="3455.4800672531128" table:style-name="ce5">
            <text:p>3.455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39.4400844573975" table:style-name="ce5">
            <text:p>4.339</text:p>
          </table:table-cell>
          <table:table-cell office:value-type="float" office:value="2767.5200538635254" table:style-name="ce5">
            <text:p>2.768</text:p>
          </table:table-cell>
          <table:table-cell office:value-type="float" office:value="3908.2400760650635" table:style-name="ce5">
            <text:p>3.908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9.7200803756714" table:style-name="ce5">
            <text:p>4.130</text:p>
          </table:table-cell>
          <table:table-cell office:value-type="float" office:value="3469.2000675201416" table:style-name="ce5">
            <text:p>3.469</text:p>
          </table:table-cell>
          <table:table-cell office:value-type="float" office:value="3545.6400690078735" table:style-name="ce5">
            <text:p>3.546</text:p>
          </table:table-cell>
          <table:table-cell office:value-type="float" office:value="670.32001304626465" table:style-name="ce5">
            <text:p>6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90.1600971221924" table:style-name="ce5">
            <text:p>4.990</text:p>
          </table:table-cell>
          <table:table-cell office:value-type="float" office:value="1856.1200361251831" table:style-name="ce5">
            <text:p>1.856</text:p>
          </table:table-cell>
          <table:table-cell office:value-type="float" office:value="3684.8000717163086" table:style-name="ce5">
            <text:p>3.685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65.0400791168213" table:style-name="ce5">
            <text:p>4.065</text:p>
          </table:table-cell>
          <table:table-cell office:value-type="float" office:value="3539.7600688934326" table:style-name="ce5">
            <text:p>3.540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885.92001724243164" table:style-name="ce5">
            <text:p>8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08.1200819015503" table:style-name="ce5">
            <text:p>4.208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3820.0400743484497" table:style-name="ce5">
            <text:p>3.820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4110.1200799942017" table:style-name="ce5">
            <text:p>4.110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01.1200408935547" table:style-name="ce5">
            <text:p>2.101</text:p>
          </table:table-cell>
          <table:table-cell office:value-type="float" office:value="5243.0001020431519" table:style-name="ce5">
            <text:p>5.243</text:p>
          </table:table-cell>
          <table:table-cell office:value-type="float" office:value="2873.3600559234619" table:style-name="ce5">
            <text:p>2.873</text:p>
          </table:table-cell>
          <table:table-cell office:value-type="float" office:value="1652.2800321578979" table:style-name="ce5">
            <text:p>1.652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810.6400547027588" table:style-name="ce5">
            <text:p>2.811</text:p>
          </table:table-cell>
          <table:table-cell office:value-type="float" office:value="3038.0000591278076" table:style-name="ce5">
            <text:p>3.038</text:p>
          </table:table-cell>
          <table:table-cell office:value-type="float" office:value="2342.2000455856323" table:style-name="ce5">
            <text:p>2.342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2226.5600433349609" table:style-name="ce5">
            <text:p>2.227</text:p>
          </table:table-cell>
          <table:table-cell office:value-type="float" office:value="3249.6800632476807" table:style-name="ce5">
            <text:p>3.250</text:p>
          </table:table-cell>
          <table:table-cell office:value-type="float" office:value="2787.1200542449951" table:style-name="ce5">
            <text:p>2.787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8.8400564193726" table:style-name="ce5">
            <text:p>2.899</text:p>
          </table:table-cell>
          <table:table-cell office:value-type="float" office:value="2922.3600568771362" table:style-name="ce5">
            <text:p>2.922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476.28000926971436" table:style-name="ce5">
            <text:p>4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18.5200529098511" table:style-name="ce5">
            <text:p>2.719</text:p>
          </table:table-cell>
          <table:table-cell office:value-type="float" office:value="3245.7600631713867" table:style-name="ce5">
            <text:p>3.246</text:p>
          </table:table-cell>
          <table:table-cell office:value-type="float" office:value="2261.8400440216064" table:style-name="ce5">
            <text:p>2.262</text:p>
          </table:table-cell>
          <table:table-cell office:value-type="float" office:value="376.32000732421875" table:style-name="ce5">
            <text:p>376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755.7600536346436" table:style-name="ce5">
            <text:p>2.756</text:p>
          </table:table-cell>
          <table:table-cell office:value-type="float" office:value="3357.4800653457642" table:style-name="ce5">
            <text:p>3.357</text:p>
          </table:table-cell>
          <table:table-cell office:value-type="float" office:value="2052.1200399398804" table:style-name="ce5">
            <text:p>2.052</text:p>
          </table:table-cell>
          <table:table-cell office:value-type="float" office:value="511.56000995635986" table:style-name="ce5">
            <text:p>5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2328.4800453186035" table:style-name="ce5">
            <text:p>2.328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5.2400693893433" table:style-name="ce5">
            <text:p>3.565</text:p>
          </table:table-cell>
          <table:table-cell office:value-type="float" office:value="2058.0000400543213" table:style-name="ce5">
            <text:p>2.058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736.5600337982178" table:style-name="ce5">
            <text:p>1.737</text:p>
          </table:table-cell>
          <table:table-cell office:value-type="float" office:value="3492.7200679779053" table:style-name="ce5">
            <text:p>3.493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485.2800483703613" table:style-name="ce5">
            <text:p>2.485</text:p>
          </table:table-cell>
          <table:table-cell office:value-type="float" office:value="1895.3200368881226" table:style-name="ce5">
            <text:p>1.895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4.3200378417969" table:style-name="ce5">
            <text:p>1.944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1030.9600200653076" table:style-name="ce5">
            <text:p>1.0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18.5200529098511" table:style-name="ce5">
            <text:p>2.719</text:p>
          </table:table-cell>
          <table:table-cell office:value-type="float" office:value="1573.880030632019" table:style-name="ce5">
            <text:p>1.574</text:p>
          </table:table-cell>
          <table:table-cell office:value-type="float" office:value="836.92001628875732" table:style-name="ce5">
            <text:p>8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0.4400453567505" table:style-name="ce5">
            <text:p>2.330</text:p>
          </table:table-cell>
          <table:table-cell office:value-type="float" office:value="1969.8000383377075" table:style-name="ce5">
            <text:p>1.970</text:p>
          </table:table-cell>
          <table:table-cell office:value-type="float" office:value="1160.3200225830078" table:style-name="ce5">
            <text:p>1.1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77.3600521087646" table:style-name="ce5">
            <text:p>2.677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9.920051574707" table:style-name="ce5">
            <text:p>2.650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7.0400295257568" table:style-name="ce5">
            <text:p>1.517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1397.4800271987915" table:style-name="ce5">
            <text:p>1.3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1324.9600257873535" table:style-name="ce5">
            <text:p>1.3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87.2400484085083" table:style-name="ce5">
            <text:p>2.487</text:p>
          </table:table-cell>
          <table:table-cell office:value-type="float" office:value="1852.2000360488892" table:style-name="ce5">
            <text:p>1.852</text:p>
          </table:table-cell>
          <table:table-cell office:value-type="float" office:value="2810.6400547027588" table:style-name="ce5">
            <text:p>2.811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24.0800685882568" table:style-name="ce5">
            <text:p>3.524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1797.3200349807739" table:style-name="ce5">
            <text:p>1.797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98.680064201355" table:style-name="ce5">
            <text:p>3.299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78.9600696563721" table:style-name="ce5">
            <text:p>3.579</text:p>
          </table:table-cell>
          <table:table-cell office:value-type="float" office:value="1262.2400245666504" table:style-name="ce5">
            <text:p>1.262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1323.0000257492065" table:style-name="ce5">
            <text:p>1.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79.0800638198853" table:style-name="ce5">
            <text:p>3.279</text:p>
          </table:table-cell>
          <table:table-cell office:value-type="float" office:value="1771.8400344848633" table:style-name="ce5">
            <text:p>1.772</text:p>
          </table:table-cell>
          <table:table-cell office:value-type="float" office:value="1956.0800380706787" table:style-name="ce5">
            <text:p>1.956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22.7600374221802" table:style-name="ce5">
            <text:p>1.923</text:p>
          </table:table-cell>
          <table:table-cell office:value-type="float" office:value="2332.4000453948975" table:style-name="ce5">
            <text:p>2.332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2593.0800504684448" table:style-name="ce5">
            <text:p>2.593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48.96000289916992" table:style-name="ce5">
            <text:p>14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07.8000974655151" table:style-name="ce5">
            <text:p>5.008</text:p>
          </table:table-cell>
          <table:table-cell office:value-type="float" office:value="4067.0000791549683" table:style-name="ce5">
            <text:p>4.067</text:p>
          </table:table-cell>
          <table:table-cell office:value-type="float" office:value="3947.4400768280029" table:style-name="ce5">
            <text:p>3.947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690.2800912857056" table:style-name="ce5">
            <text:p>4.690</text:p>
          </table:table-cell>
          <table:table-cell office:value-type="float" office:value="4449.2000865936279" table:style-name="ce5">
            <text:p>4.449</text:p>
          </table:table-cell>
          <table:table-cell office:value-type="float" office:value="4509.9600877761841" table:style-name="ce5">
            <text:p>4.510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809.8400936126709" table:style-name="ce5">
            <text:p>4.810</text:p>
          </table:table-cell>
          <table:table-cell office:value-type="float" office:value="4396.2800855636597" table:style-name="ce5">
            <text:p>4.396</text:p>
          </table:table-cell>
          <table:table-cell office:value-type="float" office:value="4047.4000787734985" table:style-name="ce5">
            <text:p>4.047</text:p>
          </table:table-cell>
          <table:table-cell office:value-type="float" office:value="815.36001586914063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229.280101776123" table:style-name="ce5">
            <text:p>5.229</text:p>
          </table:table-cell>
          <table:table-cell office:value-type="float" office:value="3600.5200700759888" table:style-name="ce5">
            <text:p>3.601</text:p>
          </table:table-cell>
          <table:table-cell office:value-type="float" office:value="4221.8400821685791" table:style-name="ce5">
            <text:p>4.222</text:p>
          </table:table-cell>
          <table:table-cell office:value-type="float" office:value="433.16000843048096" table:style-name="ce5">
            <text:p>433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4807.8800935745239" table:style-name="ce5">
            <text:p>4.808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1040.7600202560425" table:style-name="ce5">
            <text:p>1.041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4613.8400897979736" table:style-name="ce5">
            <text:p>4.614</text:p>
          </table:table-cell>
          <table:table-cell office:value-type="float" office:value="4543.2800884246826" table:style-name="ce5">
            <text:p>4.543</text:p>
          </table:table-cell>
          <table:table-cell office:value-type="float" office:value="4159.120080947876" table:style-name="ce5">
            <text:p>4.159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591.880108833313" table:style-name="ce5">
            <text:p>5.592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079.160059928894" table:style-name="ce5">
            <text:p>3.079</text:p>
          </table:table-cell>
          <table:table-cell office:value-type="float" office:value="6242.6001214981079" table:style-name="ce5">
            <text:p>6.243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348.88000679016113" table:style-name="ce5">
            <text:p>349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498.6000680923462" table:style-name="ce5">
            <text:p>3.499</text:p>
          </table:table-cell>
          <table:table-cell office:value-type="float" office:value="2399.0400466918945" table:style-name="ce5">
            <text:p>2.399</text:p>
          </table:table-cell>
          <table:table-cell office:value-type="float" office:value="1183.8400230407715" table:style-name="ce5">
            <text:p>1.184</text:p>
          </table:table-cell>
          <table:table-cell office:value-type="float" office:value="1507.240029335022" table:style-name="ce5">
            <text:p>1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9.8400554656982" table:style-name="ce5">
            <text:p>2.850</text:p>
          </table:table-cell>
          <table:table-cell office:value-type="float" office:value="2810.6400547027588" table:style-name="ce5">
            <text:p>2.811</text:p>
          </table:table-cell>
          <table:table-cell office:value-type="float" office:value="2440.200047492981" table:style-name="ce5">
            <text:p>2.440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96.6800661087036" table:style-name="ce5">
            <text:p>3.397</text:p>
          </table:table-cell>
          <table:table-cell office:value-type="float" office:value="2510.760048866272" table:style-name="ce5">
            <text:p>2.511</text:p>
          </table:table-cell>
          <table:table-cell office:value-type="float" office:value="2001.1600389480591" table:style-name="ce5">
            <text:p>2.0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94.6000719070435" table:style-name="ce5">
            <text:p>3.695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1323.0000257492065" table:style-name="ce5">
            <text:p>1.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94.6400699615479" table:style-name="ce5">
            <text:p>3.595</text:p>
          </table:table-cell>
          <table:table-cell office:value-type="float" office:value="1411.2000274658203" table:style-name="ce5">
            <text:p>1.411</text:p>
          </table:table-cell>
          <table:table-cell office:value-type="float" office:value="2565.6400499343872" table:style-name="ce5">
            <text:p>2.56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3365.3200654983521" table:style-name="ce5">
            <text:p>3.365</text:p>
          </table:table-cell>
          <table:table-cell office:value-type="float" office:value="2671.4800519943237" table:style-name="ce5">
            <text:p>2.671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4.0800399780273" table:style-name="ce5">
            <text:p>2.054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992.1200971603394" table:style-name="ce5">
            <text:p>4.992</text:p>
          </table:table-cell>
          <table:table-cell office:value-type="float" office:value="2538.2000494003296" table:style-name="ce5">
            <text:p>2.538</text:p>
          </table:table-cell>
          <table:table-cell office:value-type="float" office:value="3514.280068397522" table:style-name="ce5">
            <text:p>3.514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278.6800832748413" table:style-name="ce5">
            <text:p>4.279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4415.8800859451294" table:style-name="ce5">
            <text:p>4.416</text:p>
          </table:table-cell>
          <table:table-cell office:value-type="float" office:value="417.48000812530518" table:style-name="ce5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425.6800861358643" table:style-name="ce5">
            <text:p>4.426</text:p>
          </table:table-cell>
          <table:table-cell office:value-type="float" office:value="3396.6800661087036" table:style-name="ce5">
            <text:p>3.397</text:p>
          </table:table-cell>
          <table:table-cell office:value-type="float" office:value="3629.9200706481934" table:style-name="ce5">
            <text:p>3.630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862.7600946426392" table:style-name="ce5">
            <text:p>4.863</text:p>
          </table:table-cell>
          <table:table-cell office:value-type="float" office:value="2187.3600425720215" table:style-name="ce5">
            <text:p>2.187</text:p>
          </table:table-cell>
          <table:table-cell office:value-type="float" office:value="3896.4800758361816" table:style-name="ce5">
            <text:p>3.896</text:p>
          </table:table-cell>
          <table:table-cell office:value-type="float" office:value="666.4000129699707" table:style-name="ce5">
            <text:p>666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251.2400827407837" table:style-name="ce5">
            <text:p>4.251</text:p>
          </table:table-cell>
          <table:table-cell office:value-type="float" office:value="3667.1600713729858" table:style-name="ce5">
            <text:p>3.667</text:p>
          </table:table-cell>
          <table:table-cell office:value-type="float" office:value="3565.2400693893433" table:style-name="ce5">
            <text:p>3.565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4090.5200796127319" table:style-name="ce5">
            <text:p>4.091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3798.480073928833" table:style-name="ce5">
            <text:p>3.798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431.5600862503052" table:style-name="ce5">
            <text:p>4.432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4302.200083732605" table:style-name="ce5">
            <text:p>4.302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2428.4400472640991" table:style-name="ce5">
            <text:p>2.428</text:p>
          </table:table-cell>
          <table:table-cell office:value-type="float" office:value="5607.5601091384888" table:style-name="ce5">
            <text:p>5.608</text:p>
          </table:table-cell>
          <table:table-cell office:value-type="float" office:value="2755.7600536346436" table:style-name="ce5">
            <text:p>2.756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48.88000679016113" table:style-name="ce5">
            <text:p>34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3492.7200679779053" table:style-name="ce5">
            <text:p>3.493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2626.4000511169434" table:style-name="ce5">
            <text:p>2.626</text:p>
          </table:table-cell>
          <table:table-cell office:value-type="float" office:value="3673.0400714874268" table:style-name="ce5">
            <text:p>3.673</text:p>
          </table:table-cell>
          <table:table-cell office:value-type="float" office:value="2024.6800394058228" table:style-name="ce5">
            <text:p>2.025</text:p>
          </table:table-cell>
          <table:table-cell office:value-type="float" office:value="817.3200159072876" table:style-name="ce5">
            <text:p>817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3261.4400634765625" table:style-name="ce5">
            <text:p>3.261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1797.3200349807739" table:style-name="ce5">
            <text:p>1.797</text:p>
          </table:table-cell>
          <table:table-cell office:value-type="float" office:value="815.36001586914063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3061.5200595855713" table:style-name="ce5">
            <text:p>3.062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433.16000843048096" table:style-name="ce5">
            <text:p>433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020.3600587844849" table:style-name="ce5">
            <text:p>3.020</text:p>
          </table:table-cell>
          <table:table-cell office:value-type="float" office:value="3288.8800640106201" table:style-name="ce5">
            <text:p>3.289</text:p>
          </table:table-cell>
          <table:table-cell office:value-type="float" office:value="1264.2000246047974" table:style-name="ce5">
            <text:p>1.264</text:p>
          </table:table-cell>
          <table:table-cell office:value-type="float" office:value="1034.8800201416016" table:style-name="ce5">
            <text:p>1.0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4.4000625610352" table:style-name="ce5">
            <text:p>3.214</text:p>
          </table:table-cell>
          <table:table-cell office:value-type="float" office:value="2981.1600580215454" table:style-name="ce5">
            <text:p>2.981</text:p>
          </table:table-cell>
          <table:table-cell office:value-type="float" office:value="1711.0800333023071" table:style-name="ce5">
            <text:p>1.711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5.4800672531128" table:style-name="ce5">
            <text:p>3.455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2928.2400569915771" table:style-name="ce5">
            <text:p>2.928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069.7600402832031" table:style-name="ce5">
            <text:p>2.070</text:p>
          </table:table-cell>
          <table:table-cell office:value-type="float" office:value="3308.4800643920898" table:style-name="ce5">
            <text:p>3.308</text:p>
          </table:table-cell>
          <table:table-cell office:value-type="float" office:value="2618.5600509643555" table:style-name="ce5">
            <text:p>2.619</text:p>
          </table:table-cell>
          <table:table-cell office:value-type="float" office:value="1716.960033416748" table:style-name="ce5">
            <text:p>1.7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921.20001792907715" table:style-name="ce5">
            <text:p>921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458.6400089263916" table:style-name="ce5">
            <text:p>45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8.1600227355957" table:style-name="ce5">
            <text:p>1.168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1044.6800203323364" table:style-name="ce5">
            <text:p>1.045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103.88000202178955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760.48001480102539" table:style-name="ce5">
            <text:p>760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89.92001342773438" table:style-name="ce5">
            <text:p>690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50.5600204467773" table:style-name="ce5">
            <text:p>1.051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11.72000217437744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2457.8400478363037" table:style-name="ce5">
            <text:p>2.458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0.2000570297241" table:style-name="ce5">
            <text:p>2.930</text:p>
          </table:table-cell>
          <table:table-cell office:value-type="float" office:value="3161.4800615310669" table:style-name="ce5">
            <text:p>3.161</text:p>
          </table:table-cell>
          <table:table-cell office:value-type="float" office:value="2348.0800457000732" table:style-name="ce5">
            <text:p>2.348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1811.0400352478027" table:style-name="ce5">
            <text:p>1.811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69.240065574646" table:style-name="ce5">
            <text:p>3.369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697.76001358032227" table:style-name="ce5">
            <text:p>6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9.3600692749023" table:style-name="ce5">
            <text:p>3.559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1795.360034942627" table:style-name="ce5">
            <text:p>1.795</text:p>
          </table:table-cell>
          <table:table-cell office:value-type="float" office:value="833.00001621246338" table:style-name="ce5">
            <text:p>833</text:p>
          </table:table-cell>
          <table:table-cell office:value-type="string" table:style-name="ce5">
            <text:p>-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3565.2400693893433" table:style-name="ce5">
            <text:p>3.565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67.4000597000122" table:style-name="ce5">
            <text:p>3.067</text:p>
          </table:table-cell>
          <table:table-cell office:value-type="float" office:value="2056.0400400161743" table:style-name="ce5">
            <text:p>2.056</text:p>
          </table:table-cell>
          <table:table-cell office:value-type="float" office:value="3288.8800640106201" table:style-name="ce5">
            <text:p>3.289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2714.6000528335571" table:style-name="ce5">
            <text:p>2.715</text:p>
          </table:table-cell>
          <table:table-cell office:value-type="float" office:value="3139.9200611114502" table:style-name="ce5">
            <text:p>3.140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339.4400844573975" table:style-name="ce5">
            <text:p>4.339</text:p>
          </table:table-cell>
          <table:table-cell office:value-type="float" office:value="3735.7600727081299" table:style-name="ce5">
            <text:p>3.736</text:p>
          </table:table-cell>
          <table:table-cell office:value-type="float" office:value="3675.0000715255737" table:style-name="ce5">
            <text:p>3.675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4053.2800788879395" table:style-name="ce5">
            <text:p>4.053</text:p>
          </table:table-cell>
          <table:table-cell office:value-type="float" office:value="3790.6400737762451" table:style-name="ce5">
            <text:p>3.791</text:p>
          </table:table-cell>
          <table:table-cell office:value-type="float" office:value="4500.1600875854492" table:style-name="ce5">
            <text:p>4.500</text:p>
          </table:table-cell>
          <table:table-cell office:value-type="float" office:value="917.2800178527832" table:style-name="ce5">
            <text:p>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9.8400745391846" table:style-name="ce5">
            <text:p>3.830</text:p>
          </table:table-cell>
          <table:table-cell office:value-type="float" office:value="4217.9200820922852" table:style-name="ce5">
            <text:p>4.218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805.56001567840576" table:style-name="ce5">
            <text:p>8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5.3200845718384" table:style-name="ce5">
            <text:p>4.345</text:p>
          </table:table-cell>
          <table:table-cell office:value-type="float" office:value="3339.8400650024414" table:style-name="ce5">
            <text:p>3.340</text:p>
          </table:table-cell>
          <table:table-cell office:value-type="float" office:value="4268.8800830841064" table:style-name="ce5">
            <text:p>4.269</text:p>
          </table:table-cell>
          <table:table-cell office:value-type="float" office:value="372.4000072479248" table:style-name="ce5">
            <text:p>3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65.2000713348389" table:style-name="ce5">
            <text:p>3.665</text:p>
          </table:table-cell>
          <table:table-cell office:value-type="float" office:value="4590.32008934021" table:style-name="ce5">
            <text:p>4.590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1436.680027961731" table:style-name="ce5">
            <text:p>1.4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16.2400684356689" table:style-name="ce5">
            <text:p>3.516</text:p>
          </table:table-cell>
          <table:table-cell office:value-type="float" office:value="4527.6000881195068" table:style-name="ce5">
            <text:p>4.528</text:p>
          </table:table-cell>
          <table:table-cell office:value-type="float" office:value="4237.5200824737549" table:style-name="ce5">
            <text:p>4.238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8.4000968933105" table:style-name="ce5">
            <text:p>4.978</text:p>
          </table:table-cell>
          <table:table-cell office:value-type="float" office:value="2904.7200565338135" table:style-name="ce5">
            <text:p>2.905</text:p>
          </table:table-cell>
          <table:table-cell office:value-type="float" office:value="4286.5200834274292" table:style-name="ce5">
            <text:p>4.287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6.6400394439697" table:style-name="ce5">
            <text:p>2.027</text:p>
          </table:table-cell>
          <table:table-cell office:value-type="float" office:value="6144.6001195907593" table:style-name="ce5">
            <text:p>6.145</text:p>
          </table:table-cell>
          <table:table-cell office:value-type="float" office:value="2677.3600521087646" table:style-name="ce5">
            <text:p>2.677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1824.7600355148315" table:style-name="ce5">
            <text:p>1.825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760.0800342559814" table:style-name="ce5">
            <text:p>1.760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1334.7600259780884" table:style-name="ce5">
            <text:p>1.335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1285.7600250244141" table:style-name="ce5">
            <text:p>1.286</text:p>
          </table:table-cell>
          <table:table-cell office:value-type="float" office:value="7.84000015258789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16.960033416748" table:style-name="ce5">
            <text:p>1.717</text:p>
          </table:table-cell>
          <table:table-cell office:value-type="float" office:value="999.60001945495605" table:style-name="ce5">
            <text:p>1.000</text:p>
          </table:table-cell>
          <table:table-cell office:value-type="float" office:value="1372.0000267028809" table:style-name="ce5">
            <text:p>1.372</text:p>
          </table:table-cell>
          <table:table-cell office:value-type="float" office:value="50.960000991821289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1034.8800201416016" table:style-name="ce5">
            <text:p>1.035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1473.9200286865234" table:style-name="ce5">
            <text:p>1.474</text:p>
          </table:table-cell>
          <table:table-cell office:value-type="float" office:value="1644.4400320053101" table:style-name="ce5">
            <text:p>1.644</text:p>
          </table:table-cell>
          <table:table-cell office:value-type="float" office:value="1262.2400245666504" table:style-name="ce5">
            <text:p>1.262</text:p>
          </table:table-cell>
          <table:table-cell office:value-type="float" office:value="513.52000999450684" table:style-name="ce5">
            <text:p>5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3.8000249862671" table:style-name="ce5">
            <text:p>1.284</text:p>
          </table:table-cell>
          <table:table-cell office:value-type="float" office:value="1274.0000247955322" table:style-name="ce5">
            <text:p>1.274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148.96000289916992" table:style-name="ce5">
            <text:p>149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237.1201019287109" table:style-name="ce5">
            <text:p>5.237</text:p>
          </table:table-cell>
          <table:table-cell office:value-type="float" office:value="2442.1600475311279" table:style-name="ce5">
            <text:p>2.442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694.2000913619995" table:style-name="ce5">
            <text:p>4.694</text:p>
          </table:table-cell>
          <table:table-cell office:value-type="float" office:value="2777.3200540542603" table:style-name="ce5">
            <text:p>2.777</text:p>
          </table:table-cell>
          <table:table-cell office:value-type="float" office:value="2481.3600482940674" table:style-name="ce5">
            <text:p>2.481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655.0000905990601" table:style-name="ce5">
            <text:p>4.655</text:p>
          </table:table-cell>
          <table:table-cell office:value-type="float" office:value="3506.4400682449341" table:style-name="ce5">
            <text:p>3.506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372.4000072479248" table:style-name="ce5">
            <text:p>372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260.6401023864746" table:style-name="ce5">
            <text:p>5.261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1787.5200347900391" table:style-name="ce5">
            <text:p>1.788</text:p>
          </table:table-cell>
          <table:table-cell office:value-type="float" office:value="764.40001487731934" table:style-name="ce5">
            <text:p>764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419.8000860214233" table:style-name="ce5">
            <text:p>4.420</text:p>
          </table:table-cell>
          <table:table-cell office:value-type="float" office:value="3808.2800741195679" table:style-name="ce5">
            <text:p>3.808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899.64001750946045" table:style-name="ce5">
            <text:p>900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4404.1200857162476" table:style-name="ce5">
            <text:p>4.404</text:p>
          </table:table-cell>
          <table:table-cell office:value-type="float" office:value="3757.3200731277466" table:style-name="ce5">
            <text:p>3.757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625.24001216888428" table:style-name="ce5">
            <text:p>625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721.6400918960571" table:style-name="ce5">
            <text:p>4.722</text:p>
          </table:table-cell>
          <table:table-cell office:value-type="float" office:value="2706.7600526809692" table:style-name="ce5">
            <text:p>2.707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5017.60009765625" table:style-name="ce5">
            <text:p>5.018</text:p>
          </table:table-cell>
          <table:table-cell office:value-type="float" office:value="2303.0000448226929" table:style-name="ce5">
            <text:p>2.303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48.88000679016113" table:style-name="ce5">
            <text:p>34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496.6400680541992" table:style-name="ce5">
            <text:p>3.497</text:p>
          </table:table-cell>
          <table:table-cell office:value-type="float" office:value="2189.3200426101685" table:style-name="ce5">
            <text:p>2.189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2518.6000490188599" table:style-name="ce5">
            <text:p>2.519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2087.4000406265259" table:style-name="ce5">
            <text:p>2.087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3806.3200740814209" table:style-name="ce5">
            <text:p>3.806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49.6000671386719" table:style-name="ce5">
            <text:p>3.450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59.2800731658936" table:style-name="ce5">
            <text:p>3.759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1520.9600296020508" table:style-name="ce5">
            <text:p>1.521</text:p>
          </table:table-cell>
          <table:table-cell office:value-type="float" office:value="1942.3600378036499" table:style-name="ce5">
            <text:p>1.942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2404.9200468063354" table:style-name="ce5">
            <text:p>2.405</text:p>
          </table:table-cell>
          <table:table-cell office:value-type="float" office:value="2975.2800579071045" table:style-name="ce5">
            <text:p>2.975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7.8400478363037" table:style-name="ce5">
            <text:p>2.458</text:p>
          </table:table-cell>
          <table:table-cell office:value-type="float" office:value="2365.720046043396" table:style-name="ce5">
            <text:p>2.366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0" table:style-name="ce5">
            <text:p>0</text:p>
          </table:table-cell>
          <table:table-cell office:value-type="float" office:value="148.96000289916992" table:style-name="ce5">
            <text:p>14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491.9201068878174" table:style-name="ce5">
            <text:p>5.492</text:p>
          </table:table-cell>
          <table:table-cell office:value-type="float" office:value="3179.1200618743896" table:style-name="ce5">
            <text:p>3.179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150.8801002502441" table:style-name="ce5">
            <text:p>5.151</text:p>
          </table:table-cell>
          <table:table-cell office:value-type="float" office:value="3741.6400728225708" table:style-name="ce5">
            <text:p>3.742</text:p>
          </table:table-cell>
          <table:table-cell office:value-type="float" office:value="3116.4000606536865" table:style-name="ce5">
            <text:p>3.116</text:p>
          </table:table-cell>
          <table:table-cell office:value-type="float" office:value="736.96001434326172" table:style-name="ce5">
            <text:p>737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156.7601003646851" table:style-name="ce5">
            <text:p>5.157</text:p>
          </table:table-cell>
          <table:table-cell office:value-type="float" office:value="3682.8400716781616" table:style-name="ce5">
            <text:p>3.683</text:p>
          </table:table-cell>
          <table:table-cell office:value-type="float" office:value="1454.3200283050537" table:style-name="ce5">
            <text:p>1.454</text:p>
          </table:table-cell>
          <table:table-cell office:value-type="float" office:value="372.4000072479248" table:style-name="ce5">
            <text:p>372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497.8001070022583" table:style-name="ce5">
            <text:p>5.498</text:p>
          </table:table-cell>
          <table:table-cell office:value-type="float" office:value="2753.8000535964966" table:style-name="ce5">
            <text:p>2.754</text:p>
          </table:table-cell>
          <table:table-cell office:value-type="float" office:value="2244.2000436782837" table:style-name="ce5">
            <text:p>2.244</text:p>
          </table:table-cell>
          <table:table-cell office:value-type="float" office:value="764.40001487731934" table:style-name="ce5">
            <text:p>764</text:p>
          </table:table-cell>
          <table:table-cell office:value-type="string" table:style-name="ce5">
            <text:p>-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4980.3600969314575" table:style-name="ce5">
            <text:p>4.980</text:p>
          </table:table-cell>
          <table:table-cell office:value-type="float" office:value="3972.9200773239136" table:style-name="ce5">
            <text:p>3.973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899.64001750946045" table:style-name="ce5">
            <text:p>900</text:p>
          </table:table-cell>
          <table:table-cell office:value-type="string" table:style-name="ce5">
            <text:p>-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4892.1600952148438" table:style-name="ce5">
            <text:p>4.892</text:p>
          </table:table-cell>
          <table:table-cell office:value-type="float" office:value="3969.0000772476196" table:style-name="ce5">
            <text:p>3.969</text:p>
          </table:table-cell>
          <table:table-cell office:value-type="float" office:value="2373.5600461959839" table:style-name="ce5">
            <text:p>2.374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5039.1600980758667" table:style-name="ce5">
            <text:p>5.039</text:p>
          </table:table-cell>
          <table:table-cell office:value-type="float" office:value="3794.5600738525391" table:style-name="ce5">
            <text:p>3.795</text:p>
          </table:table-cell>
          <table:table-cell office:value-type="float" office:value="3294.760064125061" table:style-name="ce5">
            <text:p>3.295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0" table:style-name="ce5">
            <text:p>0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5180.2801008224487" table:style-name="ce5">
            <text:p>5.180</text:p>
          </table:table-cell>
          <table:table-cell office:value-type="float" office:value="3347.6800651550293" table:style-name="ce5">
            <text:p>3.348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78.28000736236572" table:style-name="ce5">
            <text:p>37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81.4000463485718" table:style-name="ce5">
            <text:p>2.381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4174.8000812530518" table:style-name="ce5">
            <text:p>4.175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3716.1600723266602" table:style-name="ce5">
            <text:p>3.716</text:p>
          </table:table-cell>
          <table:table-cell office:value-type="float" office:value="4664.8000907897949" table:style-name="ce5">
            <text:p>4.665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4523.6800880432129" table:style-name="ce5">
            <text:p>4.524</text:p>
          </table:table-cell>
          <table:table-cell office:value-type="float" office:value="729.12001419067383" table:style-name="ce5">
            <text:p>7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3563.2800693511963" table:style-name="ce5">
            <text:p>3.563</text:p>
          </table:table-cell>
          <table:table-cell office:value-type="float" office:value="4398.2400856018066" table:style-name="ce5">
            <text:p>4.398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4102.2800798416138" table:style-name="ce5">
            <text:p>4.102</text:p>
          </table:table-cell>
          <table:table-cell office:value-type="float" office:value="1422.9600276947021" table:style-name="ce5">
            <text:p>1.4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43.8000631332397" table:style-name="ce5">
            <text:p>3.244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82.7600755691528" table:style-name="ce5">
            <text:p>3.883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4672.6400909423828" table:style-name="ce5">
            <text:p>4.673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73.9600267410278" table:style-name="ce5">
            <text:p>1.374</text:p>
          </table:table-cell>
          <table:table-cell office:value-type="float" office:value="4760.8400926589966" table:style-name="ce5">
            <text:p>4.761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1652.2800321578979" table:style-name="ce5">
            <text:p>1.6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6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14">
            <text:p>MARGEM DE ERRO PARA O TOTAL D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4" table:number-rows-spanned="1" table:style-name="ce7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3">
            <text:p>Orientação aos alunos para enfrentar situações ocorridas na Internet (<text:span text:style-name="T2">bullying</text:span><text:span text:style-name="T1">, discriminação, assédio, disseminação de imagens sem consentimento)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11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544.0401468276978" table:style-name="ce5">
            <text:p>7.544</text:p>
          </table:table-cell>
          <table:table-cell office:value-type="float" office:value="3559.3600692749023" table:style-name="ce5">
            <text:p>3.559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7099.120138168335" table:style-name="ce5">
            <text:p>7.099</text:p>
          </table:table-cell>
          <table:table-cell office:value-type="float" office:value="4602.0800895690918" table:style-name="ce5">
            <text:p>4.602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7485.2401456832886" table:style-name="ce5">
            <text:p>7.485</text:p>
          </table:table-cell>
          <table:table-cell office:value-type="float" office:value="4243.4000825881958" table:style-name="ce5">
            <text:p>4.243</text:p>
          </table:table-cell>
          <table:table-cell office:value-type="float" office:value="529.20001029968262" table:style-name="ce5">
            <text:p>529</text:p>
          </table:table-cell>
          <table:table-cell office:value-type="string" table:style-name="ce5">
            <text:p>-</text:p>
          </table:table-cell>
          <table:table-cell office:value-type="float" office:value="6336.6801233291626" table:style-name="ce5">
            <text:p>6.337</text:p>
          </table:table-cell>
          <table:table-cell office:value-type="float" office:value="6064.2401180267334" table:style-name="ce5">
            <text:p>6.064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577.3601474761963" table:style-name="ce5">
            <text:p>7.577</text:p>
          </table:table-cell>
          <table:table-cell office:value-type="float" office:value="3257.5200634002686" table:style-name="ce5">
            <text:p>3.258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7120.6801385879517" table:style-name="ce5">
            <text:p>7.121</text:p>
          </table:table-cell>
          <table:table-cell office:value-type="float" office:value="4423.7200860977173" table:style-name="ce5">
            <text:p>4.424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7444.0801448822021" table:style-name="ce5">
            <text:p>7.444</text:p>
          </table:table-cell>
          <table:table-cell office:value-type="float" office:value="3994.4800777435303" table:style-name="ce5">
            <text:p>3.994</text:p>
          </table:table-cell>
          <table:table-cell office:value-type="float" office:value="529.20001029968262" table:style-name="ce5">
            <text:p>529</text:p>
          </table:table-cell>
          <table:table-cell office:value-type="string" table:style-name="ce5">
            <text:p>-</text:p>
          </table:table-cell>
          <table:table-cell office:value-type="float" office:value="6293.5601224899292" table:style-name="ce5">
            <text:p>6.294</text:p>
          </table:table-cell>
          <table:table-cell office:value-type="float" office:value="5932.9201154708862" table:style-name="ce5">
            <text:p>5.933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42.3600378036499" table:style-name="ce5">
            <text:p>1.942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1342.6000261306763" table:style-name="ce5">
            <text:p>1.343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15.68000030517578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999.2000389099121" table:style-name="ce5">
            <text:p>1.999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617.7600898742676" table:style-name="ce5">
            <text:p>4.618</text:p>
          </table:table-cell>
          <table:table-cell office:value-type="float" office:value="2683.2400522232056" table:style-name="ce5">
            <text:p>2.683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4443.320086479187" table:style-name="ce5">
            <text:p>4.443</text:p>
          </table:table-cell>
          <table:table-cell office:value-type="float" office:value="3039.9600591659546" table:style-name="ce5">
            <text:p>3.040</text:p>
          </table:table-cell>
          <table:table-cell office:value-type="float" office:value="513.52000999450684" table:style-name="ce5">
            <text:p>514</text:p>
          </table:table-cell>
          <table:table-cell office:value-type="string" table:style-name="ce5">
            <text:p>-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3314.3600645065308" table:style-name="ce5">
            <text:p>3.314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5985.8401165008545" table:style-name="ce5">
            <text:p>5.986</text:p>
          </table:table-cell>
          <table:table-cell office:value-type="float" office:value="2289.2800445556641" table:style-name="ce5">
            <text:p>2.2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91.7201166152954" table:style-name="ce5">
            <text:p>5.992</text:p>
          </table:table-cell>
          <table:table-cell office:value-type="float" office:value="2197.1600427627563" table:style-name="ce5">
            <text:p>2.197</text:p>
          </table:table-cell>
          <table:table-cell office:value-type="float" office:value="470.40000915527344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5803.560112953186" table:style-name="ce5">
            <text:p>5.804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96.0400018692016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4927.4400959014893" table:style-name="ce5">
            <text:p>4.927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498.2000875473022" table:style-name="ce5">
            <text:p>4.498</text:p>
          </table:table-cell>
          <table:table-cell office:value-type="float" office:value="1127.0000219345093" table:style-name="ce5">
            <text:p>1.127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3584.840069770813" table:style-name="ce5">
            <text:p>3.585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4380.6000852584839" table:style-name="ce5">
            <text:p>4.381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3445.6800670623779" table:style-name="ce5">
            <text:p>3.446</text:p>
          </table:table-cell>
          <table:table-cell office:value-type="float" office:value="3194.8000621795654" table:style-name="ce5">
            <text:p>3.195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949.8000574111938" table:style-name="ce5">
            <text:p>2.950</text:p>
          </table:table-cell>
          <table:table-cell office:value-type="float" office:value="1285.7600250244141" table:style-name="ce5">
            <text:p>1.286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3104.6400604248047" table:style-name="ce5">
            <text:p>3.105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863.5600557327271" table:style-name="ce5">
            <text:p>2.864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38.040057182312" table:style-name="ce5">
            <text:p>2.938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490.7600679397583" table:style-name="ce5">
            <text:p>3.491</text:p>
          </table:table-cell>
          <table:table-cell office:value-type="float" office:value="2222.640043258667" table:style-name="ce5">
            <text:p>2.223</text:p>
          </table:table-cell>
          <table:table-cell office:value-type="float" office:value="0" table:style-name="ce5">
            <text:p>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241.8400630950928" table:style-name="ce5">
            <text:p>3.242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985.0800580978394" table:style-name="ce5">
            <text:p>2.985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431.20000839233398" table:style-name="ce5">
            <text:p>431</text:p>
          </table:table-cell>
          <table:table-cell office:value-type="string" table:style-name="ce5">
            <text:p>-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2551.9200496673584" table:style-name="ce5">
            <text:p>2.552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918.8001346588135" table:style-name="ce5">
            <text:p>6.919</text:p>
          </table:table-cell>
          <table:table-cell office:value-type="float" office:value="2659.7200517654419" table:style-name="ce5">
            <text:p>2.660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436.6401252746582" table:style-name="ce5">
            <text:p>6.437</text:p>
          </table:table-cell>
          <table:table-cell office:value-type="float" office:value="3904.3200759887695" table:style-name="ce5">
            <text:p>3.904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6940.3601350784302" table:style-name="ce5">
            <text:p>6.940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5448.800106048584" table:style-name="ce5">
            <text:p>5.449</text:p>
          </table:table-cell>
          <table:table-cell office:value-type="float" office:value="5501.7201070785522" table:style-name="ce5">
            <text:p>5.502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284.5600833892822" table:style-name="ce5">
            <text:p>4.285</text:p>
          </table:table-cell>
          <table:table-cell office:value-type="float" office:value="1452.3600282669067" table:style-name="ce5">
            <text:p>1.452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4235.5600824356079" table:style-name="ce5">
            <text:p>4.236</text:p>
          </table:table-cell>
          <table:table-cell office:value-type="float" office:value="1485.6800289154053" table:style-name="ce5">
            <text:p>1.486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float" office:value="4176.7600812911987" table:style-name="ce5">
            <text:p>4.177</text:p>
          </table:table-cell>
          <table:table-cell office:value-type="float" office:value="1834.5600357055664" table:style-name="ce5">
            <text:p>1.835</text:p>
          </table:table-cell>
          <table:table-cell office:value-type="float" office:value="421.40000820159912" table:style-name="ce5">
            <text:p>421</text:p>
          </table:table-cell>
          <table:table-cell office:value-type="string" table:style-name="ce5">
            <text:p>-</text:p>
          </table:table-cell>
          <table:table-cell office:value-type="float" office:value="4104.2400798797607" table:style-name="ce5">
            <text:p>4.104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905.4801149368286" table:style-name="ce5">
            <text:p>5.905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5813.3601131439209" table:style-name="ce5">
            <text:p>5.813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5684.0001106262207" table:style-name="ce5">
            <text:p>5.684</text:p>
          </table:table-cell>
          <table:table-cell office:value-type="float" office:value="3412.3600664138794" table:style-name="ce5">
            <text:p>3.412</text:p>
          </table:table-cell>
          <table:table-cell office:value-type="float" office:value="125.44000244140625" table:style-name="ce5">
            <text:p>125</text:p>
          </table:table-cell>
          <table:table-cell office:value-type="string" table:style-name="ce5">
            <text:p>-</text:p>
          </table:table-cell>
          <table:table-cell office:value-type="float" office:value="4604.0400896072388" table:style-name="ce5">
            <text:p>4.604</text:p>
          </table:table-cell>
          <table:table-cell office:value-type="float" office:value="4790.2400932312012" table:style-name="ce5">
            <text:p>4.790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543.2800884246826" table:style-name="ce5">
            <text:p>4.543</text:p>
          </table:table-cell>
          <table:table-cell office:value-type="float" office:value="1834.5600357055664" table:style-name="ce5">
            <text:p>1.835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729.880072593689" table:style-name="ce5">
            <text:p>3.730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4423.7200860977173" table:style-name="ce5">
            <text:p>4.424</text:p>
          </table:table-cell>
          <table:table-cell office:value-type="float" office:value="2206.9600429534912" table:style-name="ce5">
            <text:p>2.207</text:p>
          </table:table-cell>
          <table:table-cell office:value-type="float" office:value="295.96000576019287" table:style-name="ce5">
            <text:p>296</text:p>
          </table:table-cell>
          <table:table-cell office:value-type="string" table:style-name="ce5">
            <text:p>-</text:p>
          </table:table-cell>
          <table:table-cell office:value-type="float" office:value="3522.1200685501099" table:style-name="ce5">
            <text:p>3.522</text:p>
          </table:table-cell>
          <table:table-cell office:value-type="float" office:value="3533.8800687789917" table:style-name="ce5">
            <text:p>3.534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76.040020942688" table:style-name="ce5">
            <text:p>1.076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141.12000274658203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65.0400791168213" table:style-name="ce5">
            <text:p>4.065</text:p>
          </table:table-cell>
          <table:table-cell office:value-type="float" office:value="1911.0000371932983" table:style-name="ce5">
            <text:p>1.9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49.4400749206543" table:style-name="ce5">
            <text:p>3.849</text:p>
          </table:table-cell>
          <table:table-cell office:value-type="float" office:value="2444.1200475692749" table:style-name="ce5">
            <text:p>2.4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17.9600801467896" table:style-name="ce5">
            <text:p>4.118</text:p>
          </table:table-cell>
          <table:table-cell office:value-type="float" office:value="1944.3200378417969" table:style-name="ce5">
            <text:p>1.944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27.0801134109497" table:style-name="ce5">
            <text:p>5.827</text:p>
          </table:table-cell>
          <table:table-cell office:value-type="float" office:value="2751.8400535583496" table:style-name="ce5">
            <text:p>2.7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25.3201036453247" table:style-name="ce5">
            <text:p>5.325</text:p>
          </table:table-cell>
          <table:table-cell office:value-type="float" office:value="3906.2800760269165" table:style-name="ce5">
            <text:p>3.906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float" office:value="5960.3601160049438" table:style-name="ce5">
            <text:p>5.960</text:p>
          </table:table-cell>
          <table:table-cell office:value-type="float" office:value="2949.8000574111938" table:style-name="ce5">
            <text:p>2.950</text:p>
          </table:table-cell>
          <table:table-cell office:value-type="float" office:value="478.24000930786133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4174.8000812530518" table:style-name="ce5">
            <text:p>4.175</text:p>
          </table:table-cell>
          <table:table-cell office:value-type="float" office:value="5470.3601064682007" table:style-name="ce5">
            <text:p>5.470</text:p>
          </table:table-cell>
          <table:table-cell office:value-type="float" office:value="793.80001544952393" table:style-name="ce5">
            <text:p>794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1928.6400375366211" table:style-name="ce5">
            <text:p>1.929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1838.4800357818604" table:style-name="ce5">
            <text:p>1.838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90.120099067688" table:style-name="ce5">
            <text:p>5.090</text:p>
          </table:table-cell>
          <table:table-cell office:value-type="float" office:value="3038.0000591278076" table:style-name="ce5">
            <text:p>3.03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970.5600967407227" table:style-name="ce5">
            <text:p>4.971</text:p>
          </table:table-cell>
          <table:table-cell office:value-type="float" office:value="3243.8000631332397" table:style-name="ce5">
            <text:p>3.244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4960.7600965499878" table:style-name="ce5">
            <text:p>4.961</text:p>
          </table:table-cell>
          <table:table-cell office:value-type="float" office:value="3308.4800643920898" table:style-name="ce5">
            <text:p>3.308</text:p>
          </table:table-cell>
          <table:table-cell office:value-type="float" office:value="415.5200080871582" table:style-name="ce5">
            <text:p>416</text:p>
          </table:table-cell>
          <table:table-cell office:value-type="string" table:style-name="ce5">
            <text:p>-</text:p>
          </table:table-cell>
          <table:table-cell office:value-type="float" office:value="4737.3200922012329" table:style-name="ce5">
            <text:p>4.737</text:p>
          </table:table-cell>
          <table:table-cell office:value-type="float" office:value="3725.960072517395" table:style-name="ce5">
            <text:p>3.726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1824.7600355148315" table:style-name="ce5">
            <text:p>1.825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608.3600702285767" table:style-name="ce5">
            <text:p>3.608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2681.2800521850586" table:style-name="ce5">
            <text:p>2.681</text:p>
          </table:table-cell>
          <table:table-cell office:value-type="float" office:value="292.04000568389893" table:style-name="ce5">
            <text:p>292</text:p>
          </table:table-cell>
          <table:table-cell office:value-type="string" table:style-name="ce5">
            <text:p>-</text:p>
          </table:table-cell>
          <table:table-cell office:value-type="float" office:value="3351.6000652313232" table:style-name="ce5">
            <text:p>3.352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560.5201082229614" table:style-name="ce5">
            <text:p>5.561</text:p>
          </table:table-cell>
          <table:table-cell office:value-type="float" office:value="3486.8400678634644" table:style-name="ce5">
            <text:p>3.487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5484.0801067352295" table:style-name="ce5">
            <text:p>5.484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621.32001209259033" table:style-name="ce5">
            <text:p>62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5331.2001037597656" table:style-name="ce5">
            <text:p>5.331</text:p>
          </table:table-cell>
          <table:table-cell office:value-type="float" office:value="4119.9200801849365" table:style-name="ce5">
            <text:p>4.120</text:p>
          </table:table-cell>
          <table:table-cell office:value-type="float" office:value="507.64000988006592" table:style-name="ce5">
            <text:p>508</text:p>
          </table:table-cell>
          <table:table-cell office:value-type="string" table:style-name="ce5">
            <text:p>-</text:p>
          </table:table-cell>
          <table:table-cell office:value-type="float" office:value="5348.8401041030884" table:style-name="ce5">
            <text:p>5.349</text:p>
          </table:table-cell>
          <table:table-cell office:value-type="float" office:value="4292.4000835418701" table:style-name="ce5">
            <text:p>4.292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33.320000648498535" table:style-name="ce5">
            <text:p>33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085.8001184463501" table:style-name="ce5">
            <text:p>6.086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89.9601068496704" table:style-name="ce5">
            <text:p>5.490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64.2401180267334" table:style-name="ce5">
            <text:p>6.064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147.00000286102295" table:style-name="ce5">
            <text:p>147</text:p>
          </table:table-cell>
          <table:table-cell office:value-type="string" table:style-name="ce5">
            <text:p>-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6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2-21T21:32:43Z</meta:creation-date>
    <dc:date>2019-05-30T15:17:40Z</dc:date>
  </office:meta>
</office:document-meta>
</file>